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4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3.33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561cm"/>
    </style:style>
    <style:style style:name="co16" style:family="table-column">
      <style:table-column-properties fo:break-before="auto" style:column-width="1.669cm"/>
    </style:style>
    <style:style style:name="co17" style:family="table-column">
      <style:table-column-properties fo:break-before="auto" style:column-width="2.159cm"/>
    </style:style>
    <style:style style:name="co18" style:family="table-column">
      <style:table-column-properties fo:break-before="auto" style:column-width="3.385cm"/>
    </style:style>
    <style:style style:name="co19" style:family="table-column">
      <style:table-column-properties fo:break-before="auto" style:column-width="3.059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1.533cm"/>
    </style:style>
    <style:style style:name="co24" style:family="table-column">
      <style:table-column-properties fo:break-before="auto" style:column-width="1.371cm"/>
    </style:style>
    <style:style style:name="co25" style:family="table-column">
      <style:table-column-properties fo:break-before="auto" style:column-width="3.958cm"/>
    </style:style>
    <style:style style:name="co26" style:family="table-column">
      <style:table-column-properties fo:break-before="auto" style:column-width="2.268cm"/>
    </style:style>
    <style:style style:name="co27" style:family="table-column">
      <style:table-column-properties fo:break-before="auto" style:column-width="1.723cm"/>
    </style:style>
    <style:style style:name="co28" style:family="table-column">
      <style:table-column-properties fo:break-before="auto" style:column-width="1.178cm"/>
    </style:style>
    <style:style style:name="co29" style:family="table-column">
      <style:table-column-properties fo:break-before="auto" style:column-width="3.03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ore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SEQUENCE: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CORE:</text:p>
          </table:table-cell>
          <table:table-cell office:value-type="string" calcext:value-type="string">
            <text:p>total_score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complex_normalized</text:p>
          </table:table-cell>
          <table:table-cell office:value-type="string" calcext:value-type="string">
            <text:p>dG_cross</text:p>
          </table:table-cell>
          <table:table-cell office:value-type="string" calcext:value-type="string">
            <text:p>dG_cross/dSASAx100</text:p>
          </table:table-cell>
          <table:table-cell office:value-type="string" calcext:value-type="string">
            <text:p>dG_separated</text:p>
          </table:table-cell>
          <table:table-cell office:value-type="string" calcext:value-type="string">
            <text:p>dG_separated/dSASAx100</text:p>
          </table:table-cell>
          <table:table-cell office:value-type="string" calcext:value-type="string">
            <text:p>dSASA_hphobic</text:p>
          </table:table-cell>
          <table:table-cell office:value-type="string" calcext:value-type="string">
            <text:p>dSASA_int</text:p>
          </table:table-cell>
          <table:table-cell office:value-type="string" calcext:value-type="string">
            <text:p>dSASA_polar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delta_unsatHbonds</text:p>
          </table:table-cell>
          <table:table-cell office:value-type="string" calcext:value-type="string">
            <text:p>dslf_fa13</text:p>
          </table:table-cell>
          <table:table-cell office:value-type="string" calcext:value-type="string">
            <text:p>fa_atr</text:p>
          </table:table-cell>
          <table:table-cell office:value-type="string" calcext:value-type="string">
            <text:p>fa_dun</text:p>
          </table:table-cell>
          <table:table-cell office:value-type="string" calcext:value-type="string">
            <text:p>fa_elec</text:p>
          </table:table-cell>
          <table:table-cell office:value-type="string" calcext:value-type="string">
            <text:p>fa_intra_rep</text:p>
          </table:table-cell>
          <table:table-cell office:value-type="string" calcext:value-type="string">
            <text:p>fa_intra_sol_xover4</text:p>
          </table:table-cell>
          <table:table-cell office:value-type="string" calcext:value-type="string">
            <text:p>fa_rep</text:p>
          </table:table-cell>
          <table:table-cell office:value-type="string" calcext:value-type="string">
            <text:p>fa_sol</text:p>
          </table:table-cell>
          <table:table-cell office:value-type="string" calcext:value-type="string">
            <text:p>hbond_E_fraction</text:p>
          </table:table-cell>
          <table:table-cell office:value-type="string" calcext:value-type="string">
            <text:p>hbond_bb_sc</text:p>
          </table:table-cell>
          <table:table-cell office:value-type="string" calcext:value-type="string">
            <text:p>hbond_lr_bb</text:p>
          </table:table-cell>
          <table:table-cell office:value-type="string" calcext:value-type="string">
            <text:p>hbond_sc</text:p>
          </table:table-cell>
          <table:table-cell office:value-type="string" calcext:value-type="string">
            <text:p>hbond_sr_bb</text:p>
          </table:table-cell>
          <table:table-cell office:value-type="string" calcext:value-type="string">
            <text:p>hbonds_int</text:p>
          </table:table-cell>
          <table:table-cell office:value-type="string" calcext:value-type="string">
            <text:p>lk_ball_wtd</text:p>
          </table:table-cell>
          <table:table-cell office:value-type="string" calcext:value-type="string">
            <text:p>nres_all</text:p>
          </table:table-cell>
          <table:table-cell office:value-type="string" calcext:value-type="string">
            <text:p>nres_int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p_aa_pp</text:p>
          </table:table-cell>
          <table:table-cell office:value-type="string" calcext:value-type="string">
            <text:p>packstat</text:p>
          </table:table-cell>
          <table:table-cell office:value-type="string" calcext:value-type="string">
            <text:p>per_residue_energy_int</text:p>
          </table:table-cell>
          <table:table-cell office:value-type="string" calcext:value-type="string">
            <text:p>pro_close</text:p>
          </table:table-cell>
          <table:table-cell office:value-type="string" calcext:value-type="string">
            <text:p>rama_prepro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c_value</text:p>
          </table:table-cell>
          <table:table-cell office:value-type="string" calcext:value-type="string">
            <text:p>side1_normalized</text:p>
          </table:table-cell>
          <table:table-cell office:value-type="string" calcext:value-type="string">
            <text:p>side1_score</text:p>
          </table:table-cell>
          <table:table-cell office:value-type="string" calcext:value-type="string">
            <text:p>side2_normalized</text:p>
          </table:table-cell>
          <table:table-cell office:value-type="string" calcext:value-type="string">
            <text:p>side2_score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yhh_planarity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399" calcext:value-type="float">
            <text:p>-69,399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24" calcext:value-type="float">
            <text:p>0,624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0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304" calcext:value-type="float">
            <text:p>-1763,304</text:p>
          </table:table-cell>
          <table:table-cell office:value-type="float" office:value="9" calcext:value-type="float">
            <text:p>9</text:p>
          </table:table-cell>
          <table:table-cell office:value-type="float" office:value="-2.979" calcext:value-type="float">
            <text:p>-2,979</text:p>
          </table:table-cell>
          <table:table-cell office:value-type="float" office:value="-71.189" calcext:value-type="float">
            <text:p>-71,189</text:p>
          </table:table-cell>
          <table:table-cell office:value-type="float" office:value="-3.199" calcext:value-type="float">
            <text:p>-3,199</text:p>
          </table:table-cell>
          <table:table-cell office:value-type="float" office:value="-69.444" calcext:value-type="float">
            <text:p>-69,444</text:p>
          </table:table-cell>
          <table:table-cell office:value-type="float" office:value="-3.12" calcext:value-type="float">
            <text:p>-3,12</text:p>
          </table:table-cell>
          <table:table-cell office:value-type="float" office:value="1503.983" calcext:value-type="float">
            <text:p>1503,983</text:p>
          </table:table-cell>
          <table:table-cell office:value-type="float" office:value="2225.67" calcext:value-type="float">
            <text:p>2225,67</text:p>
          </table:table-cell>
          <table:table-cell office:value-type="float" office:value="721.688" calcext:value-type="float">
            <text:p>721,688</text:p>
          </table:table-cell>
          <table:table-cell office:value-type="float" office:value="-69.444" calcext:value-type="float">
            <text:p>-69,444</text:p>
          </table:table-cell>
          <table:table-cell office:value-type="float" office:value="19" calcext:value-type="float">
            <text:p>19</text:p>
          </table:table-cell>
          <table:table-cell office:value-type="float" office:value="-8.202" calcext:value-type="float">
            <text:p>-8,202</text:p>
          </table:table-cell>
          <table:table-cell office:value-type="float" office:value="-3633.669" calcext:value-type="float">
            <text:p>-3633,669</text:p>
          </table:table-cell>
          <table:table-cell office:value-type="float" office:value="646.094" calcext:value-type="float">
            <text:p>646,094</text:p>
          </table:table-cell>
          <table:table-cell office:value-type="float" office:value="-939.6" calcext:value-type="float">
            <text:p>-939,6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23" calcext:value-type="float">
            <text:p>108,923</text:p>
          </table:table-cell>
          <table:table-cell office:value-type="float" office:value="494.06" calcext:value-type="float">
            <text:p>494,06</text:p>
          </table:table-cell>
          <table:table-cell office:value-type="float" office:value="1990.065" calcext:value-type="float">
            <text:p>1990,065</text:p>
          </table:table-cell>
          <table:table-cell office:value-type="float" office:value="0.104" calcext:value-type="float">
            <text:p>0,104</text:p>
          </table:table-cell>
          <table:table-cell office:value-type="float" office:value="-138.588" calcext:value-type="float">
            <text:p>-138,588</text:p>
          </table:table-cell>
          <table:table-cell office:value-type="float" office:value="-117.723" calcext:value-type="float">
            <text:p>-117,723</text:p>
          </table:table-cell>
          <table:table-cell office:value-type="float" office:value="-103.5" calcext:value-type="float">
            <text:p>-103,5</text:p>
          </table:table-cell>
          <table:table-cell office:value-type="float" office:value="-184.375" calcext:value-type="float">
            <text:p>-184,375</text:p>
          </table:table-cell>
          <table:table-cell office:value-type="float" office:value="7" calcext:value-type="float">
            <text:p>7</text:p>
          </table:table-cell>
          <table:table-cell office:value-type="float" office:value="-79.295" calcext:value-type="float">
            <text:p>-79,29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128" calcext:value-type="float">
            <text:p>52,128</text:p>
          </table:table-cell>
          <table:table-cell office:value-type="float" office:value="-149.676" calcext:value-type="float">
            <text:p>-149,676</text:p>
          </table:table-cell>
          <table:table-cell office:value-type="float" office:value="0.583" calcext:value-type="float">
            <text:p>0,583</text:p>
          </table:table-cell>
          <table:table-cell office:value-type="float" office:value="-3.301" calcext:value-type="float">
            <text:p>-3,301</text:p>
          </table:table-cell>
          <table:table-cell office:value-type="float" office:value="6.297" calcext:value-type="float">
            <text:p>6,297</text:p>
          </table:table-cell>
          <table:table-cell office:value-type="float" office:value="39.764" calcext:value-type="float">
            <text:p>39,764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03" calcext:value-type="float">
            <text:p>0,703</text:p>
          </table:table-cell>
          <table:table-cell office:value-type="float" office:value="-3.208" calcext:value-type="float">
            <text:p>-3,208</text:p>
          </table:table-cell>
          <table:table-cell office:value-type="float" office:value="-166.817" calcext:value-type="float">
            <text:p>-166,817</text:p>
          </table:table-cell>
          <table:table-cell office:value-type="float" office:value="-3.456" calcext:value-type="float">
            <text:p>-3,456</text:p>
          </table:table-cell>
          <table:table-cell office:value-type="float" office:value="-107.138" calcext:value-type="float">
            <text:p>-107,138</text:p>
          </table:table-cell>
          <table:table-cell office:value-type="float" office:value="118" calcext:value-type="float">
            <text:p>118</text:p>
          </table:table-cell>
          <table:table-cell office:value-type="float" office:value="1.535" calcext:value-type="float">
            <text:p>1,535</text:p>
          </table:table-cell>
          <table:table-cell office:value-type="string" calcext:value-type="string">
            <text:p>1B41_0001_000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47" calcext:value-type="float">
            <text:p>0,647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0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2" calcext:value-type="float">
            <text:p>0,62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0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-3.091" calcext:value-type="float">
            <text:p>-3,091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78" calcext:value-type="float">
            <text:p>0,578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0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92" calcext:value-type="float">
            <text:p>0,592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0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83" calcext:value-type="float">
            <text:p>0,583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0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26" calcext:value-type="float">
            <text:p>0,626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0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052" calcext:value-type="float">
            <text:p>-1766,052</text:p>
          </table:table-cell>
          <table:table-cell office:value-type="float" office:value="12" calcext:value-type="float">
            <text:p>12</text:p>
          </table:table-cell>
          <table:table-cell office:value-type="float" office:value="-2.983" calcext:value-type="float">
            <text:p>-2,983</text:p>
          </table:table-cell>
          <table:table-cell office:value-type="float" office:value="-71.044" calcext:value-type="float">
            <text:p>-71,044</text:p>
          </table:table-cell>
          <table:table-cell office:value-type="float" office:value="-3.144" calcext:value-type="float">
            <text:p>-3,144</text:p>
          </table:table-cell>
          <table:table-cell office:value-type="float" office:value="-68.786" calcext:value-type="float">
            <text:p>-68,786</text:p>
          </table:table-cell>
          <table:table-cell office:value-type="float" office:value="-3.044" calcext:value-type="float">
            <text:p>-3,044</text:p>
          </table:table-cell>
          <table:table-cell office:value-type="float" office:value="1492.13" calcext:value-type="float">
            <text:p>1492,13</text:p>
          </table:table-cell>
          <table:table-cell office:value-type="float" office:value="2259.418" calcext:value-type="float">
            <text:p>2259,418</text:p>
          </table:table-cell>
          <table:table-cell office:value-type="float" office:value="767.288" calcext:value-type="float">
            <text:p>767,288</text:p>
          </table:table-cell>
          <table:table-cell office:value-type="float" office:value="-68.786" calcext:value-type="float">
            <text:p>-68,786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22.695" calcext:value-type="float">
            <text:p>-3622,695</text:p>
          </table:table-cell>
          <table:table-cell office:value-type="float" office:value="643.266" calcext:value-type="float">
            <text:p>643,266</text:p>
          </table:table-cell>
          <table:table-cell office:value-type="float" office:value="-929.268" calcext:value-type="float">
            <text:p>-929,268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26" calcext:value-type="float">
            <text:p>108,26</text:p>
          </table:table-cell>
          <table:table-cell office:value-type="float" office:value="489.727" calcext:value-type="float">
            <text:p>489,727</text:p>
          </table:table-cell>
          <table:table-cell office:value-type="float" office:value="1968.855" calcext:value-type="float">
            <text:p>1968,855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06" calcext:value-type="float">
            <text:p>-135,006</text:p>
          </table:table-cell>
          <table:table-cell office:value-type="float" office:value="-118.316" calcext:value-type="float">
            <text:p>-118,316</text:p>
          </table:table-cell>
          <table:table-cell office:value-type="float" office:value="-102.385" calcext:value-type="float">
            <text:p>-102,385</text:p>
          </table:table-cell>
          <table:table-cell office:value-type="float" office:value="-184.519" calcext:value-type="float">
            <text:p>-184,519</text:p>
          </table:table-cell>
          <table:table-cell office:value-type="float" office:value="7" calcext:value-type="float">
            <text:p>7</text:p>
          </table:table-cell>
          <table:table-cell office:value-type="float" office:value="-80.189" calcext:value-type="float">
            <text:p>-80,189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36" calcext:value-type="float">
            <text:p>51,36</text:p>
          </table:table-cell>
          <table:table-cell office:value-type="float" office:value="-150.143" calcext:value-type="float">
            <text:p>-150,143</text:p>
          </table:table-cell>
          <table:table-cell office:value-type="float" office:value="0.593" calcext:value-type="float">
            <text:p>0,593</text:p>
          </table:table-cell>
          <table:table-cell office:value-type="float" office:value="-3.304" calcext:value-type="float">
            <text:p>-3,304</text:p>
          </table:table-cell>
          <table:table-cell office:value-type="float" office:value="6.359" calcext:value-type="float">
            <text:p>6,359</text:p>
          </table:table-cell>
          <table:table-cell office:value-type="float" office:value="39.942" calcext:value-type="float">
            <text:p>39,942</text:p>
          </table:table-cell>
          <table:table-cell office:value-type="float" office:value="248.944" calcext:value-type="float">
            <text:p>248,944</text:p>
          </table:table-cell>
          <table:table-cell office:value-type="float" office:value="0.676" calcext:value-type="float">
            <text:p>0,676</text:p>
          </table:table-cell>
          <table:table-cell office:value-type="float" office:value="-3.205" calcext:value-type="float">
            <text:p>-3,205</text:p>
          </table:table-cell>
          <table:table-cell office:value-type="float" office:value="-166.658" calcext:value-type="float">
            <text:p>-166,658</text:p>
          </table:table-cell>
          <table:table-cell office:value-type="float" office:value="-3.47" calcext:value-type="float">
            <text:p>-3,47</text:p>
          </table:table-cell>
          <table:table-cell office:value-type="float" office:value="-107.556" calcext:value-type="float">
            <text:p>-107,556</text:p>
          </table:table-cell>
          <table:table-cell office:value-type="float" office:value="123" calcext:value-type="float">
            <text:p>123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1B41_0001_000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-3.096" calcext:value-type="float">
            <text:p>-3,096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5" calcext:value-type="float">
            <text:p>0,105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616" calcext:value-type="float">
            <text:p>0,616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1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852" calcext:value-type="float">
            <text:p>-1763,852</text:p>
          </table:table-cell>
          <table:table-cell office:value-type="float" office:value="11" calcext:value-type="float">
            <text:p>11</text:p>
          </table:table-cell>
          <table:table-cell office:value-type="float" office:value="-2.979" calcext:value-type="float">
            <text:p>-2,979</text:p>
          </table:table-cell>
          <table:table-cell office:value-type="float" office:value="-74.001" calcext:value-type="float">
            <text:p>-74,001</text:p>
          </table:table-cell>
          <table:table-cell office:value-type="float" office:value="-3.235" calcext:value-type="float">
            <text:p>-3,235</text:p>
          </table:table-cell>
          <table:table-cell office:value-type="float" office:value="-70.279" calcext:value-type="float">
            <text:p>-70,279</text:p>
          </table:table-cell>
          <table:table-cell office:value-type="float" office:value="-3.073" calcext:value-type="float">
            <text:p>-3,073</text:p>
          </table:table-cell>
          <table:table-cell office:value-type="float" office:value="1490.114" calcext:value-type="float">
            <text:p>1490,114</text:p>
          </table:table-cell>
          <table:table-cell office:value-type="float" office:value="2287.231" calcext:value-type="float">
            <text:p>2287,231</text:p>
          </table:table-cell>
          <table:table-cell office:value-type="float" office:value="797.118" calcext:value-type="float">
            <text:p>797,118</text:p>
          </table:table-cell>
          <table:table-cell office:value-type="float" office:value="-70.28" calcext:value-type="float">
            <text:p>-70,28</text:p>
          </table:table-cell>
          <table:table-cell office:value-type="float" office:value="15" calcext:value-type="float">
            <text:p>15</text:p>
          </table:table-cell>
          <table:table-cell office:value-type="float" office:value="-8.197" calcext:value-type="float">
            <text:p>-8,197</text:p>
          </table:table-cell>
          <table:table-cell office:value-type="float" office:value="-3629.94" calcext:value-type="float">
            <text:p>-3629,94</text:p>
          </table:table-cell>
          <table:table-cell office:value-type="float" office:value="644.115" calcext:value-type="float">
            <text:p>644,115</text:p>
          </table:table-cell>
          <table:table-cell office:value-type="float" office:value="-930.761" calcext:value-type="float">
            <text:p>-930,761</text:p>
          </table:table-cell>
          <table:table-cell office:value-type="float" office:value="6.452" calcext:value-type="float">
            <text:p>6,452</text:p>
          </table:table-cell>
          <table:table-cell office:value-type="float" office:value="108.228" calcext:value-type="float">
            <text:p>108,228</text:p>
          </table:table-cell>
          <table:table-cell office:value-type="float" office:value="493.684" calcext:value-type="float">
            <text:p>493,684</text:p>
          </table:table-cell>
          <table:table-cell office:value-type="float" office:value="1972.906" calcext:value-type="float">
            <text:p>1972,906</text:p>
          </table:table-cell>
          <table:table-cell office:value-type="float" office:value="0.114" calcext:value-type="float">
            <text:p>0,114</text:p>
          </table:table-cell>
          <table:table-cell office:value-type="float" office:value="-135.474" calcext:value-type="float">
            <text:p>-135,474</text:p>
          </table:table-cell>
          <table:table-cell office:value-type="float" office:value="-117.776" calcext:value-type="float">
            <text:p>-117,776</text:p>
          </table:table-cell>
          <table:table-cell office:value-type="float" office:value="-102.398" calcext:value-type="float">
            <text:p>-102,398</text:p>
          </table:table-cell>
          <table:table-cell office:value-type="float" office:value="-184.043" calcext:value-type="float">
            <text:p>-184,043</text:p>
          </table:table-cell>
          <table:table-cell office:value-type="float" office:value="8" calcext:value-type="float">
            <text:p>8</text:p>
          </table:table-cell>
          <table:table-cell office:value-type="float" office:value="-80.42" calcext:value-type="float">
            <text:p>-80,42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51.134" calcext:value-type="float">
            <text:p>51,134</text:p>
          </table:table-cell>
          <table:table-cell office:value-type="float" office:value="-150.372" calcext:value-type="float">
            <text:p>-150,372</text:p>
          </table:table-cell>
          <table:table-cell office:value-type="float" office:value="0.591" calcext:value-type="float">
            <text:p>0,591</text:p>
          </table:table-cell>
          <table:table-cell office:value-type="float" office:value="-3.302" calcext:value-type="float">
            <text:p>-3,302</text:p>
          </table:table-cell>
          <table:table-cell office:value-type="float" office:value="6.402" calcext:value-type="float">
            <text:p>6,402</text:p>
          </table:table-cell>
          <table:table-cell office:value-type="float" office:value="39.607" calcext:value-type="float">
            <text:p>39,607</text:p>
          </table:table-cell>
          <table:table-cell office:value-type="float" office:value="251.428" calcext:value-type="float">
            <text:p>251,428</text:p>
          </table:table-cell>
          <table:table-cell office:value-type="float" office:value="0.695" calcext:value-type="float">
            <text:p>0,695</text:p>
          </table:table-cell>
          <table:table-cell office:value-type="float" office:value="-3.242" calcext:value-type="float">
            <text:p>-3,242</text:p>
          </table:table-cell>
          <table:table-cell office:value-type="float" office:value="-171.839" calcext:value-type="float">
            <text:p>-171,839</text:p>
          </table:table-cell>
          <table:table-cell office:value-type="float" office:value="-3.403" calcext:value-type="float">
            <text:p>-3,403</text:p>
          </table:table-cell>
          <table:table-cell office:value-type="float" office:value="-105.506" calcext:value-type="float">
            <text:p>-105,506</text:p>
          </table:table-cell>
          <table:table-cell office:value-type="float" office:value="117" calcext:value-type="float">
            <text:p>117</text:p>
          </table:table-cell>
          <table:table-cell office:value-type="float" office:value="1.573" calcext:value-type="float">
            <text:p>1,573</text:p>
          </table:table-cell>
          <table:table-cell office:value-type="string" calcext:value-type="string">
            <text:p>1B41_0001_001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782" calcext:value-type="float">
            <text:p>-1762,782</text:p>
          </table:table-cell>
          <table:table-cell office:value-type="float" office:value="9" calcext:value-type="float">
            <text:p>9</text:p>
          </table:table-cell>
          <table:table-cell office:value-type="float" office:value="-2.978" calcext:value-type="float">
            <text:p>-2,978</text:p>
          </table:table-cell>
          <table:table-cell office:value-type="float" office:value="-67.695" calcext:value-type="float">
            <text:p>-67,695</text:p>
          </table:table-cell>
          <table:table-cell office:value-type="float" office:value="-3.212" calcext:value-type="float">
            <text:p>-3,212</text:p>
          </table:table-cell>
          <table:table-cell office:value-type="float" office:value="-65.139" calcext:value-type="float">
            <text:p>-65,139</text:p>
          </table:table-cell>
          <table:table-cell office:value-type="float" office:value="-3.091" calcext:value-type="float">
            <text:p>-3,091</text:p>
          </table:table-cell>
          <table:table-cell office:value-type="float" office:value="1393.611" calcext:value-type="float">
            <text:p>1393,611</text:p>
          </table:table-cell>
          <table:table-cell office:value-type="float" office:value="2107.243" calcext:value-type="float">
            <text:p>2107,243</text:p>
          </table:table-cell>
          <table:table-cell office:value-type="float" office:value="713.632" calcext:value-type="float">
            <text:p>713,632</text:p>
          </table:table-cell>
          <table:table-cell office:value-type="float" office:value="-65.139" calcext:value-type="float">
            <text:p>-65,139</text:p>
          </table:table-cell>
          <table:table-cell office:value-type="float" office:value="11" calcext:value-type="float">
            <text:p>11</text:p>
          </table:table-cell>
          <table:table-cell office:value-type="float" office:value="-8.233" calcext:value-type="float">
            <text:p>-8,233</text:p>
          </table:table-cell>
          <table:table-cell office:value-type="float" office:value="-3627.266" calcext:value-type="float">
            <text:p>-3627,266</text:p>
          </table:table-cell>
          <table:table-cell office:value-type="float" office:value="645.863" calcext:value-type="float">
            <text:p>645,863</text:p>
          </table:table-cell>
          <table:table-cell office:value-type="float" office:value="-939.23" calcext:value-type="float">
            <text:p>-939,23</text:p>
          </table:table-cell>
          <table:table-cell office:value-type="float" office:value="6.462" calcext:value-type="float">
            <text:p>6,462</text:p>
          </table:table-cell>
          <table:table-cell office:value-type="float" office:value="108.746" calcext:value-type="float">
            <text:p>108,746</text:p>
          </table:table-cell>
          <table:table-cell office:value-type="float" office:value="490.954" calcext:value-type="float">
            <text:p>490,954</text:p>
          </table:table-cell>
          <table:table-cell office:value-type="float" office:value="1988.767" calcext:value-type="float">
            <text:p>1988,767</text:p>
          </table:table-cell>
          <table:table-cell office:value-type="float" office:value="0.135" calcext:value-type="float">
            <text:p>0,135</text:p>
          </table:table-cell>
          <table:table-cell office:value-type="float" office:value="-138.266" calcext:value-type="float">
            <text:p>-138,266</text:p>
          </table:table-cell>
          <table:table-cell office:value-type="float" office:value="-117.797" calcext:value-type="float">
            <text:p>-117,797</text:p>
          </table:table-cell>
          <table:table-cell office:value-type="float" office:value="-104.316" calcext:value-type="float">
            <text:p>-104,316</text:p>
          </table:table-cell>
          <table:table-cell office:value-type="float" office:value="-184.254" calcext:value-type="float">
            <text:p>-184,254</text:p>
          </table:table-cell>
          <table:table-cell office:value-type="float" office:value="8" calcext:value-type="float">
            <text:p>8</text:p>
          </table:table-cell>
          <table:table-cell office:value-type="float" office:value="-79.303" calcext:value-type="float">
            <text:p>-79,30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1.653" calcext:value-type="float">
            <text:p>51,653</text:p>
          </table:table-cell>
          <table:table-cell office:value-type="float" office:value="-149.761" calcext:value-type="float">
            <text:p>-149,761</text:p>
          </table:table-cell>
          <table:table-cell office:value-type="float" office:value="0.648" calcext:value-type="float">
            <text:p>0,648</text:p>
          </table:table-cell>
          <table:table-cell office:value-type="float" office:value="-3.247" calcext:value-type="float">
            <text:p>-3,247</text:p>
          </table:table-cell>
          <table:table-cell office:value-type="float" office:value="6.289" calcext:value-type="float">
            <text:p>6,289</text:p>
          </table:table-cell>
          <table:table-cell office:value-type="float" office:value="39.373" calcext:value-type="float">
            <text:p>39,373</text:p>
          </table:table-cell>
          <table:table-cell office:value-type="float" office:value="246.048" calcext:value-type="float">
            <text:p>246,048</text:p>
          </table:table-cell>
          <table:table-cell office:value-type="float" office:value="0.714" calcext:value-type="float">
            <text:p>0,714</text:p>
          </table:table-cell>
          <table:table-cell office:value-type="float" office:value="-3.126" calcext:value-type="float">
            <text:p>-3,126</text:p>
          </table:table-cell>
          <table:table-cell office:value-type="float" office:value="-159.434" calcext:value-type="float">
            <text:p>-159,434</text:p>
          </table:table-cell>
          <table:table-cell office:value-type="float" office:value="-3.446" calcext:value-type="float">
            <text:p>-3,446</text:p>
          </table:table-cell>
          <table:table-cell office:value-type="float" office:value="-106.815" calcext:value-type="float">
            <text:p>-106,815</text:p>
          </table:table-cell>
          <table:table-cell office:value-type="float" office:value="115" calcext:value-type="float">
            <text:p>115</text:p>
          </table:table-cell>
          <table:table-cell office:value-type="float" office:value="1.488" calcext:value-type="float">
            <text:p>1,488</text:p>
          </table:table-cell>
          <table:table-cell office:value-type="string" calcext:value-type="string">
            <text:p>1B41_0001_001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875" calcext:value-type="float">
            <text:p>-1761,875</text:p>
          </table:table-cell>
          <table:table-cell office:value-type="float" office:value="8" calcext:value-type="float">
            <text:p>8</text:p>
          </table:table-cell>
          <table:table-cell office:value-type="float" office:value="-2.976" calcext:value-type="float">
            <text:p>-2,976</text:p>
          </table:table-cell>
          <table:table-cell office:value-type="float" office:value="-72.445" calcext:value-type="float">
            <text:p>-72,445</text:p>
          </table:table-cell>
          <table:table-cell office:value-type="float" office:value="-3.214" calcext:value-type="float">
            <text:p>-3,214</text:p>
          </table:table-cell>
          <table:table-cell office:value-type="float" office:value="-70.099" calcext:value-type="float">
            <text:p>-70,099</text:p>
          </table:table-cell>
          <table:table-cell office:value-type="float" office:value="-3.11" calcext:value-type="float">
            <text:p>-3,11</text:p>
          </table:table-cell>
          <table:table-cell office:value-type="float" office:value="1523.424" calcext:value-type="float">
            <text:p>1523,424</text:p>
          </table:table-cell>
          <table:table-cell office:value-type="float" office:value="2254.318" calcext:value-type="float">
            <text:p>2254,318</text:p>
          </table:table-cell>
          <table:table-cell office:value-type="float" office:value="730.894" calcext:value-type="float">
            <text:p>730,894</text:p>
          </table:table-cell>
          <table:table-cell office:value-type="float" office:value="-70.099" calcext:value-type="float">
            <text:p>-70,099</text:p>
          </table:table-cell>
          <table:table-cell office:value-type="float" office:value="16" calcext:value-type="float">
            <text:p>16</text:p>
          </table:table-cell>
          <table:table-cell office:value-type="float" office:value="-8.248" calcext:value-type="float">
            <text:p>-8,248</text:p>
          </table:table-cell>
          <table:table-cell office:value-type="float" office:value="-3632.316" calcext:value-type="float">
            <text:p>-3632,316</text:p>
          </table:table-cell>
          <table:table-cell office:value-type="float" office:value="647.446" calcext:value-type="float">
            <text:p>647,446</text:p>
          </table:table-cell>
          <table:table-cell office:value-type="float" office:value="-937.708" calcext:value-type="float">
            <text:p>-937,708</text:p>
          </table:table-cell>
          <table:table-cell office:value-type="float" office:value="6.461" calcext:value-type="float">
            <text:p>6,461</text:p>
          </table:table-cell>
          <table:table-cell office:value-type="float" office:value="108.938" calcext:value-type="float">
            <text:p>108,938</text:p>
          </table:table-cell>
          <table:table-cell office:value-type="float" office:value="492.194" calcext:value-type="float">
            <text:p>492,194</text:p>
          </table:table-cell>
          <table:table-cell office:value-type="float" office:value="1989.769" calcext:value-type="float">
            <text:p>1989,769</text:p>
          </table:table-cell>
          <table:table-cell office:value-type="float" office:value="0.13" calcext:value-type="float">
            <text:p>0,13</text:p>
          </table:table-cell>
          <table:table-cell office:value-type="float" office:value="-138.355" calcext:value-type="float">
            <text:p>-138,355</text:p>
          </table:table-cell>
          <table:table-cell office:value-type="float" office:value="-118.57" calcext:value-type="float">
            <text:p>-118,57</text:p>
          </table:table-cell>
          <table:table-cell office:value-type="float" office:value="-104.857" calcext:value-type="float">
            <text:p>-104,857</text:p>
          </table:table-cell>
          <table:table-cell office:value-type="float" office:value="-184.393" calcext:value-type="float">
            <text:p>-184,393</text:p>
          </table:table-cell>
          <table:table-cell office:value-type="float" office:value="9" calcext:value-type="float">
            <text:p>9</text:p>
          </table:table-cell>
          <table:table-cell office:value-type="float" office:value="-79.516" calcext:value-type="float">
            <text:p>-79,516</text:p>
          </table:table-cell>
          <table:table-cell office:value-type="float" office:value="592" calcext:value-type="float">
            <text:p>592</text:p>
          </table:table-cell>
          <table:table-cell office:value-type="float" office:value="81" calcext:value-type="float">
            <text:p>81</text:p>
          </table:table-cell>
          <table:table-cell office:value-type="float" office:value="52.242" calcext:value-type="float">
            <text:p>52,242</text:p>
          </table:table-cell>
          <table:table-cell office:value-type="float" office:value="-150.097" calcext:value-type="float">
            <text:p>-150,097</text:p>
          </table:table-cell>
          <table:table-cell office:value-type="float" office:value="0.644" calcext:value-type="float">
            <text:p>0,644</text:p>
          </table:table-cell>
          <table:table-cell office:value-type="float" office:value="-3.286" calcext:value-type="float">
            <text:p>-3,286</text:p>
          </table:table-cell>
          <table:table-cell office:value-type="float" office:value="6.297" calcext:value-type="float">
            <text:p>6,297</text:p>
          </table:table-cell>
          <table:table-cell office:value-type="float" office:value="39.887" calcext:value-type="float">
            <text:p>39,887</text:p>
          </table:table-cell>
          <table:table-cell office:value-type="float" office:value="247.447" calcext:value-type="float">
            <text:p>247,447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3.508" calcext:value-type="float">
            <text:p>-163,508</text:p>
          </table:table-cell>
          <table:table-cell office:value-type="float" office:value="-3.421" calcext:value-type="float">
            <text:p>-3,421</text:p>
          </table:table-cell>
          <table:table-cell office:value-type="float" office:value="-102.637" calcext:value-type="float">
            <text:p>-102,637</text:p>
          </table:table-cell>
          <table:table-cell office:value-type="float" office:value="116" calcext:value-type="float">
            <text:p>116</text:p>
          </table:table-cell>
          <table:table-cell office:value-type="float" office:value="1.507" calcext:value-type="float">
            <text:p>1,507</text:p>
          </table:table-cell>
          <table:table-cell office:value-type="string" calcext:value-type="string">
            <text:p>1B41_0001_001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739" calcext:value-type="float">
            <text:p>-1762,739</text:p>
          </table:table-cell>
          <table:table-cell office:value-type="float" office:value="8" calcext:value-type="float">
            <text:p>8</text:p>
          </table:table-cell>
          <table:table-cell office:value-type="float" office:value="-2.978" calcext:value-type="float">
            <text:p>-2,978</text:p>
          </table:table-cell>
          <table:table-cell office:value-type="float" office:value="-68.377" calcext:value-type="float">
            <text:p>-68,377</text:p>
          </table:table-cell>
          <table:table-cell office:value-type="float" office:value="-3.226" calcext:value-type="float">
            <text:p>-3,226</text:p>
          </table:table-cell>
          <table:table-cell office:value-type="float" office:value="-65.236" calcext:value-type="float">
            <text:p>-65,236</text:p>
          </table:table-cell>
          <table:table-cell office:value-type="float" office:value="-3.078" calcext:value-type="float">
            <text:p>-3,078</text:p>
          </table:table-cell>
          <table:table-cell office:value-type="float" office:value="1396.448" calcext:value-type="float">
            <text:p>1396,448</text:p>
          </table:table-cell>
          <table:table-cell office:value-type="float" office:value="2119.428" calcext:value-type="float">
            <text:p>2119,428</text:p>
          </table:table-cell>
          <table:table-cell office:value-type="float" office:value="722.979" calcext:value-type="float">
            <text:p>722,979</text:p>
          </table:table-cell>
          <table:table-cell office:value-type="float" office:value="-65.236" calcext:value-type="float">
            <text:p>-65,236</text:p>
          </table:table-cell>
          <table:table-cell office:value-type="float" office:value="15" calcext:value-type="float">
            <text:p>15</text:p>
          </table:table-cell>
          <table:table-cell office:value-type="float" office:value="-8.165" calcext:value-type="float">
            <text:p>-8,165</text:p>
          </table:table-cell>
          <table:table-cell office:value-type="float" office:value="-3624.073" calcext:value-type="float">
            <text:p>-3624,073</text:p>
          </table:table-cell>
          <table:table-cell office:value-type="float" office:value="643.73" calcext:value-type="float">
            <text:p>643,73</text:p>
          </table:table-cell>
          <table:table-cell office:value-type="float" office:value="-938.27" calcext:value-type="float">
            <text:p>-938,27</text:p>
          </table:table-cell>
          <table:table-cell office:value-type="float" office:value="6.433" calcext:value-type="float">
            <text:p>6,433</text:p>
          </table:table-cell>
          <table:table-cell office:value-type="float" office:value="108.682" calcext:value-type="float">
            <text:p>108,682</text:p>
          </table:table-cell>
          <table:table-cell office:value-type="float" office:value="489.47" calcext:value-type="float">
            <text:p>489,47</text:p>
          </table:table-cell>
          <table:table-cell office:value-type="float" office:value="1988.488" calcext:value-type="float">
            <text:p>1988,488</text:p>
          </table:table-cell>
          <table:table-cell office:value-type="float" office:value="0.134" calcext:value-type="float">
            <text:p>0,134</text:p>
          </table:table-cell>
          <table:table-cell office:value-type="float" office:value="-137.708" calcext:value-type="float">
            <text:p>-137,708</text:p>
          </table:table-cell>
          <table:table-cell office:value-type="float" office:value="-118.589" calcext:value-type="float">
            <text:p>-118,589</text:p>
          </table:table-cell>
          <table:table-cell office:value-type="float" office:value="-105.108" calcext:value-type="float">
            <text:p>-105,108</text:p>
          </table:table-cell>
          <table:table-cell office:value-type="float" office:value="-184.232" calcext:value-type="float">
            <text:p>-184,232</text:p>
          </table:table-cell>
          <table:table-cell office:value-type="float" office:value="8" calcext:value-type="float">
            <text:p>8</text:p>
          </table:table-cell>
          <table:table-cell office:value-type="float" office:value="-79.093" calcext:value-type="float">
            <text:p>-79,09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2.142" calcext:value-type="float">
            <text:p>52,142</text:p>
          </table:table-cell>
          <table:table-cell office:value-type="float" office:value="-150.175" calcext:value-type="float">
            <text:p>-150,175</text:p>
          </table:table-cell>
          <table:table-cell office:value-type="float" office:value="0.611" calcext:value-type="float">
            <text:p>0,611</text:p>
          </table:table-cell>
          <table:table-cell office:value-type="float" office:value="-3.253" calcext:value-type="float">
            <text:p>-3,253</text:p>
          </table:table-cell>
          <table:table-cell office:value-type="float" office:value="6.253" calcext:value-type="float">
            <text:p>6,253</text:p>
          </table:table-cell>
          <table:table-cell office:value-type="float" office:value="39.388" calcext:value-type="float">
            <text:p>39,388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85" calcext:value-type="float">
            <text:p>0,685</text:p>
          </table:table-cell>
          <table:table-cell office:value-type="float" office:value="-3.137" calcext:value-type="float">
            <text:p>-3,137</text:p>
          </table:table-cell>
          <table:table-cell office:value-type="float" office:value="-159.966" calcext:value-type="float">
            <text:p>-159,966</text:p>
          </table:table-cell>
          <table:table-cell office:value-type="float" office:value="-3.445" calcext:value-type="float">
            <text:p>-3,445</text:p>
          </table:table-cell>
          <table:table-cell office:value-type="float" office:value="-106.784" calcext:value-type="float">
            <text:p>-106,784</text:p>
          </table:table-cell>
          <table:table-cell office:value-type="float" office:value="113" calcext:value-type="float">
            <text:p>113</text:p>
          </table:table-cell>
          <table:table-cell office:value-type="float" office:value="1.513" calcext:value-type="float">
            <text:p>1,513</text:p>
          </table:table-cell>
          <table:table-cell office:value-type="string" calcext:value-type="string">
            <text:p>1B41_0001_001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-3.091" calcext:value-type="float">
            <text:p>-3,091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9" calcext:value-type="float">
            <text:p>0,59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1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45" calcext:value-type="float">
            <text:p>0,645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1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11" calcext:value-type="float">
            <text:p>0,611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1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997" calcext:value-type="float">
            <text:p>-1761,997</text:p>
          </table:table-cell>
          <table:table-cell office:value-type="float" office:value="8" calcext:value-type="float">
            <text:p>8</text:p>
          </table:table-cell>
          <table:table-cell office:value-type="float" office:value="-2.976" calcext:value-type="float">
            <text:p>-2,976</text:p>
          </table:table-cell>
          <table:table-cell office:value-type="float" office:value="-71.303" calcext:value-type="float">
            <text:p>-71,303</text:p>
          </table:table-cell>
          <table:table-cell office:value-type="float" office:value="-3.209" calcext:value-type="float">
            <text:p>-3,209</text:p>
          </table:table-cell>
          <table:table-cell office:value-type="float" office:value="-69.932" calcext:value-type="float">
            <text:p>-69,932</text:p>
          </table:table-cell>
          <table:table-cell office:value-type="float" office:value="-3.148" calcext:value-type="float">
            <text:p>-3,148</text:p>
          </table:table-cell>
          <table:table-cell office:value-type="float" office:value="1500.807" calcext:value-type="float">
            <text:p>1500,807</text:p>
          </table:table-cell>
          <table:table-cell office:value-type="float" office:value="2221.68" calcext:value-type="float">
            <text:p>2221,68</text:p>
          </table:table-cell>
          <table:table-cell office:value-type="float" office:value="720.873" calcext:value-type="float">
            <text:p>720,873</text:p>
          </table:table-cell>
          <table:table-cell office:value-type="float" office:value="-69.932" calcext:value-type="float">
            <text:p>-69,932</text:p>
          </table:table-cell>
          <table:table-cell office:value-type="float" office:value="20" calcext:value-type="float">
            <text:p>20</text:p>
          </table:table-cell>
          <table:table-cell office:value-type="float" office:value="-8.228" calcext:value-type="float">
            <text:p>-8,228</text:p>
          </table:table-cell>
          <table:table-cell office:value-type="float" office:value="-3633.139" calcext:value-type="float">
            <text:p>-3633,139</text:p>
          </table:table-cell>
          <table:table-cell office:value-type="float" office:value="647.857" calcext:value-type="float">
            <text:p>647,857</text:p>
          </table:table-cell>
          <table:table-cell office:value-type="float" office:value="-938.61" calcext:value-type="float">
            <text:p>-938,61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01" calcext:value-type="float">
            <text:p>108,901</text:p>
          </table:table-cell>
          <table:table-cell office:value-type="float" office:value="493.947" calcext:value-type="float">
            <text:p>493,947</text:p>
          </table:table-cell>
          <table:table-cell office:value-type="float" office:value="1989.425" calcext:value-type="float">
            <text:p>1989,425</text:p>
          </table:table-cell>
          <table:table-cell office:value-type="float" office:value="0.103" calcext:value-type="float">
            <text:p>0,103</text:p>
          </table:table-cell>
          <table:table-cell office:value-type="float" office:value="-139.724" calcext:value-type="float">
            <text:p>-139,724</text:p>
          </table:table-cell>
          <table:table-cell office:value-type="float" office:value="-118.419" calcext:value-type="float">
            <text:p>-118,419</text:p>
          </table:table-cell>
          <table:table-cell office:value-type="float" office:value="-103.313" calcext:value-type="float">
            <text:p>-103,313</text:p>
          </table:table-cell>
          <table:table-cell office:value-type="float" office:value="-183.863" calcext:value-type="float">
            <text:p>-183,863</text:p>
          </table:table-cell>
          <table:table-cell office:value-type="float" office:value="8" calcext:value-type="float">
            <text:p>8</text:p>
          </table:table-cell>
          <table:table-cell office:value-type="float" office:value="-79.338" calcext:value-type="float">
            <text:p>-79,338</text:p>
          </table:table-cell>
          <table:table-cell office:value-type="float" office:value="592" calcext:value-type="float">
            <text:p>592</text:p>
          </table:table-cell>
          <table:table-cell office:value-type="float" office:value="81" calcext:value-type="float">
            <text:p>81</text:p>
          </table:table-cell>
          <table:table-cell office:value-type="float" office:value="52.182" calcext:value-type="float">
            <text:p>52,182</text:p>
          </table:table-cell>
          <table:table-cell office:value-type="float" office:value="-149.739" calcext:value-type="float">
            <text:p>-149,739</text:p>
          </table:table-cell>
          <table:table-cell office:value-type="float" office:value="0.649" calcext:value-type="float">
            <text:p>0,649</text:p>
          </table:table-cell>
          <table:table-cell office:value-type="float" office:value="-3.301" calcext:value-type="float">
            <text:p>-3,301</text:p>
          </table:table-cell>
          <table:table-cell office:value-type="float" office:value="6.29" calcext:value-type="float">
            <text:p>6,29</text:p>
          </table:table-cell>
          <table:table-cell office:value-type="float" office:value="39.812" calcext:value-type="float">
            <text:p>39,81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13" calcext:value-type="float">
            <text:p>0,713</text:p>
          </table:table-cell>
          <table:table-cell office:value-type="float" office:value="-3.194" calcext:value-type="float">
            <text:p>-3,194</text:p>
          </table:table-cell>
          <table:table-cell office:value-type="float" office:value="-162.903" calcext:value-type="float">
            <text:p>-162,903</text:p>
          </table:table-cell>
          <table:table-cell office:value-type="float" office:value="-3.482" calcext:value-type="float">
            <text:p>-3,482</text:p>
          </table:table-cell>
          <table:table-cell office:value-type="float" office:value="-104.474" calcext:value-type="float">
            <text:p>-104,474</text:p>
          </table:table-cell>
          <table:table-cell office:value-type="float" office:value="119" calcext:value-type="float">
            <text:p>119</text:p>
          </table:table-cell>
          <table:table-cell office:value-type="float" office:value="1.503" calcext:value-type="float">
            <text:p>1,503</text:p>
          </table:table-cell>
          <table:table-cell office:value-type="string" calcext:value-type="string">
            <text:p>1B41_0001_001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399" calcext:value-type="float">
            <text:p>-69,399</text:p>
          </table:table-cell>
          <table:table-cell office:value-type="float" office:value="-3.13" calcext:value-type="float">
            <text:p>-3,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3" calcext:value-type="float">
            <text:p>0,63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1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434" calcext:value-type="float">
            <text:p>-1762,434</text:p>
          </table:table-cell>
          <table:table-cell office:value-type="float" office:value="10" calcext:value-type="float">
            <text:p>10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1" calcext:value-type="float">
            <text:p>-71</text:p>
          </table:table-cell>
          <table:table-cell office:value-type="float" office:value="-3.188" calcext:value-type="float">
            <text:p>-3,188</text:p>
          </table:table-cell>
          <table:table-cell office:value-type="float" office:value="-69.337" calcext:value-type="float">
            <text:p>-69,337</text:p>
          </table:table-cell>
          <table:table-cell office:value-type="float" office:value="-3.114" calcext:value-type="float">
            <text:p>-3,114</text:p>
          </table:table-cell>
          <table:table-cell office:value-type="float" office:value="1496.2" calcext:value-type="float">
            <text:p>1496,2</text:p>
          </table:table-cell>
          <table:table-cell office:value-type="float" office:value="2226.853" calcext:value-type="float">
            <text:p>2226,853</text:p>
          </table:table-cell>
          <table:table-cell office:value-type="float" office:value="730.654" calcext:value-type="float">
            <text:p>730,654</text:p>
          </table:table-cell>
          <table:table-cell office:value-type="float" office:value="-69.337" calcext:value-type="float">
            <text:p>-69,337</text:p>
          </table:table-cell>
          <table:table-cell office:value-type="float" office:value="20" calcext:value-type="float">
            <text:p>20</text:p>
          </table:table-cell>
          <table:table-cell office:value-type="float" office:value="-8.183" calcext:value-type="float">
            <text:p>-8,183</text:p>
          </table:table-cell>
          <table:table-cell office:value-type="float" office:value="-3632.345" calcext:value-type="float">
            <text:p>-3632,345</text:p>
          </table:table-cell>
          <table:table-cell office:value-type="float" office:value="647.049" calcext:value-type="float">
            <text:p>647,049</text:p>
          </table:table-cell>
          <table:table-cell office:value-type="float" office:value="-938.781" calcext:value-type="float">
            <text:p>-938,7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867" calcext:value-type="float">
            <text:p>108,867</text:p>
          </table:table-cell>
          <table:table-cell office:value-type="float" office:value="491.293" calcext:value-type="float">
            <text:p>491,293</text:p>
          </table:table-cell>
          <table:table-cell office:value-type="float" office:value="1989.597" calcext:value-type="float">
            <text:p>1989,597</text:p>
          </table:table-cell>
          <table:table-cell office:value-type="float" office:value="0.104" calcext:value-type="float">
            <text:p>0,104</text:p>
          </table:table-cell>
          <table:table-cell office:value-type="float" office:value="-138.547" calcext:value-type="float">
            <text:p>-138,547</text:p>
          </table:table-cell>
          <table:table-cell office:value-type="float" office:value="-117.654" calcext:value-type="float">
            <text:p>-117,654</text:p>
          </table:table-cell>
          <table:table-cell office:value-type="float" office:value="-103.407" calcext:value-type="float">
            <text:p>-103,407</text:p>
          </table:table-cell>
          <table:table-cell office:value-type="float" office:value="-184.374" calcext:value-type="float">
            <text:p>-184,374</text:p>
          </table:table-cell>
          <table:table-cell office:value-type="float" office:value="7" calcext:value-type="float">
            <text:p>7</text:p>
          </table:table-cell>
          <table:table-cell office:value-type="float" office:value="-79.176" calcext:value-type="float">
            <text:p>-79,17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47" calcext:value-type="float">
            <text:p>52,47</text:p>
          </table:table-cell>
          <table:table-cell office:value-type="float" office:value="-149.526" calcext:value-type="float">
            <text:p>-149,526</text:p>
          </table:table-cell>
          <table:table-cell office:value-type="float" office:value="0.632" calcext:value-type="float">
            <text:p>0,632</text:p>
          </table:table-cell>
          <table:table-cell office:value-type="float" office:value="-3.301" calcext:value-type="float">
            <text:p>-3,301</text:p>
          </table:table-cell>
          <table:table-cell office:value-type="float" office:value="6.517" calcext:value-type="float">
            <text:p>6,517</text:p>
          </table:table-cell>
          <table:table-cell office:value-type="float" office:value="39.737" calcext:value-type="float">
            <text:p>39,737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02" calcext:value-type="float">
            <text:p>0,702</text:p>
          </table:table-cell>
          <table:table-cell office:value-type="float" office:value="-3.208" calcext:value-type="float">
            <text:p>-3,208</text:p>
          </table:table-cell>
          <table:table-cell office:value-type="float" office:value="-166.838" calcext:value-type="float">
            <text:p>-166,838</text:p>
          </table:table-cell>
          <table:table-cell office:value-type="float" office:value="-3.455" calcext:value-type="float">
            <text:p>-3,455</text:p>
          </table:table-cell>
          <table:table-cell office:value-type="float" office:value="-107.116" calcext:value-type="float">
            <text:p>-107,116</text:p>
          </table:table-cell>
          <table:table-cell office:value-type="float" office:value="122" calcext:value-type="float">
            <text:p>122</text:p>
          </table:table-cell>
          <table:table-cell office:value-type="float" office:value="1.568" calcext:value-type="float">
            <text:p>1,568</text:p>
          </table:table-cell>
          <table:table-cell office:value-type="string" calcext:value-type="string">
            <text:p>1B41_0001_002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98" calcext:value-type="float">
            <text:p>0,598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2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-3.111" calcext:value-type="float">
            <text:p>-3,111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29" calcext:value-type="float">
            <text:p>0,129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01" calcext:value-type="float">
            <text:p>0,601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2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33" calcext:value-type="float">
            <text:p>0,633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2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9.446" calcext:value-type="float">
            <text:p>-69,446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" calcext:value-type="float">
            <text:p>0,6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2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268" calcext:value-type="float">
            <text:p>-1762,268</text:p>
          </table:table-cell>
          <table:table-cell office:value-type="float" office:value="12" calcext:value-type="float">
            <text:p>12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1.863" calcext:value-type="float">
            <text:p>-71,863</text:p>
          </table:table-cell>
          <table:table-cell office:value-type="float" office:value="-3.211" calcext:value-type="float">
            <text:p>-3,211</text:p>
          </table:table-cell>
          <table:table-cell office:value-type="float" office:value="-68.935" calcext:value-type="float">
            <text:p>-68,935</text:p>
          </table:table-cell>
          <table:table-cell office:value-type="float" office:value="-3.08" calcext:value-type="float">
            <text:p>-3,08</text:p>
          </table:table-cell>
          <table:table-cell office:value-type="float" office:value="1489.565" calcext:value-type="float">
            <text:p>1489,565</text:p>
          </table:table-cell>
          <table:table-cell office:value-type="float" office:value="2237.88" calcext:value-type="float">
            <text:p>2237,88</text:p>
          </table:table-cell>
          <table:table-cell office:value-type="float" office:value="748.316" calcext:value-type="float">
            <text:p>748,316</text:p>
          </table:table-cell>
          <table:table-cell office:value-type="float" office:value="-68.546" calcext:value-type="float">
            <text:p>-68,546</text:p>
          </table:table-cell>
          <table:table-cell office:value-type="float" office:value="17" calcext:value-type="float">
            <text:p>17</text:p>
          </table:table-cell>
          <table:table-cell office:value-type="float" office:value="-8.254" calcext:value-type="float">
            <text:p>-8,254</text:p>
          </table:table-cell>
          <table:table-cell office:value-type="float" office:value="-3631.94" calcext:value-type="float">
            <text:p>-3631,94</text:p>
          </table:table-cell>
          <table:table-cell office:value-type="float" office:value="647.645" calcext:value-type="float">
            <text:p>647,645</text:p>
          </table:table-cell>
          <table:table-cell office:value-type="float" office:value="-936.443" calcext:value-type="float">
            <text:p>-936,443</text:p>
          </table:table-cell>
          <table:table-cell office:value-type="float" office:value="6.451" calcext:value-type="float">
            <text:p>6,451</text:p>
          </table:table-cell>
          <table:table-cell office:value-type="float" office:value="109.359" calcext:value-type="float">
            <text:p>109,359</text:p>
          </table:table-cell>
          <table:table-cell office:value-type="float" office:value="492.648" calcext:value-type="float">
            <text:p>492,648</text:p>
          </table:table-cell>
          <table:table-cell office:value-type="float" office:value="1986.89" calcext:value-type="float">
            <text:p>1986,89</text:p>
          </table:table-cell>
          <table:table-cell office:value-type="float" office:value="0.131" calcext:value-type="float">
            <text:p>0,131</text:p>
          </table:table-cell>
          <table:table-cell office:value-type="float" office:value="-137.49" calcext:value-type="float">
            <text:p>-137,49</text:p>
          </table:table-cell>
          <table:table-cell office:value-type="float" office:value="-118.138" calcext:value-type="float">
            <text:p>-118,138</text:p>
          </table:table-cell>
          <table:table-cell office:value-type="float" office:value="-102.704" calcext:value-type="float">
            <text:p>-102,704</text:p>
          </table:table-cell>
          <table:table-cell office:value-type="float" office:value="-184.312" calcext:value-type="float">
            <text:p>-184,312</text:p>
          </table:table-cell>
          <table:table-cell office:value-type="float" office:value="8" calcext:value-type="float">
            <text:p>8</text:p>
          </table:table-cell>
          <table:table-cell office:value-type="float" office:value="-79.037" calcext:value-type="float">
            <text:p>-79,03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84" calcext:value-type="float">
            <text:p>51,484</text:p>
          </table:table-cell>
          <table:table-cell office:value-type="float" office:value="-149.88" calcext:value-type="float">
            <text:p>-149,88</text:p>
          </table:table-cell>
          <table:table-cell office:value-type="float" office:value="0.569" calcext:value-type="float">
            <text:p>0,569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48" calcext:value-type="float">
            <text:p>6,348</text:p>
          </table:table-cell>
          <table:table-cell office:value-type="float" office:value="39.472" calcext:value-type="float">
            <text:p>39,472</text:p>
          </table:table-cell>
          <table:table-cell office:value-type="float" office:value="244.125" calcext:value-type="float">
            <text:p>244,125</text:p>
          </table:table-cell>
          <table:table-cell office:value-type="float" office:value="0.705" calcext:value-type="float">
            <text:p>0,705</text:p>
          </table:table-cell>
          <table:table-cell office:value-type="float" office:value="-3.191" calcext:value-type="float">
            <text:p>-3,191</text:p>
          </table:table-cell>
          <table:table-cell office:value-type="float" office:value="-165.936" calcext:value-type="float">
            <text:p>-165,936</text:p>
          </table:table-cell>
          <table:table-cell office:value-type="float" office:value="-3.466" calcext:value-type="float">
            <text:p>-3,466</text:p>
          </table:table-cell>
          <table:table-cell office:value-type="float" office:value="-107.444" calcext:value-type="float">
            <text:p>-107,444</text:p>
          </table:table-cell>
          <table:table-cell office:value-type="float" office:value="122" calcext:value-type="float">
            <text:p>122</text:p>
          </table:table-cell>
          <table:table-cell office:value-type="float" office:value="1.507" calcext:value-type="float">
            <text:p>1,507</text:p>
          </table:table-cell>
          <table:table-cell office:value-type="string" calcext:value-type="string">
            <text:p>1B41_0001_002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591" calcext:value-type="float">
            <text:p>-1762,591</text:p>
          </table:table-cell>
          <table:table-cell office:value-type="float" office:value="10" calcext:value-type="float">
            <text:p>10</text:p>
          </table:table-cell>
          <table:table-cell office:value-type="float" office:value="-2.977" calcext:value-type="float">
            <text:p>-2,977</text:p>
          </table:table-cell>
          <table:table-cell office:value-type="float" office:value="-67.175" calcext:value-type="float">
            <text:p>-67,175</text:p>
          </table:table-cell>
          <table:table-cell office:value-type="float" office:value="-3.142" calcext:value-type="float">
            <text:p>-3,142</text:p>
          </table:table-cell>
          <table:table-cell office:value-type="float" office:value="-65.708" calcext:value-type="float">
            <text:p>-65,708</text:p>
          </table:table-cell>
          <table:table-cell office:value-type="float" office:value="-3.073" calcext:value-type="float">
            <text:p>-3,073</text:p>
          </table:table-cell>
          <table:table-cell office:value-type="float" office:value="1432.071" calcext:value-type="float">
            <text:p>1432,071</text:p>
          </table:table-cell>
          <table:table-cell office:value-type="float" office:value="2138.2" calcext:value-type="float">
            <text:p>2138,2</text:p>
          </table:table-cell>
          <table:table-cell office:value-type="float" office:value="706.13" calcext:value-type="float">
            <text:p>706,13</text:p>
          </table:table-cell>
          <table:table-cell office:value-type="float" office:value="-65.708" calcext:value-type="float">
            <text:p>-65,708</text:p>
          </table:table-cell>
          <table:table-cell office:value-type="float" office:value="19" calcext:value-type="float">
            <text:p>19</text:p>
          </table:table-cell>
          <table:table-cell office:value-type="float" office:value="-8.173" calcext:value-type="float">
            <text:p>-8,173</text:p>
          </table:table-cell>
          <table:table-cell office:value-type="float" office:value="-3627.632" calcext:value-type="float">
            <text:p>-3627,632</text:p>
          </table:table-cell>
          <table:table-cell office:value-type="float" office:value="644.906" calcext:value-type="float">
            <text:p>644,906</text:p>
          </table:table-cell>
          <table:table-cell office:value-type="float" office:value="-939.419" calcext:value-type="float">
            <text:p>-939,419</text:p>
          </table:table-cell>
          <table:table-cell office:value-type="float" office:value="6.434" calcext:value-type="float">
            <text:p>6,434</text:p>
          </table:table-cell>
          <table:table-cell office:value-type="float" office:value="108.641" calcext:value-type="float">
            <text:p>108,641</text:p>
          </table:table-cell>
          <table:table-cell office:value-type="float" office:value="490.818" calcext:value-type="float">
            <text:p>490,818</text:p>
          </table:table-cell>
          <table:table-cell office:value-type="float" office:value="1989.723" calcext:value-type="float">
            <text:p>1989,723</text:p>
          </table:table-cell>
          <table:table-cell office:value-type="float" office:value="0.105" calcext:value-type="float">
            <text:p>0,105</text:p>
          </table:table-cell>
          <table:table-cell office:value-type="float" office:value="-137.812" calcext:value-type="float">
            <text:p>-137,812</text:p>
          </table:table-cell>
          <table:table-cell office:value-type="float" office:value="-118.338" calcext:value-type="float">
            <text:p>-118,338</text:p>
          </table:table-cell>
          <table:table-cell office:value-type="float" office:value="-104.676" calcext:value-type="float">
            <text:p>-104,676</text:p>
          </table:table-cell>
          <table:table-cell office:value-type="float" office:value="-184.263" calcext:value-type="float">
            <text:p>-184,263</text:p>
          </table:table-cell>
          <table:table-cell office:value-type="float" office:value="7" calcext:value-type="float">
            <text:p>7</text:p>
          </table:table-cell>
          <table:table-cell office:value-type="float" office:value="-78.91" calcext:value-type="float">
            <text:p>-78,91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526" calcext:value-type="float">
            <text:p>52,526</text:p>
          </table:table-cell>
          <table:table-cell office:value-type="float" office:value="-150.207" calcext:value-type="float">
            <text:p>-150,207</text:p>
          </table:table-cell>
          <table:table-cell office:value-type="float" office:value="0.646" calcext:value-type="float">
            <text:p>0,646</text:p>
          </table:table-cell>
          <table:table-cell office:value-type="float" office:value="-3.295" calcext:value-type="float">
            <text:p>-3,295</text:p>
          </table:table-cell>
          <table:table-cell office:value-type="float" office:value="6.452" calcext:value-type="float">
            <text:p>6,452</text:p>
          </table:table-cell>
          <table:table-cell office:value-type="float" office:value="39.245" calcext:value-type="float">
            <text:p>39,245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9" calcext:value-type="float">
            <text:p>0,69</text:p>
          </table:table-cell>
          <table:table-cell office:value-type="float" office:value="-3.184" calcext:value-type="float">
            <text:p>-3,184</text:p>
          </table:table-cell>
          <table:table-cell office:value-type="float" office:value="-165.568" calcext:value-type="float">
            <text:p>-165,568</text:p>
          </table:table-cell>
          <table:table-cell office:value-type="float" office:value="-3.48" calcext:value-type="float">
            <text:p>-3,48</text:p>
          </table:table-cell>
          <table:table-cell office:value-type="float" office:value="-107.892" calcext:value-type="float">
            <text:p>-107,892</text:p>
          </table:table-cell>
          <table:table-cell office:value-type="float" office:value="116" calcext:value-type="float">
            <text:p>116</text:p>
          </table:table-cell>
          <table:table-cell office:value-type="float" office:value="1.519" calcext:value-type="float">
            <text:p>1,519</text:p>
          </table:table-cell>
          <table:table-cell office:value-type="string" calcext:value-type="string">
            <text:p>1B41_0001_002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304" calcext:value-type="float">
            <text:p>-1763,304</text:p>
          </table:table-cell>
          <table:table-cell office:value-type="float" office:value="9" calcext:value-type="float">
            <text:p>9</text:p>
          </table:table-cell>
          <table:table-cell office:value-type="float" office:value="-2.979" calcext:value-type="float">
            <text:p>-2,979</text:p>
          </table:table-cell>
          <table:table-cell office:value-type="float" office:value="-71.189" calcext:value-type="float">
            <text:p>-71,189</text:p>
          </table:table-cell>
          <table:table-cell office:value-type="float" office:value="-3.199" calcext:value-type="float">
            <text:p>-3,199</text:p>
          </table:table-cell>
          <table:table-cell office:value-type="float" office:value="-69.444" calcext:value-type="float">
            <text:p>-69,444</text:p>
          </table:table-cell>
          <table:table-cell office:value-type="float" office:value="-3.12" calcext:value-type="float">
            <text:p>-3,12</text:p>
          </table:table-cell>
          <table:table-cell office:value-type="float" office:value="1503.983" calcext:value-type="float">
            <text:p>1503,983</text:p>
          </table:table-cell>
          <table:table-cell office:value-type="float" office:value="2225.67" calcext:value-type="float">
            <text:p>2225,67</text:p>
          </table:table-cell>
          <table:table-cell office:value-type="float" office:value="721.688" calcext:value-type="float">
            <text:p>721,688</text:p>
          </table:table-cell>
          <table:table-cell office:value-type="float" office:value="-69.444" calcext:value-type="float">
            <text:p>-69,444</text:p>
          </table:table-cell>
          <table:table-cell office:value-type="float" office:value="19" calcext:value-type="float">
            <text:p>19</text:p>
          </table:table-cell>
          <table:table-cell office:value-type="float" office:value="-8.202" calcext:value-type="float">
            <text:p>-8,202</text:p>
          </table:table-cell>
          <table:table-cell office:value-type="float" office:value="-3633.669" calcext:value-type="float">
            <text:p>-3633,669</text:p>
          </table:table-cell>
          <table:table-cell office:value-type="float" office:value="646.094" calcext:value-type="float">
            <text:p>646,094</text:p>
          </table:table-cell>
          <table:table-cell office:value-type="float" office:value="-939.6" calcext:value-type="float">
            <text:p>-939,6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23" calcext:value-type="float">
            <text:p>108,923</text:p>
          </table:table-cell>
          <table:table-cell office:value-type="float" office:value="494.06" calcext:value-type="float">
            <text:p>494,06</text:p>
          </table:table-cell>
          <table:table-cell office:value-type="float" office:value="1990.065" calcext:value-type="float">
            <text:p>1990,065</text:p>
          </table:table-cell>
          <table:table-cell office:value-type="float" office:value="0.104" calcext:value-type="float">
            <text:p>0,104</text:p>
          </table:table-cell>
          <table:table-cell office:value-type="float" office:value="-138.588" calcext:value-type="float">
            <text:p>-138,588</text:p>
          </table:table-cell>
          <table:table-cell office:value-type="float" office:value="-117.723" calcext:value-type="float">
            <text:p>-117,723</text:p>
          </table:table-cell>
          <table:table-cell office:value-type="float" office:value="-103.5" calcext:value-type="float">
            <text:p>-103,5</text:p>
          </table:table-cell>
          <table:table-cell office:value-type="float" office:value="-184.375" calcext:value-type="float">
            <text:p>-184,375</text:p>
          </table:table-cell>
          <table:table-cell office:value-type="float" office:value="7" calcext:value-type="float">
            <text:p>7</text:p>
          </table:table-cell>
          <table:table-cell office:value-type="float" office:value="-79.295" calcext:value-type="float">
            <text:p>-79,29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128" calcext:value-type="float">
            <text:p>52,128</text:p>
          </table:table-cell>
          <table:table-cell office:value-type="float" office:value="-149.676" calcext:value-type="float">
            <text:p>-149,676</text:p>
          </table:table-cell>
          <table:table-cell office:value-type="float" office:value="0.609" calcext:value-type="float">
            <text:p>0,609</text:p>
          </table:table-cell>
          <table:table-cell office:value-type="float" office:value="-3.301" calcext:value-type="float">
            <text:p>-3,301</text:p>
          </table:table-cell>
          <table:table-cell office:value-type="float" office:value="6.297" calcext:value-type="float">
            <text:p>6,297</text:p>
          </table:table-cell>
          <table:table-cell office:value-type="float" office:value="39.764" calcext:value-type="float">
            <text:p>39,764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03" calcext:value-type="float">
            <text:p>0,703</text:p>
          </table:table-cell>
          <table:table-cell office:value-type="float" office:value="-3.208" calcext:value-type="float">
            <text:p>-3,208</text:p>
          </table:table-cell>
          <table:table-cell office:value-type="float" office:value="-166.817" calcext:value-type="float">
            <text:p>-166,817</text:p>
          </table:table-cell>
          <table:table-cell office:value-type="float" office:value="-3.456" calcext:value-type="float">
            <text:p>-3,456</text:p>
          </table:table-cell>
          <table:table-cell office:value-type="float" office:value="-107.138" calcext:value-type="float">
            <text:p>-107,138</text:p>
          </table:table-cell>
          <table:table-cell office:value-type="float" office:value="118" calcext:value-type="float">
            <text:p>118</text:p>
          </table:table-cell>
          <table:table-cell office:value-type="float" office:value="1.535" calcext:value-type="float">
            <text:p>1,535</text:p>
          </table:table-cell>
          <table:table-cell office:value-type="string" calcext:value-type="string">
            <text:p>1B41_0001_002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47" calcext:value-type="float">
            <text:p>0,647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2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02" calcext:value-type="float">
            <text:p>0,602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2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368" calcext:value-type="float">
            <text:p>-1763,368</text:p>
          </table:table-cell>
          <table:table-cell office:value-type="float" office:value="10" calcext:value-type="float">
            <text:p>10</text:p>
          </table:table-cell>
          <table:table-cell office:value-type="float" office:value="-2.979" calcext:value-type="float">
            <text:p>-2,979</text:p>
          </table:table-cell>
          <table:table-cell office:value-type="float" office:value="-69.445" calcext:value-type="float">
            <text:p>-69,445</text:p>
          </table:table-cell>
          <table:table-cell office:value-type="float" office:value="-3.118" calcext:value-type="float">
            <text:p>-3,118</text:p>
          </table:table-cell>
          <table:table-cell office:value-type="float" office:value="-68.727" calcext:value-type="float">
            <text:p>-68,727</text:p>
          </table:table-cell>
          <table:table-cell office:value-type="float" office:value="-3.085" calcext:value-type="float">
            <text:p>-3,085</text:p>
          </table:table-cell>
          <table:table-cell office:value-type="float" office:value="1521.311" calcext:value-type="float">
            <text:p>1521,311</text:p>
          </table:table-cell>
          <table:table-cell office:value-type="float" office:value="2227.588" calcext:value-type="float">
            <text:p>2227,588</text:p>
          </table:table-cell>
          <table:table-cell office:value-type="float" office:value="706.277" calcext:value-type="float">
            <text:p>706,277</text:p>
          </table:table-cell>
          <table:table-cell office:value-type="float" office:value="-68.729" calcext:value-type="float">
            <text:p>-68,729</text:p>
          </table:table-cell>
          <table:table-cell office:value-type="float" office:value="18" calcext:value-type="float">
            <text:p>18</text:p>
          </table:table-cell>
          <table:table-cell office:value-type="float" office:value="-8.232" calcext:value-type="float">
            <text:p>-8,232</text:p>
          </table:table-cell>
          <table:table-cell office:value-type="float" office:value="-3628.422" calcext:value-type="float">
            <text:p>-3628,422</text:p>
          </table:table-cell>
          <table:table-cell office:value-type="float" office:value="646.869" calcext:value-type="float">
            <text:p>646,869</text:p>
          </table:table-cell>
          <table:table-cell office:value-type="float" office:value="-937.713" calcext:value-type="float">
            <text:p>-937,713</text:p>
          </table:table-cell>
          <table:table-cell office:value-type="float" office:value="6.449" calcext:value-type="float">
            <text:p>6,449</text:p>
          </table:table-cell>
          <table:table-cell office:value-type="float" office:value="108.928" calcext:value-type="float">
            <text:p>108,928</text:p>
          </table:table-cell>
          <table:table-cell office:value-type="float" office:value="489.779" calcext:value-type="float">
            <text:p>489,779</text:p>
          </table:table-cell>
          <table:table-cell office:value-type="float" office:value="1988.217" calcext:value-type="float">
            <text:p>1988,217</text:p>
          </table:table-cell>
          <table:table-cell office:value-type="float" office:value="0.098" calcext:value-type="float">
            <text:p>0,098</text:p>
          </table:table-cell>
          <table:table-cell office:value-type="float" office:value="-139.44" calcext:value-type="float">
            <text:p>-139,44</text:p>
          </table:table-cell>
          <table:table-cell office:value-type="float" office:value="-118.269" calcext:value-type="float">
            <text:p>-118,269</text:p>
          </table:table-cell>
          <table:table-cell office:value-type="float" office:value="-102.853" calcext:value-type="float">
            <text:p>-102,853</text:p>
          </table:table-cell>
          <table:table-cell office:value-type="float" office:value="-183.792" calcext:value-type="float">
            <text:p>-183,792</text:p>
          </table:table-cell>
          <table:table-cell office:value-type="float" office:value="7" calcext:value-type="float">
            <text:p>7</text:p>
          </table:table-cell>
          <table:table-cell office:value-type="float" office:value="-79.608" calcext:value-type="float">
            <text:p>-79,608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0.845" calcext:value-type="float">
            <text:p>50,845</text:p>
          </table:table-cell>
          <table:table-cell office:value-type="float" office:value="-149.571" calcext:value-type="float">
            <text:p>-149,571</text:p>
          </table:table-cell>
          <table:table-cell office:value-type="float" office:value="0.65" calcext:value-type="float">
            <text:p>0,65</text:p>
          </table:table-cell>
          <table:table-cell office:value-type="float" office:value="-3.306" calcext:value-type="float">
            <text:p>-3,306</text:p>
          </table:table-cell>
          <table:table-cell office:value-type="float" office:value="6.182" calcext:value-type="float">
            <text:p>6,182</text:p>
          </table:table-cell>
          <table:table-cell office:value-type="float" office:value="39.829" calcext:value-type="float">
            <text:p>39,829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06" calcext:value-type="float">
            <text:p>0,706</text:p>
          </table:table-cell>
          <table:table-cell office:value-type="float" office:value="-3.182" calcext:value-type="float">
            <text:p>-3,182</text:p>
          </table:table-cell>
          <table:table-cell office:value-type="float" office:value="-165.464" calcext:value-type="float">
            <text:p>-165,464</text:p>
          </table:table-cell>
          <table:table-cell office:value-type="float" office:value="-3.521" calcext:value-type="float">
            <text:p>-3,521</text:p>
          </table:table-cell>
          <table:table-cell office:value-type="float" office:value="-105.623" calcext:value-type="float">
            <text:p>-105,623</text:p>
          </table:table-cell>
          <table:table-cell office:value-type="float" office:value="119" calcext:value-type="float">
            <text:p>119</text:p>
          </table:table-cell>
          <table:table-cell office:value-type="float" office:value="1.427" calcext:value-type="float">
            <text:p>1,427</text:p>
          </table:table-cell>
          <table:table-cell office:value-type="string" calcext:value-type="string">
            <text:p>1B41_0001_003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11" calcext:value-type="float">
            <text:p>0,611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3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41" calcext:value-type="float">
            <text:p>0,641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3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599" calcext:value-type="float">
            <text:p>0,599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3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739" calcext:value-type="float">
            <text:p>-1762,739</text:p>
          </table:table-cell>
          <table:table-cell office:value-type="float" office:value="8" calcext:value-type="float">
            <text:p>8</text:p>
          </table:table-cell>
          <table:table-cell office:value-type="float" office:value="-2.978" calcext:value-type="float">
            <text:p>-2,978</text:p>
          </table:table-cell>
          <table:table-cell office:value-type="float" office:value="-68.377" calcext:value-type="float">
            <text:p>-68,377</text:p>
          </table:table-cell>
          <table:table-cell office:value-type="float" office:value="-3.226" calcext:value-type="float">
            <text:p>-3,226</text:p>
          </table:table-cell>
          <table:table-cell office:value-type="float" office:value="-65.236" calcext:value-type="float">
            <text:p>-65,236</text:p>
          </table:table-cell>
          <table:table-cell office:value-type="float" office:value="-3.078" calcext:value-type="float">
            <text:p>-3,078</text:p>
          </table:table-cell>
          <table:table-cell office:value-type="float" office:value="1396.448" calcext:value-type="float">
            <text:p>1396,448</text:p>
          </table:table-cell>
          <table:table-cell office:value-type="float" office:value="2119.428" calcext:value-type="float">
            <text:p>2119,428</text:p>
          </table:table-cell>
          <table:table-cell office:value-type="float" office:value="722.979" calcext:value-type="float">
            <text:p>722,979</text:p>
          </table:table-cell>
          <table:table-cell office:value-type="float" office:value="-65.236" calcext:value-type="float">
            <text:p>-65,236</text:p>
          </table:table-cell>
          <table:table-cell office:value-type="float" office:value="15" calcext:value-type="float">
            <text:p>15</text:p>
          </table:table-cell>
          <table:table-cell office:value-type="float" office:value="-8.165" calcext:value-type="float">
            <text:p>-8,165</text:p>
          </table:table-cell>
          <table:table-cell office:value-type="float" office:value="-3624.073" calcext:value-type="float">
            <text:p>-3624,073</text:p>
          </table:table-cell>
          <table:table-cell office:value-type="float" office:value="643.73" calcext:value-type="float">
            <text:p>643,73</text:p>
          </table:table-cell>
          <table:table-cell office:value-type="float" office:value="-938.27" calcext:value-type="float">
            <text:p>-938,27</text:p>
          </table:table-cell>
          <table:table-cell office:value-type="float" office:value="6.433" calcext:value-type="float">
            <text:p>6,433</text:p>
          </table:table-cell>
          <table:table-cell office:value-type="float" office:value="108.682" calcext:value-type="float">
            <text:p>108,682</text:p>
          </table:table-cell>
          <table:table-cell office:value-type="float" office:value="489.47" calcext:value-type="float">
            <text:p>489,47</text:p>
          </table:table-cell>
          <table:table-cell office:value-type="float" office:value="1988.488" calcext:value-type="float">
            <text:p>1988,488</text:p>
          </table:table-cell>
          <table:table-cell office:value-type="float" office:value="0.134" calcext:value-type="float">
            <text:p>0,134</text:p>
          </table:table-cell>
          <table:table-cell office:value-type="float" office:value="-137.708" calcext:value-type="float">
            <text:p>-137,708</text:p>
          </table:table-cell>
          <table:table-cell office:value-type="float" office:value="-118.589" calcext:value-type="float">
            <text:p>-118,589</text:p>
          </table:table-cell>
          <table:table-cell office:value-type="float" office:value="-105.108" calcext:value-type="float">
            <text:p>-105,108</text:p>
          </table:table-cell>
          <table:table-cell office:value-type="float" office:value="-184.232" calcext:value-type="float">
            <text:p>-184,232</text:p>
          </table:table-cell>
          <table:table-cell office:value-type="float" office:value="8" calcext:value-type="float">
            <text:p>8</text:p>
          </table:table-cell>
          <table:table-cell office:value-type="float" office:value="-79.093" calcext:value-type="float">
            <text:p>-79,09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2.142" calcext:value-type="float">
            <text:p>52,142</text:p>
          </table:table-cell>
          <table:table-cell office:value-type="float" office:value="-150.175" calcext:value-type="float">
            <text:p>-150,175</text:p>
          </table:table-cell>
          <table:table-cell office:value-type="float" office:value="0.618" calcext:value-type="float">
            <text:p>0,618</text:p>
          </table:table-cell>
          <table:table-cell office:value-type="float" office:value="-3.253" calcext:value-type="float">
            <text:p>-3,253</text:p>
          </table:table-cell>
          <table:table-cell office:value-type="float" office:value="6.253" calcext:value-type="float">
            <text:p>6,253</text:p>
          </table:table-cell>
          <table:table-cell office:value-type="float" office:value="39.388" calcext:value-type="float">
            <text:p>39,388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85" calcext:value-type="float">
            <text:p>0,685</text:p>
          </table:table-cell>
          <table:table-cell office:value-type="float" office:value="-3.137" calcext:value-type="float">
            <text:p>-3,137</text:p>
          </table:table-cell>
          <table:table-cell office:value-type="float" office:value="-159.966" calcext:value-type="float">
            <text:p>-159,966</text:p>
          </table:table-cell>
          <table:table-cell office:value-type="float" office:value="-3.445" calcext:value-type="float">
            <text:p>-3,445</text:p>
          </table:table-cell>
          <table:table-cell office:value-type="float" office:value="-106.784" calcext:value-type="float">
            <text:p>-106,784</text:p>
          </table:table-cell>
          <table:table-cell office:value-type="float" office:value="113" calcext:value-type="float">
            <text:p>113</text:p>
          </table:table-cell>
          <table:table-cell office:value-type="float" office:value="1.513" calcext:value-type="float">
            <text:p>1,513</text:p>
          </table:table-cell>
          <table:table-cell office:value-type="string" calcext:value-type="string">
            <text:p>1B41_0001_003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147" calcext:value-type="float">
            <text:p>-1763,147</text:p>
          </table:table-cell>
          <table:table-cell office:value-type="float" office:value="10" calcext:value-type="float">
            <text:p>10</text:p>
          </table:table-cell>
          <table:table-cell office:value-type="float" office:value="-2.978" calcext:value-type="float">
            <text:p>-2,978</text:p>
          </table:table-cell>
          <table:table-cell office:value-type="float" office:value="-74.55" calcext:value-type="float">
            <text:p>-74,55</text:p>
          </table:table-cell>
          <table:table-cell office:value-type="float" office:value="-3.304" calcext:value-type="float">
            <text:p>-3,304</text:p>
          </table:table-cell>
          <table:table-cell office:value-type="float" office:value="-69.961" calcext:value-type="float">
            <text:p>-69,961</text:p>
          </table:table-cell>
          <table:table-cell office:value-type="float" office:value="-3.1" calcext:value-type="float">
            <text:p>-3,1</text:p>
          </table:table-cell>
          <table:table-cell office:value-type="float" office:value="1465.48" calcext:value-type="float">
            <text:p>1465,48</text:p>
          </table:table-cell>
          <table:table-cell office:value-type="float" office:value="2256.645" calcext:value-type="float">
            <text:p>2256,645</text:p>
          </table:table-cell>
          <table:table-cell office:value-type="float" office:value="791.165" calcext:value-type="float">
            <text:p>791,165</text:p>
          </table:table-cell>
          <table:table-cell office:value-type="float" office:value="-69.961" calcext:value-type="float">
            <text:p>-69,961</text:p>
          </table:table-cell>
          <table:table-cell office:value-type="float" office:value="20" calcext:value-type="float">
            <text:p>20</text:p>
          </table:table-cell>
          <table:table-cell office:value-type="float" office:value="-8.28" calcext:value-type="float">
            <text:p>-8,28</text:p>
          </table:table-cell>
          <table:table-cell office:value-type="float" office:value="-3633.846" calcext:value-type="float">
            <text:p>-3633,846</text:p>
          </table:table-cell>
          <table:table-cell office:value-type="float" office:value="647.527" calcext:value-type="float">
            <text:p>647,527</text:p>
          </table:table-cell>
          <table:table-cell office:value-type="float" office:value="-939.527" calcext:value-type="float">
            <text:p>-939,527</text:p>
          </table:table-cell>
          <table:table-cell office:value-type="float" office:value="6.45" calcext:value-type="float">
            <text:p>6,45</text:p>
          </table:table-cell>
          <table:table-cell office:value-type="float" office:value="108.971" calcext:value-type="float">
            <text:p>108,971</text:p>
          </table:table-cell>
          <table:table-cell office:value-type="float" office:value="491.258" calcext:value-type="float">
            <text:p>491,258</text:p>
          </table:table-cell>
          <table:table-cell office:value-type="float" office:value="1992.466" calcext:value-type="float">
            <text:p>1992,466</text:p>
          </table:table-cell>
          <table:table-cell office:value-type="float" office:value="0.135" calcext:value-type="float">
            <text:p>0,135</text:p>
          </table:table-cell>
          <table:table-cell office:value-type="float" office:value="-138.742" calcext:value-type="float">
            <text:p>-138,742</text:p>
          </table:table-cell>
          <table:table-cell office:value-type="float" office:value="-117.788" calcext:value-type="float">
            <text:p>-117,788</text:p>
          </table:table-cell>
          <table:table-cell office:value-type="float" office:value="-105.145" calcext:value-type="float">
            <text:p>-105,145</text:p>
          </table:table-cell>
          <table:table-cell office:value-type="float" office:value="-184.136" calcext:value-type="float">
            <text:p>-184,136</text:p>
          </table:table-cell>
          <table:table-cell office:value-type="float" office:value="9" calcext:value-type="float">
            <text:p>9</text:p>
          </table:table-cell>
          <table:table-cell office:value-type="float" office:value="-79.2" calcext:value-type="float">
            <text:p>-79,2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59" calcext:value-type="float">
            <text:p>52,059</text:p>
          </table:table-cell>
          <table:table-cell office:value-type="float" office:value="-149.648" calcext:value-type="float">
            <text:p>-149,648</text:p>
          </table:table-cell>
          <table:table-cell office:value-type="float" office:value="0.597" calcext:value-type="float">
            <text:p>0,597</text:p>
          </table:table-cell>
          <table:table-cell office:value-type="float" office:value="-3.295" calcext:value-type="float">
            <text:p>-3,295</text:p>
          </table:table-cell>
          <table:table-cell office:value-type="float" office:value="6.466" calcext:value-type="float">
            <text:p>6,466</text:p>
          </table:table-cell>
          <table:table-cell office:value-type="float" office:value="39.389" calcext:value-type="float">
            <text:p>39,389</text:p>
          </table:table-cell>
          <table:table-cell office:value-type="float" office:value="247.048" calcext:value-type="float">
            <text:p>247,048</text:p>
          </table:table-cell>
          <table:table-cell office:value-type="float" office:value="0.709" calcext:value-type="float">
            <text:p>0,709</text:p>
          </table:table-cell>
          <table:table-cell office:value-type="float" office:value="-3.238" calcext:value-type="float">
            <text:p>-3,238</text:p>
          </table:table-cell>
          <table:table-cell office:value-type="float" office:value="-168.388" calcext:value-type="float">
            <text:p>-168,388</text:p>
          </table:table-cell>
          <table:table-cell office:value-type="float" office:value="-3.389" calcext:value-type="float">
            <text:p>-3,389</text:p>
          </table:table-cell>
          <table:table-cell office:value-type="float" office:value="-105.072" calcext:value-type="float">
            <text:p>-105,072</text:p>
          </table:table-cell>
          <table:table-cell office:value-type="float" office:value="119" calcext:value-type="float">
            <text:p>119</text:p>
          </table:table-cell>
          <table:table-cell office:value-type="float" office:value="1.531" calcext:value-type="float">
            <text:p>1,531</text:p>
          </table:table-cell>
          <table:table-cell office:value-type="string" calcext:value-type="string">
            <text:p>1B41_0001_003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48" calcext:value-type="float">
            <text:p>0,648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3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844" calcext:value-type="float">
            <text:p>-1763,844</text:p>
          </table:table-cell>
          <table:table-cell office:value-type="float" office:value="10" calcext:value-type="float">
            <text:p>10</text:p>
          </table:table-cell>
          <table:table-cell office:value-type="float" office:value="-2.979" calcext:value-type="float">
            <text:p>-2,979</text:p>
          </table:table-cell>
          <table:table-cell office:value-type="float" office:value="-68.26" calcext:value-type="float">
            <text:p>-68,26</text:p>
          </table:table-cell>
          <table:table-cell office:value-type="float" office:value="-3.212" calcext:value-type="float">
            <text:p>-3,212</text:p>
          </table:table-cell>
          <table:table-cell office:value-type="float" office:value="-66.056" calcext:value-type="float">
            <text:p>-66,056</text:p>
          </table:table-cell>
          <table:table-cell office:value-type="float" office:value="-3.108" calcext:value-type="float">
            <text:p>-3,108</text:p>
          </table:table-cell>
          <table:table-cell office:value-type="float" office:value="1396.308" calcext:value-type="float">
            <text:p>1396,308</text:p>
          </table:table-cell>
          <table:table-cell office:value-type="float" office:value="2125.099" calcext:value-type="float">
            <text:p>2125,099</text:p>
          </table:table-cell>
          <table:table-cell office:value-type="float" office:value="728.791" calcext:value-type="float">
            <text:p>728,791</text:p>
          </table:table-cell>
          <table:table-cell office:value-type="float" office:value="-66.056" calcext:value-type="float">
            <text:p>-66,056</text:p>
          </table:table-cell>
          <table:table-cell office:value-type="float" office:value="16" calcext:value-type="float">
            <text:p>16</text:p>
          </table:table-cell>
          <table:table-cell office:value-type="float" office:value="-8.191" calcext:value-type="float">
            <text:p>-8,191</text:p>
          </table:table-cell>
          <table:table-cell office:value-type="float" office:value="-3618.748" calcext:value-type="float">
            <text:p>-3618,748</text:p>
          </table:table-cell>
          <table:table-cell office:value-type="float" office:value="641.892" calcext:value-type="float">
            <text:p>641,892</text:p>
          </table:table-cell>
          <table:table-cell office:value-type="float" office:value="-937.423" calcext:value-type="float">
            <text:p>-937,423</text:p>
          </table:table-cell>
          <table:table-cell office:value-type="float" office:value="6.431" calcext:value-type="float">
            <text:p>6,431</text:p>
          </table:table-cell>
          <table:table-cell office:value-type="float" office:value="108.746" calcext:value-type="float">
            <text:p>108,746</text:p>
          </table:table-cell>
          <table:table-cell office:value-type="float" office:value="486.711" calcext:value-type="float">
            <text:p>486,711</text:p>
          </table:table-cell>
          <table:table-cell office:value-type="float" office:value="1986.487" calcext:value-type="float">
            <text:p>1986,487</text:p>
          </table:table-cell>
          <table:table-cell office:value-type="float" office:value="0.116" calcext:value-type="float">
            <text:p>0,116</text:p>
          </table:table-cell>
          <table:table-cell office:value-type="float" office:value="-138.008" calcext:value-type="float">
            <text:p>-138,008</text:p>
          </table:table-cell>
          <table:table-cell office:value-type="float" office:value="-118.639" calcext:value-type="float">
            <text:p>-118,639</text:p>
          </table:table-cell>
          <table:table-cell office:value-type="float" office:value="-104.753" calcext:value-type="float">
            <text:p>-104,753</text:p>
          </table:table-cell>
          <table:table-cell office:value-type="float" office:value="-183.473" calcext:value-type="float">
            <text:p>-183,473</text:p>
          </table:table-cell>
          <table:table-cell office:value-type="float" office:value="7" calcext:value-type="float">
            <text:p>7</text:p>
          </table:table-cell>
          <table:table-cell office:value-type="float" office:value="-79.03" calcext:value-type="float">
            <text:p>-79,0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0.08" calcext:value-type="float">
            <text:p>50,08</text:p>
          </table:table-cell>
          <table:table-cell office:value-type="float" office:value="-150.02" calcext:value-type="float">
            <text:p>-150,02</text:p>
          </table:table-cell>
          <table:table-cell office:value-type="float" office:value="0.598" calcext:value-type="float">
            <text:p>0,598</text:p>
          </table:table-cell>
          <table:table-cell office:value-type="float" office:value="-3.287" calcext:value-type="float">
            <text:p>-3,287</text:p>
          </table:table-cell>
          <table:table-cell office:value-type="float" office:value="6.137" calcext:value-type="float">
            <text:p>6,137</text:p>
          </table:table-cell>
          <table:table-cell office:value-type="float" office:value="40.067" calcext:value-type="float">
            <text:p>40,067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86" calcext:value-type="float">
            <text:p>0,686</text:p>
          </table:table-cell>
          <table:table-cell office:value-type="float" office:value="-3.144" calcext:value-type="float">
            <text:p>-3,144</text:p>
          </table:table-cell>
          <table:table-cell office:value-type="float" office:value="-160.332" calcext:value-type="float">
            <text:p>-160,332</text:p>
          </table:table-cell>
          <table:table-cell office:value-type="float" office:value="-3.523" calcext:value-type="float">
            <text:p>-3,523</text:p>
          </table:table-cell>
          <table:table-cell office:value-type="float" office:value="-109.216" calcext:value-type="float">
            <text:p>-109,216</text:p>
          </table:table-cell>
          <table:table-cell office:value-type="float" office:value="115" calcext:value-type="float">
            <text:p>115</text:p>
          </table:table-cell>
          <table:table-cell office:value-type="float" office:value="1.313" calcext:value-type="float">
            <text:p>1,313</text:p>
          </table:table-cell>
          <table:table-cell office:value-type="string" calcext:value-type="string">
            <text:p>1B41_0001_003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38" calcext:value-type="float">
            <text:p>0,638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3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02" calcext:value-type="float">
            <text:p>0,602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3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43" calcext:value-type="float">
            <text:p>0,643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4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399" calcext:value-type="float">
            <text:p>-69,399</text:p>
          </table:table-cell>
          <table:table-cell office:value-type="float" office:value="-3.13" calcext:value-type="float">
            <text:p>-3,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31" calcext:value-type="float">
            <text:p>0,631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4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0.714" calcext:value-type="float">
            <text:p>-1760,714</text:p>
          </table:table-cell>
          <table:table-cell office:value-type="float" office:value="10" calcext:value-type="float">
            <text:p>10</text:p>
          </table:table-cell>
          <table:table-cell office:value-type="float" office:value="-2.974" calcext:value-type="float">
            <text:p>-2,974</text:p>
          </table:table-cell>
          <table:table-cell office:value-type="float" office:value="-71.965" calcext:value-type="float">
            <text:p>-71,965</text:p>
          </table:table-cell>
          <table:table-cell office:value-type="float" office:value="-3.234" calcext:value-type="float">
            <text:p>-3,234</text:p>
          </table:table-cell>
          <table:table-cell office:value-type="float" office:value="-68.544" calcext:value-type="float">
            <text:p>-68,544</text:p>
          </table:table-cell>
          <table:table-cell office:value-type="float" office:value="-3.08" calcext:value-type="float">
            <text:p>-3,08</text:p>
          </table:table-cell>
          <table:table-cell office:value-type="float" office:value="1487.63" calcext:value-type="float">
            <text:p>1487,63</text:p>
          </table:table-cell>
          <table:table-cell office:value-type="float" office:value="2225.573" calcext:value-type="float">
            <text:p>2225,573</text:p>
          </table:table-cell>
          <table:table-cell office:value-type="float" office:value="737.944" calcext:value-type="float">
            <text:p>737,944</text:p>
          </table:table-cell>
          <table:table-cell office:value-type="float" office:value="-68.9" calcext:value-type="float">
            <text:p>-68,9</text:p>
          </table:table-cell>
          <table:table-cell office:value-type="float" office:value="17" calcext:value-type="float">
            <text:p>17</text:p>
          </table:table-cell>
          <table:table-cell office:value-type="float" office:value="-8.132" calcext:value-type="float">
            <text:p>-8,132</text:p>
          </table:table-cell>
          <table:table-cell office:value-type="float" office:value="-3633.361" calcext:value-type="float">
            <text:p>-3633,361</text:p>
          </table:table-cell>
          <table:table-cell office:value-type="float" office:value="646.216" calcext:value-type="float">
            <text:p>646,216</text:p>
          </table:table-cell>
          <table:table-cell office:value-type="float" office:value="-938.182" calcext:value-type="float">
            <text:p>-938,182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48" calcext:value-type="float">
            <text:p>108,948</text:p>
          </table:table-cell>
          <table:table-cell office:value-type="float" office:value="495.667" calcext:value-type="float">
            <text:p>495,667</text:p>
          </table:table-cell>
          <table:table-cell office:value-type="float" office:value="1990.068" calcext:value-type="float">
            <text:p>1990,068</text:p>
          </table:table-cell>
          <table:table-cell office:value-type="float" office:value="0.132" calcext:value-type="float">
            <text:p>0,132</text:p>
          </table:table-cell>
          <table:table-cell office:value-type="float" office:value="-138.505" calcext:value-type="float">
            <text:p>-138,505</text:p>
          </table:table-cell>
          <table:table-cell office:value-type="float" office:value="-118.029" calcext:value-type="float">
            <text:p>-118,029</text:p>
          </table:table-cell>
          <table:table-cell office:value-type="float" office:value="-103.72" calcext:value-type="float">
            <text:p>-103,72</text:p>
          </table:table-cell>
          <table:table-cell office:value-type="float" office:value="-184.381" calcext:value-type="float">
            <text:p>-184,381</text:p>
          </table:table-cell>
          <table:table-cell office:value-type="float" office:value="8" calcext:value-type="float">
            <text:p>8</text:p>
          </table:table-cell>
          <table:table-cell office:value-type="float" office:value="-78.935" calcext:value-type="float">
            <text:p>-78,93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703" calcext:value-type="float">
            <text:p>51,703</text:p>
          </table:table-cell>
          <table:table-cell office:value-type="float" office:value="-149.747" calcext:value-type="float">
            <text:p>-149,747</text:p>
          </table:table-cell>
          <table:table-cell office:value-type="float" office:value="0.638" calcext:value-type="float">
            <text:p>0,638</text:p>
          </table:table-cell>
          <table:table-cell office:value-type="float" office:value="-3.289" calcext:value-type="float">
            <text:p>-3,289</text:p>
          </table:table-cell>
          <table:table-cell office:value-type="float" office:value="6.277" calcext:value-type="float">
            <text:p>6,277</text:p>
          </table:table-cell>
          <table:table-cell office:value-type="float" office:value="39.427" calcext:value-type="float">
            <text:p>39,427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5" calcext:value-type="float">
            <text:p>0,695</text:p>
          </table:table-cell>
          <table:table-cell office:value-type="float" office:value="-3.218" calcext:value-type="float">
            <text:p>-3,218</text:p>
          </table:table-cell>
          <table:table-cell office:value-type="float" office:value="-167.339" calcext:value-type="float">
            <text:p>-167,339</text:p>
          </table:table-cell>
          <table:table-cell office:value-type="float" office:value="-3.408" calcext:value-type="float">
            <text:p>-3,408</text:p>
          </table:table-cell>
          <table:table-cell office:value-type="float" office:value="-105.658" calcext:value-type="float">
            <text:p>-105,658</text:p>
          </table:table-cell>
          <table:table-cell office:value-type="float" office:value="119" calcext:value-type="float">
            <text:p>119</text:p>
          </table:table-cell>
          <table:table-cell office:value-type="float" office:value="1.509" calcext:value-type="float">
            <text:p>1,509</text:p>
          </table:table-cell>
          <table:table-cell office:value-type="string" calcext:value-type="string">
            <text:p>1B41_0001_004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0.714" calcext:value-type="float">
            <text:p>-1760,714</text:p>
          </table:table-cell>
          <table:table-cell office:value-type="float" office:value="10" calcext:value-type="float">
            <text:p>10</text:p>
          </table:table-cell>
          <table:table-cell office:value-type="float" office:value="-2.974" calcext:value-type="float">
            <text:p>-2,974</text:p>
          </table:table-cell>
          <table:table-cell office:value-type="float" office:value="-71.965" calcext:value-type="float">
            <text:p>-71,965</text:p>
          </table:table-cell>
          <table:table-cell office:value-type="float" office:value="-3.234" calcext:value-type="float">
            <text:p>-3,234</text:p>
          </table:table-cell>
          <table:table-cell office:value-type="float" office:value="-68.544" calcext:value-type="float">
            <text:p>-68,544</text:p>
          </table:table-cell>
          <table:table-cell office:value-type="float" office:value="-3.08" calcext:value-type="float">
            <text:p>-3,08</text:p>
          </table:table-cell>
          <table:table-cell office:value-type="float" office:value="1487.63" calcext:value-type="float">
            <text:p>1487,63</text:p>
          </table:table-cell>
          <table:table-cell office:value-type="float" office:value="2225.573" calcext:value-type="float">
            <text:p>2225,573</text:p>
          </table:table-cell>
          <table:table-cell office:value-type="float" office:value="737.944" calcext:value-type="float">
            <text:p>737,944</text:p>
          </table:table-cell>
          <table:table-cell office:value-type="float" office:value="-68.544" calcext:value-type="float">
            <text:p>-68,544</text:p>
          </table:table-cell>
          <table:table-cell office:value-type="float" office:value="17" calcext:value-type="float">
            <text:p>17</text:p>
          </table:table-cell>
          <table:table-cell office:value-type="float" office:value="-8.132" calcext:value-type="float">
            <text:p>-8,132</text:p>
          </table:table-cell>
          <table:table-cell office:value-type="float" office:value="-3633.361" calcext:value-type="float">
            <text:p>-3633,361</text:p>
          </table:table-cell>
          <table:table-cell office:value-type="float" office:value="646.216" calcext:value-type="float">
            <text:p>646,216</text:p>
          </table:table-cell>
          <table:table-cell office:value-type="float" office:value="-938.182" calcext:value-type="float">
            <text:p>-938,182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48" calcext:value-type="float">
            <text:p>108,948</text:p>
          </table:table-cell>
          <table:table-cell office:value-type="float" office:value="495.667" calcext:value-type="float">
            <text:p>495,667</text:p>
          </table:table-cell>
          <table:table-cell office:value-type="float" office:value="1990.068" calcext:value-type="float">
            <text:p>1990,068</text:p>
          </table:table-cell>
          <table:table-cell office:value-type="float" office:value="0.132" calcext:value-type="float">
            <text:p>0,132</text:p>
          </table:table-cell>
          <table:table-cell office:value-type="float" office:value="-138.505" calcext:value-type="float">
            <text:p>-138,505</text:p>
          </table:table-cell>
          <table:table-cell office:value-type="float" office:value="-118.029" calcext:value-type="float">
            <text:p>-118,029</text:p>
          </table:table-cell>
          <table:table-cell office:value-type="float" office:value="-103.72" calcext:value-type="float">
            <text:p>-103,72</text:p>
          </table:table-cell>
          <table:table-cell office:value-type="float" office:value="-184.381" calcext:value-type="float">
            <text:p>-184,381</text:p>
          </table:table-cell>
          <table:table-cell office:value-type="float" office:value="8" calcext:value-type="float">
            <text:p>8</text:p>
          </table:table-cell>
          <table:table-cell office:value-type="float" office:value="-78.935" calcext:value-type="float">
            <text:p>-78,93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703" calcext:value-type="float">
            <text:p>51,703</text:p>
          </table:table-cell>
          <table:table-cell office:value-type="float" office:value="-149.747" calcext:value-type="float">
            <text:p>-149,747</text:p>
          </table:table-cell>
          <table:table-cell office:value-type="float" office:value="0.627" calcext:value-type="float">
            <text:p>0,627</text:p>
          </table:table-cell>
          <table:table-cell office:value-type="float" office:value="-3.289" calcext:value-type="float">
            <text:p>-3,289</text:p>
          </table:table-cell>
          <table:table-cell office:value-type="float" office:value="6.277" calcext:value-type="float">
            <text:p>6,277</text:p>
          </table:table-cell>
          <table:table-cell office:value-type="float" office:value="39.427" calcext:value-type="float">
            <text:p>39,427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5" calcext:value-type="float">
            <text:p>0,695</text:p>
          </table:table-cell>
          <table:table-cell office:value-type="float" office:value="-3.218" calcext:value-type="float">
            <text:p>-3,218</text:p>
          </table:table-cell>
          <table:table-cell office:value-type="float" office:value="-167.339" calcext:value-type="float">
            <text:p>-167,339</text:p>
          </table:table-cell>
          <table:table-cell office:value-type="float" office:value="-3.408" calcext:value-type="float">
            <text:p>-3,408</text:p>
          </table:table-cell>
          <table:table-cell office:value-type="float" office:value="-105.658" calcext:value-type="float">
            <text:p>-105,658</text:p>
          </table:table-cell>
          <table:table-cell office:value-type="float" office:value="119" calcext:value-type="float">
            <text:p>119</text:p>
          </table:table-cell>
          <table:table-cell office:value-type="float" office:value="1.509" calcext:value-type="float">
            <text:p>1,509</text:p>
          </table:table-cell>
          <table:table-cell office:value-type="string" calcext:value-type="string">
            <text:p>1B41_0001_004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18" calcext:value-type="float">
            <text:p>0,618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4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95" calcext:value-type="float">
            <text:p>0,595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4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4.962" calcext:value-type="float">
            <text:p>-1764,962</text:p>
          </table:table-cell>
          <table:table-cell office:value-type="float" office:value="9" calcext:value-type="float">
            <text:p>9</text:p>
          </table:table-cell>
          <table:table-cell office:value-type="float" office:value="-2.981" calcext:value-type="float">
            <text:p>-2,981</text:p>
          </table:table-cell>
          <table:table-cell office:value-type="float" office:value="-69.091" calcext:value-type="float">
            <text:p>-69,091</text:p>
          </table:table-cell>
          <table:table-cell office:value-type="float" office:value="-3.2" calcext:value-type="float">
            <text:p>-3,2</text:p>
          </table:table-cell>
          <table:table-cell office:value-type="float" office:value="-66.963" calcext:value-type="float">
            <text:p>-66,963</text:p>
          </table:table-cell>
          <table:table-cell office:value-type="float" office:value="-3.102" calcext:value-type="float">
            <text:p>-3,102</text:p>
          </table:table-cell>
          <table:table-cell office:value-type="float" office:value="1429.353" calcext:value-type="float">
            <text:p>1429,353</text:p>
          </table:table-cell>
          <table:table-cell office:value-type="float" office:value="2158.811" calcext:value-type="float">
            <text:p>2158,811</text:p>
          </table:table-cell>
          <table:table-cell office:value-type="float" office:value="729.458" calcext:value-type="float">
            <text:p>729,458</text:p>
          </table:table-cell>
          <table:table-cell office:value-type="float" office:value="-66.963" calcext:value-type="float">
            <text:p>-66,963</text:p>
          </table:table-cell>
          <table:table-cell office:value-type="float" office:value="18" calcext:value-type="float">
            <text:p>18</text:p>
          </table:table-cell>
          <table:table-cell office:value-type="float" office:value="-8.153" calcext:value-type="float">
            <text:p>-8,153</text:p>
          </table:table-cell>
          <table:table-cell office:value-type="float" office:value="-3615.128" calcext:value-type="float">
            <text:p>-3615,128</text:p>
          </table:table-cell>
          <table:table-cell office:value-type="float" office:value="641.463" calcext:value-type="float">
            <text:p>641,463</text:p>
          </table:table-cell>
          <table:table-cell office:value-type="float" office:value="-930.379" calcext:value-type="float">
            <text:p>-930,379</text:p>
          </table:table-cell>
          <table:table-cell office:value-type="float" office:value="6.442" calcext:value-type="float">
            <text:p>6,442</text:p>
          </table:table-cell>
          <table:table-cell office:value-type="float" office:value="108.059" calcext:value-type="float">
            <text:p>108,059</text:p>
          </table:table-cell>
          <table:table-cell office:value-type="float" office:value="488.02" calcext:value-type="float">
            <text:p>488,02</text:p>
          </table:table-cell>
          <table:table-cell office:value-type="float" office:value="1966.973" calcext:value-type="float">
            <text:p>1966,973</text:p>
          </table:table-cell>
          <table:table-cell office:value-type="float" office:value="0.108" calcext:value-type="float">
            <text:p>0,108</text:p>
          </table:table-cell>
          <table:table-cell office:value-type="float" office:value="-134.703" calcext:value-type="float">
            <text:p>-134,703</text:p>
          </table:table-cell>
          <table:table-cell office:value-type="float" office:value="-118.622" calcext:value-type="float">
            <text:p>-118,622</text:p>
          </table:table-cell>
          <table:table-cell office:value-type="float" office:value="-103.462" calcext:value-type="float">
            <text:p>-103,462</text:p>
          </table:table-cell>
          <table:table-cell office:value-type="float" office:value="-184.164" calcext:value-type="float">
            <text:p>-184,164</text:p>
          </table:table-cell>
          <table:table-cell office:value-type="float" office:value="7" calcext:value-type="float">
            <text:p>7</text:p>
          </table:table-cell>
          <table:table-cell office:value-type="float" office:value="-79.514" calcext:value-type="float">
            <text:p>-79,514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0.782" calcext:value-type="float">
            <text:p>50,782</text:p>
          </table:table-cell>
          <table:table-cell office:value-type="float" office:value="-151.051" calcext:value-type="float">
            <text:p>-151,051</text:p>
          </table:table-cell>
          <table:table-cell office:value-type="float" office:value="0.601" calcext:value-type="float">
            <text:p>0,601</text:p>
          </table:table-cell>
          <table:table-cell office:value-type="float" office:value="-3.264" calcext:value-type="float">
            <text:p>-3,264</text:p>
          </table:table-cell>
          <table:table-cell office:value-type="float" office:value="6.233" calcext:value-type="float">
            <text:p>6,233</text:p>
          </table:table-cell>
          <table:table-cell office:value-type="float" office:value="39.845" calcext:value-type="float">
            <text:p>39,845</text:p>
          </table:table-cell>
          <table:table-cell office:value-type="float" office:value="250.955" calcext:value-type="float">
            <text:p>250,955</text:p>
          </table:table-cell>
          <table:table-cell office:value-type="float" office:value="0.669" calcext:value-type="float">
            <text:p>0,669</text:p>
          </table:table-cell>
          <table:table-cell office:value-type="float" office:value="-3.123" calcext:value-type="float">
            <text:p>-3,123</text:p>
          </table:table-cell>
          <table:table-cell office:value-type="float" office:value="-159.272" calcext:value-type="float">
            <text:p>-159,272</text:p>
          </table:table-cell>
          <table:table-cell office:value-type="float" office:value="-3.497" calcext:value-type="float">
            <text:p>-3,497</text:p>
          </table:table-cell>
          <table:table-cell office:value-type="float" office:value="-108.401" calcext:value-type="float">
            <text:p>-108,401</text:p>
          </table:table-cell>
          <table:table-cell office:value-type="float" office:value="114" calcext:value-type="float">
            <text:p>114</text:p>
          </table:table-cell>
          <table:table-cell office:value-type="float" office:value="1.442" calcext:value-type="float">
            <text:p>1,442</text:p>
          </table:table-cell>
          <table:table-cell office:value-type="string" calcext:value-type="string">
            <text:p>1B41_0001_004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-3.096" calcext:value-type="float">
            <text:p>-3,096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5" calcext:value-type="float">
            <text:p>0,105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78" calcext:value-type="float">
            <text:p>0,578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4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5.77" calcext:value-type="float">
            <text:p>-1765,77</text:p>
          </table:table-cell>
          <table:table-cell office:value-type="float" office:value="9" calcext:value-type="float">
            <text:p>9</text:p>
          </table:table-cell>
          <table:table-cell office:value-type="float" office:value="-2.983" calcext:value-type="float">
            <text:p>-2,983</text:p>
          </table:table-cell>
          <table:table-cell office:value-type="float" office:value="-67.891" calcext:value-type="float">
            <text:p>-67,891</text:p>
          </table:table-cell>
          <table:table-cell office:value-type="float" office:value="-3.147" calcext:value-type="float">
            <text:p>-3,147</text:p>
          </table:table-cell>
          <table:table-cell office:value-type="float" office:value="-65.813" calcext:value-type="float">
            <text:p>-65,813</text:p>
          </table:table-cell>
          <table:table-cell office:value-type="float" office:value="-3.051" calcext:value-type="float">
            <text:p>-3,051</text:p>
          </table:table-cell>
          <table:table-cell office:value-type="float" office:value="1442.37" calcext:value-type="float">
            <text:p>1442,37</text:p>
          </table:table-cell>
          <table:table-cell office:value-type="float" office:value="2157.425" calcext:value-type="float">
            <text:p>2157,425</text:p>
          </table:table-cell>
          <table:table-cell office:value-type="float" office:value="715.055" calcext:value-type="float">
            <text:p>715,055</text:p>
          </table:table-cell>
          <table:table-cell office:value-type="float" office:value="-65.676" calcext:value-type="float">
            <text:p>-65,676</text:p>
          </table:table-cell>
          <table:table-cell office:value-type="float" office:value="18" calcext:value-type="float">
            <text:p>18</text:p>
          </table:table-cell>
          <table:table-cell office:value-type="float" office:value="-8.188" calcext:value-type="float">
            <text:p>-8,188</text:p>
          </table:table-cell>
          <table:table-cell office:value-type="float" office:value="-3616.22" calcext:value-type="float">
            <text:p>-3616,22</text:p>
          </table:table-cell>
          <table:table-cell office:value-type="float" office:value="640.395" calcext:value-type="float">
            <text:p>640,395</text:p>
          </table:table-cell>
          <table:table-cell office:value-type="float" office:value="-930.823" calcext:value-type="float">
            <text:p>-930,823</text:p>
          </table:table-cell>
          <table:table-cell office:value-type="float" office:value="6.434" calcext:value-type="float">
            <text:p>6,434</text:p>
          </table:table-cell>
          <table:table-cell office:value-type="float" office:value="108.09" calcext:value-type="float">
            <text:p>108,09</text:p>
          </table:table-cell>
          <table:table-cell office:value-type="float" office:value="488.629" calcext:value-type="float">
            <text:p>488,629</text:p>
          </table:table-cell>
          <table:table-cell office:value-type="float" office:value="1967.347" calcext:value-type="float">
            <text:p>1967,347</text:p>
          </table:table-cell>
          <table:table-cell office:value-type="float" office:value="0.11" calcext:value-type="float">
            <text:p>0,11</text:p>
          </table:table-cell>
          <table:table-cell office:value-type="float" office:value="-134.687" calcext:value-type="float">
            <text:p>-134,687</text:p>
          </table:table-cell>
          <table:table-cell office:value-type="float" office:value="-118.542" calcext:value-type="float">
            <text:p>-118,542</text:p>
          </table:table-cell>
          <table:table-cell office:value-type="float" office:value="-103.644" calcext:value-type="float">
            <text:p>-103,644</text:p>
          </table:table-cell>
          <table:table-cell office:value-type="float" office:value="-183.996" calcext:value-type="float">
            <text:p>-183,996</text:p>
          </table:table-cell>
          <table:table-cell office:value-type="float" office:value="7" calcext:value-type="float">
            <text:p>7</text:p>
          </table:table-cell>
          <table:table-cell office:value-type="float" office:value="-79.447" calcext:value-type="float">
            <text:p>-79,447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1.845" calcext:value-type="float">
            <text:p>51,845</text:p>
          </table:table-cell>
          <table:table-cell office:value-type="float" office:value="-150.642" calcext:value-type="float">
            <text:p>-150,642</text:p>
          </table:table-cell>
          <table:table-cell office:value-type="float" office:value="0.641" calcext:value-type="float">
            <text:p>0,641</text:p>
          </table:table-cell>
          <table:table-cell office:value-type="float" office:value="-3.264" calcext:value-type="float">
            <text:p>-3,264</text:p>
          </table:table-cell>
          <table:table-cell office:value-type="float" office:value="6.285" calcext:value-type="float">
            <text:p>6,285</text:p>
          </table:table-cell>
          <table:table-cell office:value-type="float" office:value="40.354" calcext:value-type="float">
            <text:p>40,354</text:p>
          </table:table-cell>
          <table:table-cell office:value-type="float" office:value="249.513" calcext:value-type="float">
            <text:p>249,513</text:p>
          </table:table-cell>
          <table:table-cell office:value-type="float" office:value="0.67" calcext:value-type="float">
            <text:p>0,67</text:p>
          </table:table-cell>
          <table:table-cell office:value-type="float" office:value="-3.129" calcext:value-type="float">
            <text:p>-3,129</text:p>
          </table:table-cell>
          <table:table-cell office:value-type="float" office:value="-159.59" calcext:value-type="float">
            <text:p>-159,59</text:p>
          </table:table-cell>
          <table:table-cell office:value-type="float" office:value="-3.485" calcext:value-type="float">
            <text:p>-3,485</text:p>
          </table:table-cell>
          <table:table-cell office:value-type="float" office:value="-108.05" calcext:value-type="float">
            <text:p>-108,05</text:p>
          </table:table-cell>
          <table:table-cell office:value-type="float" office:value="115" calcext:value-type="float">
            <text:p>115</text:p>
          </table:table-cell>
          <table:table-cell office:value-type="float" office:value="1.528" calcext:value-type="float">
            <text:p>1,528</text:p>
          </table:table-cell>
          <table:table-cell office:value-type="string" calcext:value-type="string">
            <text:p>1B41_0001_004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96" calcext:value-type="float">
            <text:p>0,596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4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-3.091" calcext:value-type="float">
            <text:p>-3,091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89" calcext:value-type="float">
            <text:p>0,589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5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35" calcext:value-type="float">
            <text:p>0,635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5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052" calcext:value-type="float">
            <text:p>-1766,052</text:p>
          </table:table-cell>
          <table:table-cell office:value-type="float" office:value="12" calcext:value-type="float">
            <text:p>12</text:p>
          </table:table-cell>
          <table:table-cell office:value-type="float" office:value="-2.983" calcext:value-type="float">
            <text:p>-2,983</text:p>
          </table:table-cell>
          <table:table-cell office:value-type="float" office:value="-71.044" calcext:value-type="float">
            <text:p>-71,044</text:p>
          </table:table-cell>
          <table:table-cell office:value-type="float" office:value="-3.144" calcext:value-type="float">
            <text:p>-3,144</text:p>
          </table:table-cell>
          <table:table-cell office:value-type="float" office:value="-68.786" calcext:value-type="float">
            <text:p>-68,786</text:p>
          </table:table-cell>
          <table:table-cell office:value-type="float" office:value="-3.044" calcext:value-type="float">
            <text:p>-3,044</text:p>
          </table:table-cell>
          <table:table-cell office:value-type="float" office:value="1492.13" calcext:value-type="float">
            <text:p>1492,13</text:p>
          </table:table-cell>
          <table:table-cell office:value-type="float" office:value="2259.418" calcext:value-type="float">
            <text:p>2259,418</text:p>
          </table:table-cell>
          <table:table-cell office:value-type="float" office:value="767.288" calcext:value-type="float">
            <text:p>767,288</text:p>
          </table:table-cell>
          <table:table-cell office:value-type="float" office:value="-68.786" calcext:value-type="float">
            <text:p>-68,786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22.695" calcext:value-type="float">
            <text:p>-3622,695</text:p>
          </table:table-cell>
          <table:table-cell office:value-type="float" office:value="643.266" calcext:value-type="float">
            <text:p>643,266</text:p>
          </table:table-cell>
          <table:table-cell office:value-type="float" office:value="-929.268" calcext:value-type="float">
            <text:p>-929,268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26" calcext:value-type="float">
            <text:p>108,26</text:p>
          </table:table-cell>
          <table:table-cell office:value-type="float" office:value="489.727" calcext:value-type="float">
            <text:p>489,727</text:p>
          </table:table-cell>
          <table:table-cell office:value-type="float" office:value="1968.855" calcext:value-type="float">
            <text:p>1968,855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06" calcext:value-type="float">
            <text:p>-135,006</text:p>
          </table:table-cell>
          <table:table-cell office:value-type="float" office:value="-118.316" calcext:value-type="float">
            <text:p>-118,316</text:p>
          </table:table-cell>
          <table:table-cell office:value-type="float" office:value="-102.385" calcext:value-type="float">
            <text:p>-102,385</text:p>
          </table:table-cell>
          <table:table-cell office:value-type="float" office:value="-184.519" calcext:value-type="float">
            <text:p>-184,519</text:p>
          </table:table-cell>
          <table:table-cell office:value-type="float" office:value="7" calcext:value-type="float">
            <text:p>7</text:p>
          </table:table-cell>
          <table:table-cell office:value-type="float" office:value="-80.189" calcext:value-type="float">
            <text:p>-80,189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36" calcext:value-type="float">
            <text:p>51,36</text:p>
          </table:table-cell>
          <table:table-cell office:value-type="float" office:value="-150.143" calcext:value-type="float">
            <text:p>-150,143</text:p>
          </table:table-cell>
          <table:table-cell office:value-type="float" office:value="0.58" calcext:value-type="float">
            <text:p>0,58</text:p>
          </table:table-cell>
          <table:table-cell office:value-type="float" office:value="-3.304" calcext:value-type="float">
            <text:p>-3,304</text:p>
          </table:table-cell>
          <table:table-cell office:value-type="float" office:value="6.359" calcext:value-type="float">
            <text:p>6,359</text:p>
          </table:table-cell>
          <table:table-cell office:value-type="float" office:value="39.942" calcext:value-type="float">
            <text:p>39,942</text:p>
          </table:table-cell>
          <table:table-cell office:value-type="float" office:value="248.944" calcext:value-type="float">
            <text:p>248,944</text:p>
          </table:table-cell>
          <table:table-cell office:value-type="float" office:value="0.676" calcext:value-type="float">
            <text:p>0,676</text:p>
          </table:table-cell>
          <table:table-cell office:value-type="float" office:value="-3.205" calcext:value-type="float">
            <text:p>-3,205</text:p>
          </table:table-cell>
          <table:table-cell office:value-type="float" office:value="-166.658" calcext:value-type="float">
            <text:p>-166,658</text:p>
          </table:table-cell>
          <table:table-cell office:value-type="float" office:value="-3.47" calcext:value-type="float">
            <text:p>-3,47</text:p>
          </table:table-cell>
          <table:table-cell office:value-type="float" office:value="-107.556" calcext:value-type="float">
            <text:p>-107,556</text:p>
          </table:table-cell>
          <table:table-cell office:value-type="float" office:value="123" calcext:value-type="float">
            <text:p>123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1B41_0001_005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399" calcext:value-type="float">
            <text:p>-69,399</text:p>
          </table:table-cell>
          <table:table-cell office:value-type="float" office:value="-3.13" calcext:value-type="float">
            <text:p>-3,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33" calcext:value-type="float">
            <text:p>0,633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5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-3.091" calcext:value-type="float">
            <text:p>-3,091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96" calcext:value-type="float">
            <text:p>0,596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5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-3.111" calcext:value-type="float">
            <text:p>-3,111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29" calcext:value-type="float">
            <text:p>0,129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8" calcext:value-type="float">
            <text:p>0,58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5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4.655" calcext:value-type="float">
            <text:p>-1764,655</text:p>
          </table:table-cell>
          <table:table-cell office:value-type="float" office:value="12" calcext:value-type="float">
            <text:p>12</text:p>
          </table:table-cell>
          <table:table-cell office:value-type="float" office:value="-2.981" calcext:value-type="float">
            <text:p>-2,981</text:p>
          </table:table-cell>
          <table:table-cell office:value-type="float" office:value="-70.976" calcext:value-type="float">
            <text:p>-70,976</text:p>
          </table:table-cell>
          <table:table-cell office:value-type="float" office:value="-3.204" calcext:value-type="float">
            <text:p>-3,204</text:p>
          </table:table-cell>
          <table:table-cell office:value-type="float" office:value="-69.284" calcext:value-type="float">
            <text:p>-69,284</text:p>
          </table:table-cell>
          <table:table-cell office:value-type="float" office:value="-3.128" calcext:value-type="float">
            <text:p>-3,128</text:p>
          </table:table-cell>
          <table:table-cell office:value-type="float" office:value="1437.858" calcext:value-type="float">
            <text:p>1437,858</text:p>
          </table:table-cell>
          <table:table-cell office:value-type="float" office:value="2214.908" calcext:value-type="float">
            <text:p>2214,908</text:p>
          </table:table-cell>
          <table:table-cell office:value-type="float" office:value="777.049" calcext:value-type="float">
            <text:p>777,049</text:p>
          </table:table-cell>
          <table:table-cell office:value-type="float" office:value="-69.309" calcext:value-type="float">
            <text:p>-69,309</text:p>
          </table:table-cell>
          <table:table-cell office:value-type="float" office:value="16" calcext:value-type="float">
            <text:p>16</text:p>
          </table:table-cell>
          <table:table-cell office:value-type="float" office:value="-8.141" calcext:value-type="float">
            <text:p>-8,141</text:p>
          </table:table-cell>
          <table:table-cell office:value-type="float" office:value="-3625.531" calcext:value-type="float">
            <text:p>-3625,531</text:p>
          </table:table-cell>
          <table:table-cell office:value-type="float" office:value="643.938" calcext:value-type="float">
            <text:p>643,938</text:p>
          </table:table-cell>
          <table:table-cell office:value-type="float" office:value="-930.655" calcext:value-type="float">
            <text:p>-930,655</text:p>
          </table:table-cell>
          <table:table-cell office:value-type="float" office:value="6.444" calcext:value-type="float">
            <text:p>6,444</text:p>
          </table:table-cell>
          <table:table-cell office:value-type="float" office:value="108.223" calcext:value-type="float">
            <text:p>108,223</text:p>
          </table:table-cell>
          <table:table-cell office:value-type="float" office:value="492.986" calcext:value-type="float">
            <text:p>492,986</text:p>
          </table:table-cell>
          <table:table-cell office:value-type="float" office:value="1971.964" calcext:value-type="float">
            <text:p>1971,964</text:p>
          </table:table-cell>
          <table:table-cell office:value-type="float" office:value="0.101" calcext:value-type="float">
            <text:p>0,101</text:p>
          </table:table-cell>
          <table:table-cell office:value-type="float" office:value="-134.711" calcext:value-type="float">
            <text:p>-134,711</text:p>
          </table:table-cell>
          <table:table-cell office:value-type="float" office:value="-118.215" calcext:value-type="float">
            <text:p>-118,215</text:p>
          </table:table-cell>
          <table:table-cell office:value-type="float" office:value="-103.337" calcext:value-type="float">
            <text:p>-103,337</text:p>
          </table:table-cell>
          <table:table-cell office:value-type="float" office:value="-184.395" calcext:value-type="float">
            <text:p>-184,395</text:p>
          </table:table-cell>
          <table:table-cell office:value-type="float" office:value="7" calcext:value-type="float">
            <text:p>7</text:p>
          </table:table-cell>
          <table:table-cell office:value-type="float" office:value="-80.544" calcext:value-type="float">
            <text:p>-80,544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49.995" calcext:value-type="float">
            <text:p>49,995</text:p>
          </table:table-cell>
          <table:table-cell office:value-type="float" office:value="-150.647" calcext:value-type="float">
            <text:p>-150,647</text:p>
          </table:table-cell>
          <table:table-cell office:value-type="float" office:value="0.59" calcext:value-type="float">
            <text:p>0,59</text:p>
          </table:table-cell>
          <table:table-cell office:value-type="float" office:value="-3.306" calcext:value-type="float">
            <text:p>-3,306</text:p>
          </table:table-cell>
          <table:table-cell office:value-type="float" office:value="6.432" calcext:value-type="float">
            <text:p>6,432</text:p>
          </table:table-cell>
          <table:table-cell office:value-type="float" office:value="39.9" calcext:value-type="float">
            <text:p>39,9</text:p>
          </table:table-cell>
          <table:table-cell office:value-type="float" office:value="250.12" calcext:value-type="float">
            <text:p>250,12</text:p>
          </table:table-cell>
          <table:table-cell office:value-type="float" office:value="0.683" calcext:value-type="float">
            <text:p>0,683</text:p>
          </table:table-cell>
          <table:table-cell office:value-type="float" office:value="-3.188" calcext:value-type="float">
            <text:p>-3,188</text:p>
          </table:table-cell>
          <table:table-cell office:value-type="float" office:value="-165.774" calcext:value-type="float">
            <text:p>-165,774</text:p>
          </table:table-cell>
          <table:table-cell office:value-type="float" office:value="-3.504" calcext:value-type="float">
            <text:p>-3,504</text:p>
          </table:table-cell>
          <table:table-cell office:value-type="float" office:value="-108.639" calcext:value-type="float">
            <text:p>-108,639</text:p>
          </table:table-cell>
          <table:table-cell office:value-type="float" office:value="118" calcext:value-type="float">
            <text:p>118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1B41_0001_005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09" calcext:value-type="float">
            <text:p>0,609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5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92" calcext:value-type="float">
            <text:p>0,592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5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583" calcext:value-type="float">
            <text:p>0,583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5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844" calcext:value-type="float">
            <text:p>-1763,844</text:p>
          </table:table-cell>
          <table:table-cell office:value-type="float" office:value="10" calcext:value-type="float">
            <text:p>10</text:p>
          </table:table-cell>
          <table:table-cell office:value-type="float" office:value="-2.979" calcext:value-type="float">
            <text:p>-2,979</text:p>
          </table:table-cell>
          <table:table-cell office:value-type="float" office:value="-68.26" calcext:value-type="float">
            <text:p>-68,26</text:p>
          </table:table-cell>
          <table:table-cell office:value-type="float" office:value="-3.212" calcext:value-type="float">
            <text:p>-3,212</text:p>
          </table:table-cell>
          <table:table-cell office:value-type="float" office:value="-66.056" calcext:value-type="float">
            <text:p>-66,056</text:p>
          </table:table-cell>
          <table:table-cell office:value-type="float" office:value="-3.108" calcext:value-type="float">
            <text:p>-3,108</text:p>
          </table:table-cell>
          <table:table-cell office:value-type="float" office:value="1396.308" calcext:value-type="float">
            <text:p>1396,308</text:p>
          </table:table-cell>
          <table:table-cell office:value-type="float" office:value="2125.099" calcext:value-type="float">
            <text:p>2125,099</text:p>
          </table:table-cell>
          <table:table-cell office:value-type="float" office:value="728.791" calcext:value-type="float">
            <text:p>728,791</text:p>
          </table:table-cell>
          <table:table-cell office:value-type="float" office:value="-66.034" calcext:value-type="float">
            <text:p>-66,034</text:p>
          </table:table-cell>
          <table:table-cell office:value-type="float" office:value="16" calcext:value-type="float">
            <text:p>16</text:p>
          </table:table-cell>
          <table:table-cell office:value-type="float" office:value="-8.191" calcext:value-type="float">
            <text:p>-8,191</text:p>
          </table:table-cell>
          <table:table-cell office:value-type="float" office:value="-3618.748" calcext:value-type="float">
            <text:p>-3618,748</text:p>
          </table:table-cell>
          <table:table-cell office:value-type="float" office:value="641.892" calcext:value-type="float">
            <text:p>641,892</text:p>
          </table:table-cell>
          <table:table-cell office:value-type="float" office:value="-937.423" calcext:value-type="float">
            <text:p>-937,423</text:p>
          </table:table-cell>
          <table:table-cell office:value-type="float" office:value="6.431" calcext:value-type="float">
            <text:p>6,431</text:p>
          </table:table-cell>
          <table:table-cell office:value-type="float" office:value="108.746" calcext:value-type="float">
            <text:p>108,746</text:p>
          </table:table-cell>
          <table:table-cell office:value-type="float" office:value="486.711" calcext:value-type="float">
            <text:p>486,711</text:p>
          </table:table-cell>
          <table:table-cell office:value-type="float" office:value="1986.487" calcext:value-type="float">
            <text:p>1986,487</text:p>
          </table:table-cell>
          <table:table-cell office:value-type="float" office:value="0.116" calcext:value-type="float">
            <text:p>0,116</text:p>
          </table:table-cell>
          <table:table-cell office:value-type="float" office:value="-138.008" calcext:value-type="float">
            <text:p>-138,008</text:p>
          </table:table-cell>
          <table:table-cell office:value-type="float" office:value="-118.639" calcext:value-type="float">
            <text:p>-118,639</text:p>
          </table:table-cell>
          <table:table-cell office:value-type="float" office:value="-104.753" calcext:value-type="float">
            <text:p>-104,753</text:p>
          </table:table-cell>
          <table:table-cell office:value-type="float" office:value="-183.473" calcext:value-type="float">
            <text:p>-183,473</text:p>
          </table:table-cell>
          <table:table-cell office:value-type="float" office:value="7" calcext:value-type="float">
            <text:p>7</text:p>
          </table:table-cell>
          <table:table-cell office:value-type="float" office:value="-79.03" calcext:value-type="float">
            <text:p>-79,0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0.08" calcext:value-type="float">
            <text:p>50,08</text:p>
          </table:table-cell>
          <table:table-cell office:value-type="float" office:value="-150.02" calcext:value-type="float">
            <text:p>-150,02</text:p>
          </table:table-cell>
          <table:table-cell office:value-type="float" office:value="0.576" calcext:value-type="float">
            <text:p>0,576</text:p>
          </table:table-cell>
          <table:table-cell office:value-type="float" office:value="-3.287" calcext:value-type="float">
            <text:p>-3,287</text:p>
          </table:table-cell>
          <table:table-cell office:value-type="float" office:value="6.137" calcext:value-type="float">
            <text:p>6,137</text:p>
          </table:table-cell>
          <table:table-cell office:value-type="float" office:value="40.067" calcext:value-type="float">
            <text:p>40,067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86" calcext:value-type="float">
            <text:p>0,686</text:p>
          </table:table-cell>
          <table:table-cell office:value-type="float" office:value="-3.144" calcext:value-type="float">
            <text:p>-3,144</text:p>
          </table:table-cell>
          <table:table-cell office:value-type="float" office:value="-160.332" calcext:value-type="float">
            <text:p>-160,332</text:p>
          </table:table-cell>
          <table:table-cell office:value-type="float" office:value="-3.523" calcext:value-type="float">
            <text:p>-3,523</text:p>
          </table:table-cell>
          <table:table-cell office:value-type="float" office:value="-109.216" calcext:value-type="float">
            <text:p>-109,216</text:p>
          </table:table-cell>
          <table:table-cell office:value-type="float" office:value="115" calcext:value-type="float">
            <text:p>115</text:p>
          </table:table-cell>
          <table:table-cell office:value-type="float" office:value="1.313" calcext:value-type="float">
            <text:p>1,313</text:p>
          </table:table-cell>
          <table:table-cell office:value-type="string" calcext:value-type="string">
            <text:p>1B41_0001_006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05" calcext:value-type="float">
            <text:p>0,605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6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57.502" calcext:value-type="float">
            <text:p>-1757,502</text:p>
          </table:table-cell>
          <table:table-cell office:value-type="float" office:value="11" calcext:value-type="float">
            <text:p>11</text:p>
          </table:table-cell>
          <table:table-cell office:value-type="float" office:value="-2.969" calcext:value-type="float">
            <text:p>-2,969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42" calcext:value-type="float">
            <text:p>-3,242</text:p>
          </table:table-cell>
          <table:table-cell office:value-type="float" office:value="-69.848" calcext:value-type="float">
            <text:p>-69,848</text:p>
          </table:table-cell>
          <table:table-cell office:value-type="float" office:value="-3.129" calcext:value-type="float">
            <text:p>-3,129</text:p>
          </table:table-cell>
          <table:table-cell office:value-type="float" office:value="1494.215" calcext:value-type="float">
            <text:p>1494,215</text:p>
          </table:table-cell>
          <table:table-cell office:value-type="float" office:value="2232.622" calcext:value-type="float">
            <text:p>2232,622</text:p>
          </table:table-cell>
          <table:table-cell office:value-type="float" office:value="738.407" calcext:value-type="float">
            <text:p>738,407</text:p>
          </table:table-cell>
          <table:table-cell office:value-type="float" office:value="-69.517" calcext:value-type="float">
            <text:p>-69,517</text:p>
          </table:table-cell>
          <table:table-cell office:value-type="float" office:value="19" calcext:value-type="float">
            <text:p>19</text:p>
          </table:table-cell>
          <table:table-cell office:value-type="float" office:value="-8.15" calcext:value-type="float">
            <text:p>-8,15</text:p>
          </table:table-cell>
          <table:table-cell office:value-type="float" office:value="-3636.764" calcext:value-type="float">
            <text:p>-3636,764</text:p>
          </table:table-cell>
          <table:table-cell office:value-type="float" office:value="646.975" calcext:value-type="float">
            <text:p>646,975</text:p>
          </table:table-cell>
          <table:table-cell office:value-type="float" office:value="-938.058" calcext:value-type="float">
            <text:p>-938,058</text:p>
          </table:table-cell>
          <table:table-cell office:value-type="float" office:value="6.463" calcext:value-type="float">
            <text:p>6,463</text:p>
          </table:table-cell>
          <table:table-cell office:value-type="float" office:value="108.925" calcext:value-type="float">
            <text:p>108,925</text:p>
          </table:table-cell>
          <table:table-cell office:value-type="float" office:value="497.744" calcext:value-type="float">
            <text:p>497,744</text:p>
          </table:table-cell>
          <table:table-cell office:value-type="float" office:value="1992.397" calcext:value-type="float">
            <text:p>1992,397</text:p>
          </table:table-cell>
          <table:table-cell office:value-type="float" office:value="0.124" calcext:value-type="float">
            <text:p>0,124</text:p>
          </table:table-cell>
          <table:table-cell office:value-type="float" office:value="-137.886" calcext:value-type="float">
            <text:p>-137,886</text:p>
          </table:table-cell>
          <table:table-cell office:value-type="float" office:value="-118.045" calcext:value-type="float">
            <text:p>-118,045</text:p>
          </table:table-cell>
          <table:table-cell office:value-type="float" office:value="-104.456" calcext:value-type="float">
            <text:p>-104,456</text:p>
          </table:table-cell>
          <table:table-cell office:value-type="float" office:value="-184.356" calcext:value-type="float">
            <text:p>-184,356</text:p>
          </table:table-cell>
          <table:table-cell office:value-type="float" office:value="8" calcext:value-type="float">
            <text:p>8</text:p>
          </table:table-cell>
          <table:table-cell office:value-type="float" office:value="-78.365" calcext:value-type="float">
            <text:p>-78,36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042" calcext:value-type="float">
            <text:p>51,042</text:p>
          </table:table-cell>
          <table:table-cell office:value-type="float" office:value="-150.149" calcext:value-type="float">
            <text:p>-150,149</text:p>
          </table:table-cell>
          <table:table-cell office:value-type="float" office:value="0.626" calcext:value-type="float">
            <text:p>0,626</text:p>
          </table:table-cell>
          <table:table-cell office:value-type="float" office:value="-3.284" calcext:value-type="float">
            <text:p>-3,284</text:p>
          </table:table-cell>
          <table:table-cell office:value-type="float" office:value="6.603" calcext:value-type="float">
            <text:p>6,603</text:p>
          </table:table-cell>
          <table:table-cell office:value-type="float" office:value="39.712" calcext:value-type="float">
            <text:p>39,712</text:p>
          </table:table-cell>
          <table:table-cell office:value-type="float" office:value="247.447" calcext:value-type="float">
            <text:p>247,447</text:p>
          </table:table-cell>
          <table:table-cell office:value-type="float" office:value="0.7" calcext:value-type="float">
            <text:p>0,7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18" calcext:value-type="float">
            <text:p>-167,118</text:p>
          </table:table-cell>
          <table:table-cell office:value-type="float" office:value="-3.403" calcext:value-type="float">
            <text:p>-3,403</text:p>
          </table:table-cell>
          <table:table-cell office:value-type="float" office:value="-105.49" calcext:value-type="float">
            <text:p>-105,49</text:p>
          </table:table-cell>
          <table:table-cell office:value-type="float" office:value="117" calcext:value-type="float">
            <text:p>117</text:p>
          </table:table-cell>
          <table:table-cell office:value-type="float" office:value="1.419" calcext:value-type="float">
            <text:p>1,419</text:p>
          </table:table-cell>
          <table:table-cell office:value-type="string" calcext:value-type="string">
            <text:p>1B41_0001_006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399" calcext:value-type="float">
            <text:p>-69,399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12" calcext:value-type="float">
            <text:p>0,612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6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-3.111" calcext:value-type="float">
            <text:p>-3,111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29" calcext:value-type="float">
            <text:p>0,129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79" calcext:value-type="float">
            <text:p>0,579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6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-3.091" calcext:value-type="float">
            <text:p>-3,091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82" calcext:value-type="float">
            <text:p>0,582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6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368" calcext:value-type="float">
            <text:p>-1763,368</text:p>
          </table:table-cell>
          <table:table-cell office:value-type="float" office:value="10" calcext:value-type="float">
            <text:p>10</text:p>
          </table:table-cell>
          <table:table-cell office:value-type="float" office:value="-2.979" calcext:value-type="float">
            <text:p>-2,979</text:p>
          </table:table-cell>
          <table:table-cell office:value-type="float" office:value="-69.445" calcext:value-type="float">
            <text:p>-69,445</text:p>
          </table:table-cell>
          <table:table-cell office:value-type="float" office:value="-3.118" calcext:value-type="float">
            <text:p>-3,118</text:p>
          </table:table-cell>
          <table:table-cell office:value-type="float" office:value="-68.727" calcext:value-type="float">
            <text:p>-68,727</text:p>
          </table:table-cell>
          <table:table-cell office:value-type="float" office:value="-3.085" calcext:value-type="float">
            <text:p>-3,085</text:p>
          </table:table-cell>
          <table:table-cell office:value-type="float" office:value="1521.311" calcext:value-type="float">
            <text:p>1521,311</text:p>
          </table:table-cell>
          <table:table-cell office:value-type="float" office:value="2227.588" calcext:value-type="float">
            <text:p>2227,588</text:p>
          </table:table-cell>
          <table:table-cell office:value-type="float" office:value="706.277" calcext:value-type="float">
            <text:p>706,277</text:p>
          </table:table-cell>
          <table:table-cell office:value-type="float" office:value="-68.729" calcext:value-type="float">
            <text:p>-68,729</text:p>
          </table:table-cell>
          <table:table-cell office:value-type="float" office:value="18" calcext:value-type="float">
            <text:p>18</text:p>
          </table:table-cell>
          <table:table-cell office:value-type="float" office:value="-8.232" calcext:value-type="float">
            <text:p>-8,232</text:p>
          </table:table-cell>
          <table:table-cell office:value-type="float" office:value="-3628.422" calcext:value-type="float">
            <text:p>-3628,422</text:p>
          </table:table-cell>
          <table:table-cell office:value-type="float" office:value="646.869" calcext:value-type="float">
            <text:p>646,869</text:p>
          </table:table-cell>
          <table:table-cell office:value-type="float" office:value="-937.713" calcext:value-type="float">
            <text:p>-937,713</text:p>
          </table:table-cell>
          <table:table-cell office:value-type="float" office:value="6.449" calcext:value-type="float">
            <text:p>6,449</text:p>
          </table:table-cell>
          <table:table-cell office:value-type="float" office:value="108.928" calcext:value-type="float">
            <text:p>108,928</text:p>
          </table:table-cell>
          <table:table-cell office:value-type="float" office:value="489.779" calcext:value-type="float">
            <text:p>489,779</text:p>
          </table:table-cell>
          <table:table-cell office:value-type="float" office:value="1988.217" calcext:value-type="float">
            <text:p>1988,217</text:p>
          </table:table-cell>
          <table:table-cell office:value-type="float" office:value="0.098" calcext:value-type="float">
            <text:p>0,098</text:p>
          </table:table-cell>
          <table:table-cell office:value-type="float" office:value="-139.44" calcext:value-type="float">
            <text:p>-139,44</text:p>
          </table:table-cell>
          <table:table-cell office:value-type="float" office:value="-118.269" calcext:value-type="float">
            <text:p>-118,269</text:p>
          </table:table-cell>
          <table:table-cell office:value-type="float" office:value="-102.853" calcext:value-type="float">
            <text:p>-102,853</text:p>
          </table:table-cell>
          <table:table-cell office:value-type="float" office:value="-183.792" calcext:value-type="float">
            <text:p>-183,792</text:p>
          </table:table-cell>
          <table:table-cell office:value-type="float" office:value="7" calcext:value-type="float">
            <text:p>7</text:p>
          </table:table-cell>
          <table:table-cell office:value-type="float" office:value="-79.608" calcext:value-type="float">
            <text:p>-79,608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0.845" calcext:value-type="float">
            <text:p>50,845</text:p>
          </table:table-cell>
          <table:table-cell office:value-type="float" office:value="-149.571" calcext:value-type="float">
            <text:p>-149,571</text:p>
          </table:table-cell>
          <table:table-cell office:value-type="float" office:value="0.638" calcext:value-type="float">
            <text:p>0,638</text:p>
          </table:table-cell>
          <table:table-cell office:value-type="float" office:value="-3.306" calcext:value-type="float">
            <text:p>-3,306</text:p>
          </table:table-cell>
          <table:table-cell office:value-type="float" office:value="6.182" calcext:value-type="float">
            <text:p>6,182</text:p>
          </table:table-cell>
          <table:table-cell office:value-type="float" office:value="39.829" calcext:value-type="float">
            <text:p>39,829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06" calcext:value-type="float">
            <text:p>0,706</text:p>
          </table:table-cell>
          <table:table-cell office:value-type="float" office:value="-3.182" calcext:value-type="float">
            <text:p>-3,182</text:p>
          </table:table-cell>
          <table:table-cell office:value-type="float" office:value="-165.464" calcext:value-type="float">
            <text:p>-165,464</text:p>
          </table:table-cell>
          <table:table-cell office:value-type="float" office:value="-3.521" calcext:value-type="float">
            <text:p>-3,521</text:p>
          </table:table-cell>
          <table:table-cell office:value-type="float" office:value="-105.623" calcext:value-type="float">
            <text:p>-105,623</text:p>
          </table:table-cell>
          <table:table-cell office:value-type="float" office:value="119" calcext:value-type="float">
            <text:p>119</text:p>
          </table:table-cell>
          <table:table-cell office:value-type="float" office:value="1.427" calcext:value-type="float">
            <text:p>1,427</text:p>
          </table:table-cell>
          <table:table-cell office:value-type="string" calcext:value-type="string">
            <text:p>1B41_0001_006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433" calcext:value-type="float">
            <text:p>-1766,433</text:p>
          </table:table-cell>
          <table:table-cell office:value-type="float" office:value="11" calcext:value-type="float">
            <text:p>11</text:p>
          </table:table-cell>
          <table:table-cell office:value-type="float" office:value="-2.984" calcext:value-type="float">
            <text:p>-2,984</text:p>
          </table:table-cell>
          <table:table-cell office:value-type="float" office:value="-70.185" calcext:value-type="float">
            <text:p>-70,185</text:p>
          </table:table-cell>
          <table:table-cell office:value-type="float" office:value="-3.124" calcext:value-type="float">
            <text:p>-3,124</text:p>
          </table:table-cell>
          <table:table-cell office:value-type="float" office:value="-69.26" calcext:value-type="float">
            <text:p>-69,26</text:p>
          </table:table-cell>
          <table:table-cell office:value-type="float" office:value="-3.082" calcext:value-type="float">
            <text:p>-3,082</text:p>
          </table:table-cell>
          <table:table-cell office:value-type="float" office:value="1496.423" calcext:value-type="float">
            <text:p>1496,423</text:p>
          </table:table-cell>
          <table:table-cell office:value-type="float" office:value="2246.908" calcext:value-type="float">
            <text:p>2246,908</text:p>
          </table:table-cell>
          <table:table-cell office:value-type="float" office:value="750.485" calcext:value-type="float">
            <text:p>750,485</text:p>
          </table:table-cell>
          <table:table-cell office:value-type="float" office:value="-69.262" calcext:value-type="float">
            <text:p>-69,262</text:p>
          </table:table-cell>
          <table:table-cell office:value-type="float" office:value="18" calcext:value-type="float">
            <text:p>18</text:p>
          </table:table-cell>
          <table:table-cell office:value-type="float" office:value="-8.135" calcext:value-type="float">
            <text:p>-8,135</text:p>
          </table:table-cell>
          <table:table-cell office:value-type="float" office:value="-3627.036" calcext:value-type="float">
            <text:p>-3627,036</text:p>
          </table:table-cell>
          <table:table-cell office:value-type="float" office:value="642.809" calcext:value-type="float">
            <text:p>642,809</text:p>
          </table:table-cell>
          <table:table-cell office:value-type="float" office:value="-931.816" calcext:value-type="float">
            <text:p>-931,816</text:p>
          </table:table-cell>
          <table:table-cell office:value-type="float" office:value="6.448" calcext:value-type="float">
            <text:p>6,448</text:p>
          </table:table-cell>
          <table:table-cell office:value-type="float" office:value="108.243" calcext:value-type="float">
            <text:p>108,243</text:p>
          </table:table-cell>
          <table:table-cell office:value-type="float" office:value="494.174" calcext:value-type="float">
            <text:p>494,174</text:p>
          </table:table-cell>
          <table:table-cell office:value-type="float" office:value="1970.49" calcext:value-type="float">
            <text:p>1970,49</text:p>
          </table:table-cell>
          <table:table-cell office:value-type="float" office:value="0.082" calcext:value-type="float">
            <text:p>0,082</text:p>
          </table:table-cell>
          <table:table-cell office:value-type="float" office:value="-135.371" calcext:value-type="float">
            <text:p>-135,371</text:p>
          </table:table-cell>
          <table:table-cell office:value-type="float" office:value="-117.791" calcext:value-type="float">
            <text:p>-117,791</text:p>
          </table:table-cell>
          <table:table-cell office:value-type="float" office:value="-102.13" calcext:value-type="float">
            <text:p>-102,13</text:p>
          </table:table-cell>
          <table:table-cell office:value-type="float" office:value="-184.224" calcext:value-type="float">
            <text:p>-184,224</text:p>
          </table:table-cell>
          <table:table-cell office:value-type="float" office:value="6" calcext:value-type="float">
            <text:p>6</text:p>
          </table:table-cell>
          <table:table-cell office:value-type="float" office:value="-80.045" calcext:value-type="float">
            <text:p>-80,045</text:p>
          </table:table-cell>
          <table:table-cell office:value-type="float" office:value="592" calcext:value-type="float">
            <text:p>592</text:p>
          </table:table-cell>
          <table:table-cell office:value-type="float" office:value="84" calcext:value-type="float">
            <text:p>84</text:p>
          </table:table-cell>
          <table:table-cell office:value-type="float" office:value="51.164" calcext:value-type="float">
            <text:p>51,164</text:p>
          </table:table-cell>
          <table:table-cell office:value-type="float" office:value="-150.231" calcext:value-type="float">
            <text:p>-150,231</text:p>
          </table:table-cell>
          <table:table-cell office:value-type="float" office:value="0.605" calcext:value-type="float">
            <text:p>0,605</text:p>
          </table:table-cell>
          <table:table-cell office:value-type="float" office:value="-3.321" calcext:value-type="float">
            <text:p>-3,321</text:p>
          </table:table-cell>
          <table:table-cell office:value-type="float" office:value="6.375" calcext:value-type="float">
            <text:p>6,375</text:p>
          </table:table-cell>
          <table:table-cell office:value-type="float" office:value="40.14" calcext:value-type="float">
            <text:p>40,14</text:p>
          </table:table-cell>
          <table:table-cell office:value-type="float" office:value="248.944" calcext:value-type="float">
            <text:p>248,944</text:p>
          </table:table-cell>
          <table:table-cell office:value-type="float" office:value="0.688" calcext:value-type="float">
            <text:p>0,688</text:p>
          </table:table-cell>
          <table:table-cell office:value-type="float" office:value="-3.222" calcext:value-type="float">
            <text:p>-3,222</text:p>
          </table:table-cell>
          <table:table-cell office:value-type="float" office:value="-170.76" calcext:value-type="float">
            <text:p>-170,76</text:p>
          </table:table-cell>
          <table:table-cell office:value-type="float" office:value="-3.489" calcext:value-type="float">
            <text:p>-3,489</text:p>
          </table:table-cell>
          <table:table-cell office:value-type="float" office:value="-108.167" calcext:value-type="float">
            <text:p>-108,167</text:p>
          </table:table-cell>
          <table:table-cell office:value-type="float" office:value="124" calcext:value-type="float">
            <text:p>124</text:p>
          </table:table-cell>
          <table:table-cell office:value-type="float" office:value="1.559" calcext:value-type="float">
            <text:p>1,559</text:p>
          </table:table-cell>
          <table:table-cell office:value-type="string" calcext:value-type="string">
            <text:p>1B41_0001_006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07" calcext:value-type="float">
            <text:p>0,607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6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247" calcext:value-type="float">
            <text:p>-1766,247</text:p>
          </table:table-cell>
          <table:table-cell office:value-type="float" office:value="10" calcext:value-type="float">
            <text:p>10</text:p>
          </table:table-cell>
          <table:table-cell office:value-type="float" office:value="-2.984" calcext:value-type="float">
            <text:p>-2,984</text:p>
          </table:table-cell>
          <table:table-cell office:value-type="float" office:value="-70.839" calcext:value-type="float">
            <text:p>-70,839</text:p>
          </table:table-cell>
          <table:table-cell office:value-type="float" office:value="-3.218" calcext:value-type="float">
            <text:p>-3,218</text:p>
          </table:table-cell>
          <table:table-cell office:value-type="float" office:value="-69.354" calcext:value-type="float">
            <text:p>-69,354</text:p>
          </table:table-cell>
          <table:table-cell office:value-type="float" office:value="-3.15" calcext:value-type="float">
            <text:p>-3,15</text:p>
          </table:table-cell>
          <table:table-cell office:value-type="float" office:value="1439.774" calcext:value-type="float">
            <text:p>1439,774</text:p>
          </table:table-cell>
          <table:table-cell office:value-type="float" office:value="2201.571" calcext:value-type="float">
            <text:p>2201,571</text:p>
          </table:table-cell>
          <table:table-cell office:value-type="float" office:value="761.797" calcext:value-type="float">
            <text:p>761,797</text:p>
          </table:table-cell>
          <table:table-cell office:value-type="float" office:value="-69.354" calcext:value-type="float">
            <text:p>-69,354</text:p>
          </table:table-cell>
          <table:table-cell office:value-type="float" office:value="16" calcext:value-type="float">
            <text:p>16</text:p>
          </table:table-cell>
          <table:table-cell office:value-type="float" office:value="-8.154" calcext:value-type="float">
            <text:p>-8,154</text:p>
          </table:table-cell>
          <table:table-cell office:value-type="float" office:value="-3624.888" calcext:value-type="float">
            <text:p>-3624,888</text:p>
          </table:table-cell>
          <table:table-cell office:value-type="float" office:value="641.42" calcext:value-type="float">
            <text:p>641,42</text:p>
          </table:table-cell>
          <table:table-cell office:value-type="float" office:value="-930.191" calcext:value-type="float">
            <text:p>-930,191</text:p>
          </table:table-cell>
          <table:table-cell office:value-type="float" office:value="6.432" calcext:value-type="float">
            <text:p>6,432</text:p>
          </table:table-cell>
          <table:table-cell office:value-type="float" office:value="108.236" calcext:value-type="float">
            <text:p>108,236</text:p>
          </table:table-cell>
          <table:table-cell office:value-type="float" office:value="493.773" calcext:value-type="float">
            <text:p>493,773</text:p>
          </table:table-cell>
          <table:table-cell office:value-type="float" office:value="1971.639" calcext:value-type="float">
            <text:p>1971,639</text:p>
          </table:table-cell>
          <table:table-cell office:value-type="float" office:value="0.101" calcext:value-type="float">
            <text:p>0,101</text:p>
          </table:table-cell>
          <table:table-cell office:value-type="float" office:value="-134.02" calcext:value-type="float">
            <text:p>-134,02</text:p>
          </table:table-cell>
          <table:table-cell office:value-type="float" office:value="-118.29" calcext:value-type="float">
            <text:p>-118,29</text:p>
          </table:table-cell>
          <table:table-cell office:value-type="float" office:value="-104.101" calcext:value-type="float">
            <text:p>-104,101</text:p>
          </table:table-cell>
          <table:table-cell office:value-type="float" office:value="-184.412" calcext:value-type="float">
            <text:p>-184,412</text:p>
          </table:table-cell>
          <table:table-cell office:value-type="float" office:value="7" calcext:value-type="float">
            <text:p>7</text:p>
          </table:table-cell>
          <table:table-cell office:value-type="float" office:value="-80.695" calcext:value-type="float">
            <text:p>-80,69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49.638" calcext:value-type="float">
            <text:p>49,638</text:p>
          </table:table-cell>
          <table:table-cell office:value-type="float" office:value="-150.435" calcext:value-type="float">
            <text:p>-150,435</text:p>
          </table:table-cell>
          <table:table-cell office:value-type="float" office:value="0.591" calcext:value-type="float">
            <text:p>0,591</text:p>
          </table:table-cell>
          <table:table-cell office:value-type="float" office:value="-3.31" calcext:value-type="float">
            <text:p>-3,31</text:p>
          </table:table-cell>
          <table:table-cell office:value-type="float" office:value="6.208" calcext:value-type="float">
            <text:p>6,208</text:p>
          </table:table-cell>
          <table:table-cell office:value-type="float" office:value="39.884" calcext:value-type="float">
            <text:p>39,884</text:p>
          </table:table-cell>
          <table:table-cell office:value-type="float" office:value="250.214" calcext:value-type="float">
            <text:p>250,214</text:p>
          </table:table-cell>
          <table:table-cell office:value-type="float" office:value="0.681" calcext:value-type="float">
            <text:p>0,681</text:p>
          </table:table-cell>
          <table:table-cell office:value-type="float" office:value="-3.194" calcext:value-type="float">
            <text:p>-3,194</text:p>
          </table:table-cell>
          <table:table-cell office:value-type="float" office:value="-166.104" calcext:value-type="float">
            <text:p>-166,104</text:p>
          </table:table-cell>
          <table:table-cell office:value-type="float" office:value="-3.504" calcext:value-type="float">
            <text:p>-3,504</text:p>
          </table:table-cell>
          <table:table-cell office:value-type="float" office:value="-108.616" calcext:value-type="float">
            <text:p>-108,616</text:p>
          </table:table-cell>
          <table:table-cell office:value-type="float" office:value="120" calcext:value-type="float">
            <text:p>120</text:p>
          </table:table-cell>
          <table:table-cell office:value-type="float" office:value="1.495" calcext:value-type="float">
            <text:p>1,495</text:p>
          </table:table-cell>
          <table:table-cell office:value-type="string" calcext:value-type="string">
            <text:p>1B41_0001_006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399" calcext:value-type="float">
            <text:p>-69,399</text:p>
          </table:table-cell>
          <table:table-cell office:value-type="float" office:value="-3.13" calcext:value-type="float">
            <text:p>-3,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63" calcext:value-type="float">
            <text:p>0,663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7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25" calcext:value-type="float">
            <text:p>0,625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7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3.844" calcext:value-type="float">
            <text:p>-1763,844</text:p>
          </table:table-cell>
          <table:table-cell office:value-type="float" office:value="10" calcext:value-type="float">
            <text:p>10</text:p>
          </table:table-cell>
          <table:table-cell office:value-type="float" office:value="-2.979" calcext:value-type="float">
            <text:p>-2,979</text:p>
          </table:table-cell>
          <table:table-cell office:value-type="float" office:value="-68.26" calcext:value-type="float">
            <text:p>-68,26</text:p>
          </table:table-cell>
          <table:table-cell office:value-type="float" office:value="-3.212" calcext:value-type="float">
            <text:p>-3,212</text:p>
          </table:table-cell>
          <table:table-cell office:value-type="float" office:value="-66.056" calcext:value-type="float">
            <text:p>-66,056</text:p>
          </table:table-cell>
          <table:table-cell office:value-type="float" office:value="-3.108" calcext:value-type="float">
            <text:p>-3,108</text:p>
          </table:table-cell>
          <table:table-cell office:value-type="float" office:value="1396.308" calcext:value-type="float">
            <text:p>1396,308</text:p>
          </table:table-cell>
          <table:table-cell office:value-type="float" office:value="2125.099" calcext:value-type="float">
            <text:p>2125,099</text:p>
          </table:table-cell>
          <table:table-cell office:value-type="float" office:value="728.791" calcext:value-type="float">
            <text:p>728,791</text:p>
          </table:table-cell>
          <table:table-cell office:value-type="float" office:value="-66.056" calcext:value-type="float">
            <text:p>-66,056</text:p>
          </table:table-cell>
          <table:table-cell office:value-type="float" office:value="16" calcext:value-type="float">
            <text:p>16</text:p>
          </table:table-cell>
          <table:table-cell office:value-type="float" office:value="-8.191" calcext:value-type="float">
            <text:p>-8,191</text:p>
          </table:table-cell>
          <table:table-cell office:value-type="float" office:value="-3618.748" calcext:value-type="float">
            <text:p>-3618,748</text:p>
          </table:table-cell>
          <table:table-cell office:value-type="float" office:value="641.892" calcext:value-type="float">
            <text:p>641,892</text:p>
          </table:table-cell>
          <table:table-cell office:value-type="float" office:value="-937.423" calcext:value-type="float">
            <text:p>-937,423</text:p>
          </table:table-cell>
          <table:table-cell office:value-type="float" office:value="6.431" calcext:value-type="float">
            <text:p>6,431</text:p>
          </table:table-cell>
          <table:table-cell office:value-type="float" office:value="108.746" calcext:value-type="float">
            <text:p>108,746</text:p>
          </table:table-cell>
          <table:table-cell office:value-type="float" office:value="486.711" calcext:value-type="float">
            <text:p>486,711</text:p>
          </table:table-cell>
          <table:table-cell office:value-type="float" office:value="1986.487" calcext:value-type="float">
            <text:p>1986,487</text:p>
          </table:table-cell>
          <table:table-cell office:value-type="float" office:value="0.116" calcext:value-type="float">
            <text:p>0,116</text:p>
          </table:table-cell>
          <table:table-cell office:value-type="float" office:value="-138.008" calcext:value-type="float">
            <text:p>-138,008</text:p>
          </table:table-cell>
          <table:table-cell office:value-type="float" office:value="-118.639" calcext:value-type="float">
            <text:p>-118,639</text:p>
          </table:table-cell>
          <table:table-cell office:value-type="float" office:value="-104.753" calcext:value-type="float">
            <text:p>-104,753</text:p>
          </table:table-cell>
          <table:table-cell office:value-type="float" office:value="-183.473" calcext:value-type="float">
            <text:p>-183,473</text:p>
          </table:table-cell>
          <table:table-cell office:value-type="float" office:value="7" calcext:value-type="float">
            <text:p>7</text:p>
          </table:table-cell>
          <table:table-cell office:value-type="float" office:value="-79.03" calcext:value-type="float">
            <text:p>-79,0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0.08" calcext:value-type="float">
            <text:p>50,08</text:p>
          </table:table-cell>
          <table:table-cell office:value-type="float" office:value="-150.02" calcext:value-type="float">
            <text:p>-150,02</text:p>
          </table:table-cell>
          <table:table-cell office:value-type="float" office:value="0.622" calcext:value-type="float">
            <text:p>0,622</text:p>
          </table:table-cell>
          <table:table-cell office:value-type="float" office:value="-3.287" calcext:value-type="float">
            <text:p>-3,287</text:p>
          </table:table-cell>
          <table:table-cell office:value-type="float" office:value="6.137" calcext:value-type="float">
            <text:p>6,137</text:p>
          </table:table-cell>
          <table:table-cell office:value-type="float" office:value="40.067" calcext:value-type="float">
            <text:p>40,067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86" calcext:value-type="float">
            <text:p>0,686</text:p>
          </table:table-cell>
          <table:table-cell office:value-type="float" office:value="-3.144" calcext:value-type="float">
            <text:p>-3,144</text:p>
          </table:table-cell>
          <table:table-cell office:value-type="float" office:value="-160.332" calcext:value-type="float">
            <text:p>-160,332</text:p>
          </table:table-cell>
          <table:table-cell office:value-type="float" office:value="-3.523" calcext:value-type="float">
            <text:p>-3,523</text:p>
          </table:table-cell>
          <table:table-cell office:value-type="float" office:value="-109.216" calcext:value-type="float">
            <text:p>-109,216</text:p>
          </table:table-cell>
          <table:table-cell office:value-type="float" office:value="115" calcext:value-type="float">
            <text:p>115</text:p>
          </table:table-cell>
          <table:table-cell office:value-type="float" office:value="1.313" calcext:value-type="float">
            <text:p>1,313</text:p>
          </table:table-cell>
          <table:table-cell office:value-type="string" calcext:value-type="string">
            <text:p>1B41_0001_007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84" calcext:value-type="float">
            <text:p>0,584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7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59.931" calcext:value-type="float">
            <text:p>-1759,931</text:p>
          </table:table-cell>
          <table:table-cell office:value-type="float" office:value="11" calcext:value-type="float">
            <text:p>11</text:p>
          </table:table-cell>
          <table:table-cell office:value-type="float" office:value="-2.973" calcext:value-type="float">
            <text:p>-2,973</text:p>
          </table:table-cell>
          <table:table-cell office:value-type="float" office:value="-72.39" calcext:value-type="float">
            <text:p>-72,39</text:p>
          </table:table-cell>
          <table:table-cell office:value-type="float" office:value="-3.176" calcext:value-type="float">
            <text:p>-3,176</text:p>
          </table:table-cell>
          <table:table-cell office:value-type="float" office:value="-68.467" calcext:value-type="float">
            <text:p>-68,467</text:p>
          </table:table-cell>
          <table:table-cell office:value-type="float" office:value="-3.004" calcext:value-type="float">
            <text:p>-3,004</text:p>
          </table:table-cell>
          <table:table-cell office:value-type="float" office:value="1508.602" calcext:value-type="float">
            <text:p>1508,602</text:p>
          </table:table-cell>
          <table:table-cell office:value-type="float" office:value="2279.205" calcext:value-type="float">
            <text:p>2279,205</text:p>
          </table:table-cell>
          <table:table-cell office:value-type="float" office:value="770.603" calcext:value-type="float">
            <text:p>770,603</text:p>
          </table:table-cell>
          <table:table-cell office:value-type="float" office:value="-68.467" calcext:value-type="float">
            <text:p>-68,467</text:p>
          </table:table-cell>
          <table:table-cell office:value-type="float" office:value="20" calcext:value-type="float">
            <text:p>20</text:p>
          </table:table-cell>
          <table:table-cell office:value-type="float" office:value="-8.249" calcext:value-type="float">
            <text:p>-8,249</text:p>
          </table:table-cell>
          <table:table-cell office:value-type="float" office:value="-3630.68" calcext:value-type="float">
            <text:p>-3630,68</text:p>
          </table:table-cell>
          <table:table-cell office:value-type="float" office:value="646.011" calcext:value-type="float">
            <text:p>646,011</text:p>
          </table:table-cell>
          <table:table-cell office:value-type="float" office:value="-935.928" calcext:value-type="float">
            <text:p>-935,928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8" calcext:value-type="float">
            <text:p>108,8</text:p>
          </table:table-cell>
          <table:table-cell office:value-type="float" office:value="491.789" calcext:value-type="float">
            <text:p>491,789</text:p>
          </table:table-cell>
          <table:table-cell office:value-type="float" office:value="1989.35" calcext:value-type="float">
            <text:p>1989,35</text:p>
          </table:table-cell>
          <table:table-cell office:value-type="float" office:value="0.128" calcext:value-type="float">
            <text:p>0,128</text:p>
          </table:table-cell>
          <table:table-cell office:value-type="float" office:value="-138.554" calcext:value-type="float">
            <text:p>-138,554</text:p>
          </table:table-cell>
          <table:table-cell office:value-type="float" office:value="-118.201" calcext:value-type="float">
            <text:p>-118,201</text:p>
          </table:table-cell>
          <table:table-cell office:value-type="float" office:value="-102.517" calcext:value-type="float">
            <text:p>-102,517</text:p>
          </table:table-cell>
          <table:table-cell office:value-type="float" office:value="-184.148" calcext:value-type="float">
            <text:p>-184,148</text:p>
          </table:table-cell>
          <table:table-cell office:value-type="float" office:value="8" calcext:value-type="float">
            <text:p>8</text:p>
          </table:table-cell>
          <table:table-cell office:value-type="float" office:value="-79.142" calcext:value-type="float">
            <text:p>-79,142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995" calcext:value-type="float">
            <text:p>51,995</text:p>
          </table:table-cell>
          <table:table-cell office:value-type="float" office:value="-149.908" calcext:value-type="float">
            <text:p>-149,908</text:p>
          </table:table-cell>
          <table:table-cell office:value-type="float" office:value="0.609" calcext:value-type="float">
            <text:p>0,609</text:p>
          </table:table-cell>
          <table:table-cell office:value-type="float" office:value="-3.27" calcext:value-type="float">
            <text:p>-3,27</text:p>
          </table:table-cell>
          <table:table-cell office:value-type="float" office:value="6.243" calcext:value-type="float">
            <text:p>6,243</text:p>
          </table:table-cell>
          <table:table-cell office:value-type="float" office:value="39.265" calcext:value-type="float">
            <text:p>39,26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02" calcext:value-type="float">
            <text:p>0,702</text:p>
          </table:table-cell>
          <table:table-cell office:value-type="float" office:value="-3.18" calcext:value-type="float">
            <text:p>-3,18</text:p>
          </table:table-cell>
          <table:table-cell office:value-type="float" office:value="-165.348" calcext:value-type="float">
            <text:p>-165,348</text:p>
          </table:table-cell>
          <table:table-cell office:value-type="float" office:value="-3.421" calcext:value-type="float">
            <text:p>-3,421</text:p>
          </table:table-cell>
          <table:table-cell office:value-type="float" office:value="-106.041" calcext:value-type="float">
            <text:p>-106,041</text:p>
          </table:table-cell>
          <table:table-cell office:value-type="float" office:value="118" calcext:value-type="float">
            <text:p>118</text:p>
          </table:table-cell>
          <table:table-cell office:value-type="float" office:value="1.484" calcext:value-type="float">
            <text:p>1,484</text:p>
          </table:table-cell>
          <table:table-cell office:value-type="string" calcext:value-type="string">
            <text:p>1B41_0001_007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777" calcext:value-type="float">
            <text:p>-1766,777</text:p>
          </table:table-cell>
          <table:table-cell office:value-type="float" office:value="12" calcext:value-type="float">
            <text:p>12</text:p>
          </table:table-cell>
          <table:table-cell office:value-type="float" office:value="-2.984" calcext:value-type="float">
            <text:p>-2,984</text:p>
          </table:table-cell>
          <table:table-cell office:value-type="float" office:value="-68.783" calcext:value-type="float">
            <text:p>-68,783</text:p>
          </table:table-cell>
          <table:table-cell office:value-type="float" office:value="-3.125" calcext:value-type="float">
            <text:p>-3,125</text:p>
          </table:table-cell>
          <table:table-cell office:value-type="float" office:value="-67.165" calcext:value-type="float">
            <text:p>-67,165</text:p>
          </table:table-cell>
          <table:table-cell office:value-type="float" office:value="-3.051" calcext:value-type="float">
            <text:p>-3,051</text:p>
          </table:table-cell>
          <table:table-cell office:value-type="float" office:value="1455.079" calcext:value-type="float">
            <text:p>1455,079</text:p>
          </table:table-cell>
          <table:table-cell office:value-type="float" office:value="2201.069" calcext:value-type="float">
            <text:p>2201,069</text:p>
          </table:table-cell>
          <table:table-cell office:value-type="float" office:value="745.991" calcext:value-type="float">
            <text:p>745,991</text:p>
          </table:table-cell>
          <table:table-cell office:value-type="float" office:value="-67.165" calcext:value-type="float">
            <text:p>-67,165</text:p>
          </table:table-cell>
          <table:table-cell office:value-type="float" office:value="18" calcext:value-type="float">
            <text:p>18</text:p>
          </table:table-cell>
          <table:table-cell office:value-type="float" office:value="-8.195" calcext:value-type="float">
            <text:p>-8,195</text:p>
          </table:table-cell>
          <table:table-cell office:value-type="float" office:value="-3620.245" calcext:value-type="float">
            <text:p>-3620,245</text:p>
          </table:table-cell>
          <table:table-cell office:value-type="float" office:value="642.283" calcext:value-type="float">
            <text:p>642,283</text:p>
          </table:table-cell>
          <table:table-cell office:value-type="float" office:value="-928.203" calcext:value-type="float">
            <text:p>-928,203</text:p>
          </table:table-cell>
          <table:table-cell office:value-type="float" office:value="6.439" calcext:value-type="float">
            <text:p>6,439</text:p>
          </table:table-cell>
          <table:table-cell office:value-type="float" office:value="108.29" calcext:value-type="float">
            <text:p>108,29</text:p>
          </table:table-cell>
          <table:table-cell office:value-type="float" office:value="487.318" calcext:value-type="float">
            <text:p>487,318</text:p>
          </table:table-cell>
          <table:table-cell office:value-type="float" office:value="1971.218" calcext:value-type="float">
            <text:p>1971,218</text:p>
          </table:table-cell>
          <table:table-cell office:value-type="float" office:value="0.096" calcext:value-type="float">
            <text:p>0,096</text:p>
          </table:table-cell>
          <table:table-cell office:value-type="float" office:value="-133.318" calcext:value-type="float">
            <text:p>-133,318</text:p>
          </table:table-cell>
          <table:table-cell office:value-type="float" office:value="-118.146" calcext:value-type="float">
            <text:p>-118,146</text:p>
          </table:table-cell>
          <table:table-cell office:value-type="float" office:value="-104.404" calcext:value-type="float">
            <text:p>-104,404</text:p>
          </table:table-cell>
          <table:table-cell office:value-type="float" office:value="-184.067" calcext:value-type="float">
            <text:p>-184,067</text:p>
          </table:table-cell>
          <table:table-cell office:value-type="float" office:value="6" calcext:value-type="float">
            <text:p>6</text:p>
          </table:table-cell>
          <table:table-cell office:value-type="float" office:value="-80.488" calcext:value-type="float">
            <text:p>-80,488</text:p>
          </table:table-cell>
          <table:table-cell office:value-type="float" office:value="592" calcext:value-type="float">
            <text:p>592</text:p>
          </table:table-cell>
          <table:table-cell office:value-type="float" office:value="85" calcext:value-type="float">
            <text:p>85</text:p>
          </table:table-cell>
          <table:table-cell office:value-type="float" office:value="49.613" calcext:value-type="float">
            <text:p>49,613</text:p>
          </table:table-cell>
          <table:table-cell office:value-type="float" office:value="-150.49" calcext:value-type="float">
            <text:p>-150,49</text:p>
          </table:table-cell>
          <table:table-cell office:value-type="float" office:value="0.572" calcext:value-type="float">
            <text:p>0,572</text:p>
          </table:table-cell>
          <table:table-cell office:value-type="float" office:value="-3.317" calcext:value-type="float">
            <text:p>-3,317</text:p>
          </table:table-cell>
          <table:table-cell office:value-type="float" office:value="6.247" calcext:value-type="float">
            <text:p>6,247</text:p>
          </table:table-cell>
          <table:table-cell office:value-type="float" office:value="39.521" calcext:value-type="float">
            <text:p>39,521</text:p>
          </table:table-cell>
          <table:table-cell office:value-type="float" office:value="248.434" calcext:value-type="float">
            <text:p>248,434</text:p>
          </table:table-cell>
          <table:table-cell office:value-type="float" office:value="0.691" calcext:value-type="float">
            <text:p>0,691</text:p>
          </table:table-cell>
          <table:table-cell office:value-type="float" office:value="-3.203" calcext:value-type="float">
            <text:p>-3,203</text:p>
          </table:table-cell>
          <table:table-cell office:value-type="float" office:value="-172.986" calcext:value-type="float">
            <text:p>-172,986</text:p>
          </table:table-cell>
          <table:table-cell office:value-type="float" office:value="-3.515" calcext:value-type="float">
            <text:p>-3,515</text:p>
          </table:table-cell>
          <table:table-cell office:value-type="float" office:value="-108.965" calcext:value-type="float">
            <text:p>-108,965</text:p>
          </table:table-cell>
          <table:table-cell office:value-type="float" office:value="121" calcext:value-type="float">
            <text:p>121</text:p>
          </table:table-cell>
          <table:table-cell office:value-type="float" office:value="1.417" calcext:value-type="float">
            <text:p>1,417</text:p>
          </table:table-cell>
          <table:table-cell office:value-type="string" calcext:value-type="string">
            <text:p>1B41_0001_007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4.962" calcext:value-type="float">
            <text:p>-1764,962</text:p>
          </table:table-cell>
          <table:table-cell office:value-type="float" office:value="9" calcext:value-type="float">
            <text:p>9</text:p>
          </table:table-cell>
          <table:table-cell office:value-type="float" office:value="-2.981" calcext:value-type="float">
            <text:p>-2,981</text:p>
          </table:table-cell>
          <table:table-cell office:value-type="float" office:value="-69.091" calcext:value-type="float">
            <text:p>-69,091</text:p>
          </table:table-cell>
          <table:table-cell office:value-type="float" office:value="-3.2" calcext:value-type="float">
            <text:p>-3,2</text:p>
          </table:table-cell>
          <table:table-cell office:value-type="float" office:value="-67.106" calcext:value-type="float">
            <text:p>-67,106</text:p>
          </table:table-cell>
          <table:table-cell office:value-type="float" office:value="-3.108" calcext:value-type="float">
            <text:p>-3,108</text:p>
          </table:table-cell>
          <table:table-cell office:value-type="float" office:value="1429.353" calcext:value-type="float">
            <text:p>1429,353</text:p>
          </table:table-cell>
          <table:table-cell office:value-type="float" office:value="2158.811" calcext:value-type="float">
            <text:p>2158,811</text:p>
          </table:table-cell>
          <table:table-cell office:value-type="float" office:value="729.458" calcext:value-type="float">
            <text:p>729,458</text:p>
          </table:table-cell>
          <table:table-cell office:value-type="float" office:value="-66.963" calcext:value-type="float">
            <text:p>-66,963</text:p>
          </table:table-cell>
          <table:table-cell office:value-type="float" office:value="18" calcext:value-type="float">
            <text:p>18</text:p>
          </table:table-cell>
          <table:table-cell office:value-type="float" office:value="-8.153" calcext:value-type="float">
            <text:p>-8,153</text:p>
          </table:table-cell>
          <table:table-cell office:value-type="float" office:value="-3615.128" calcext:value-type="float">
            <text:p>-3615,128</text:p>
          </table:table-cell>
          <table:table-cell office:value-type="float" office:value="641.463" calcext:value-type="float">
            <text:p>641,463</text:p>
          </table:table-cell>
          <table:table-cell office:value-type="float" office:value="-930.379" calcext:value-type="float">
            <text:p>-930,379</text:p>
          </table:table-cell>
          <table:table-cell office:value-type="float" office:value="6.442" calcext:value-type="float">
            <text:p>6,442</text:p>
          </table:table-cell>
          <table:table-cell office:value-type="float" office:value="108.059" calcext:value-type="float">
            <text:p>108,059</text:p>
          </table:table-cell>
          <table:table-cell office:value-type="float" office:value="488.02" calcext:value-type="float">
            <text:p>488,02</text:p>
          </table:table-cell>
          <table:table-cell office:value-type="float" office:value="1966.973" calcext:value-type="float">
            <text:p>1966,973</text:p>
          </table:table-cell>
          <table:table-cell office:value-type="float" office:value="0.107" calcext:value-type="float">
            <text:p>0,107</text:p>
          </table:table-cell>
          <table:table-cell office:value-type="float" office:value="-134.703" calcext:value-type="float">
            <text:p>-134,703</text:p>
          </table:table-cell>
          <table:table-cell office:value-type="float" office:value="-118.622" calcext:value-type="float">
            <text:p>-118,622</text:p>
          </table:table-cell>
          <table:table-cell office:value-type="float" office:value="-103.462" calcext:value-type="float">
            <text:p>-103,462</text:p>
          </table:table-cell>
          <table:table-cell office:value-type="float" office:value="-184.164" calcext:value-type="float">
            <text:p>-184,164</text:p>
          </table:table-cell>
          <table:table-cell office:value-type="float" office:value="7" calcext:value-type="float">
            <text:p>7</text:p>
          </table:table-cell>
          <table:table-cell office:value-type="float" office:value="-79.514" calcext:value-type="float">
            <text:p>-79,514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0.782" calcext:value-type="float">
            <text:p>50,782</text:p>
          </table:table-cell>
          <table:table-cell office:value-type="float" office:value="-151.051" calcext:value-type="float">
            <text:p>-151,051</text:p>
          </table:table-cell>
          <table:table-cell office:value-type="float" office:value="0.575" calcext:value-type="float">
            <text:p>0,575</text:p>
          </table:table-cell>
          <table:table-cell office:value-type="float" office:value="-3.264" calcext:value-type="float">
            <text:p>-3,264</text:p>
          </table:table-cell>
          <table:table-cell office:value-type="float" office:value="6.233" calcext:value-type="float">
            <text:p>6,233</text:p>
          </table:table-cell>
          <table:table-cell office:value-type="float" office:value="39.845" calcext:value-type="float">
            <text:p>39,845</text:p>
          </table:table-cell>
          <table:table-cell office:value-type="float" office:value="250.955" calcext:value-type="float">
            <text:p>250,955</text:p>
          </table:table-cell>
          <table:table-cell office:value-type="float" office:value="0.669" calcext:value-type="float">
            <text:p>0,669</text:p>
          </table:table-cell>
          <table:table-cell office:value-type="float" office:value="-3.123" calcext:value-type="float">
            <text:p>-3,123</text:p>
          </table:table-cell>
          <table:table-cell office:value-type="float" office:value="-159.272" calcext:value-type="float">
            <text:p>-159,272</text:p>
          </table:table-cell>
          <table:table-cell office:value-type="float" office:value="-3.497" calcext:value-type="float">
            <text:p>-3,497</text:p>
          </table:table-cell>
          <table:table-cell office:value-type="float" office:value="-108.401" calcext:value-type="float">
            <text:p>-108,401</text:p>
          </table:table-cell>
          <table:table-cell office:value-type="float" office:value="114" calcext:value-type="float">
            <text:p>114</text:p>
          </table:table-cell>
          <table:table-cell office:value-type="float" office:value="1.442" calcext:value-type="float">
            <text:p>1,442</text:p>
          </table:table-cell>
          <table:table-cell office:value-type="string" calcext:value-type="string">
            <text:p>1B41_0001_007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-3.096" calcext:value-type="float">
            <text:p>-3,096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5" calcext:value-type="float">
            <text:p>0,105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63" calcext:value-type="float">
            <text:p>0,563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7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875" calcext:value-type="float">
            <text:p>-1761,875</text:p>
          </table:table-cell>
          <table:table-cell office:value-type="float" office:value="8" calcext:value-type="float">
            <text:p>8</text:p>
          </table:table-cell>
          <table:table-cell office:value-type="float" office:value="-2.976" calcext:value-type="float">
            <text:p>-2,976</text:p>
          </table:table-cell>
          <table:table-cell office:value-type="float" office:value="-72.445" calcext:value-type="float">
            <text:p>-72,445</text:p>
          </table:table-cell>
          <table:table-cell office:value-type="float" office:value="-3.214" calcext:value-type="float">
            <text:p>-3,214</text:p>
          </table:table-cell>
          <table:table-cell office:value-type="float" office:value="-70.069" calcext:value-type="float">
            <text:p>-70,069</text:p>
          </table:table-cell>
          <table:table-cell office:value-type="float" office:value="-3.108" calcext:value-type="float">
            <text:p>-3,108</text:p>
          </table:table-cell>
          <table:table-cell office:value-type="float" office:value="1523.424" calcext:value-type="float">
            <text:p>1523,424</text:p>
          </table:table-cell>
          <table:table-cell office:value-type="float" office:value="2254.318" calcext:value-type="float">
            <text:p>2254,318</text:p>
          </table:table-cell>
          <table:table-cell office:value-type="float" office:value="730.894" calcext:value-type="float">
            <text:p>730,894</text:p>
          </table:table-cell>
          <table:table-cell office:value-type="float" office:value="-70.099" calcext:value-type="float">
            <text:p>-70,099</text:p>
          </table:table-cell>
          <table:table-cell office:value-type="float" office:value="16" calcext:value-type="float">
            <text:p>16</text:p>
          </table:table-cell>
          <table:table-cell office:value-type="float" office:value="-8.248" calcext:value-type="float">
            <text:p>-8,248</text:p>
          </table:table-cell>
          <table:table-cell office:value-type="float" office:value="-3632.316" calcext:value-type="float">
            <text:p>-3632,316</text:p>
          </table:table-cell>
          <table:table-cell office:value-type="float" office:value="647.446" calcext:value-type="float">
            <text:p>647,446</text:p>
          </table:table-cell>
          <table:table-cell office:value-type="float" office:value="-937.708" calcext:value-type="float">
            <text:p>-937,708</text:p>
          </table:table-cell>
          <table:table-cell office:value-type="float" office:value="6.461" calcext:value-type="float">
            <text:p>6,461</text:p>
          </table:table-cell>
          <table:table-cell office:value-type="float" office:value="108.938" calcext:value-type="float">
            <text:p>108,938</text:p>
          </table:table-cell>
          <table:table-cell office:value-type="float" office:value="492.194" calcext:value-type="float">
            <text:p>492,194</text:p>
          </table:table-cell>
          <table:table-cell office:value-type="float" office:value="1989.769" calcext:value-type="float">
            <text:p>1989,769</text:p>
          </table:table-cell>
          <table:table-cell office:value-type="float" office:value="0.13" calcext:value-type="float">
            <text:p>0,13</text:p>
          </table:table-cell>
          <table:table-cell office:value-type="float" office:value="-138.355" calcext:value-type="float">
            <text:p>-138,355</text:p>
          </table:table-cell>
          <table:table-cell office:value-type="float" office:value="-118.57" calcext:value-type="float">
            <text:p>-118,57</text:p>
          </table:table-cell>
          <table:table-cell office:value-type="float" office:value="-104.857" calcext:value-type="float">
            <text:p>-104,857</text:p>
          </table:table-cell>
          <table:table-cell office:value-type="float" office:value="-184.393" calcext:value-type="float">
            <text:p>-184,393</text:p>
          </table:table-cell>
          <table:table-cell office:value-type="float" office:value="9" calcext:value-type="float">
            <text:p>9</text:p>
          </table:table-cell>
          <table:table-cell office:value-type="float" office:value="-79.516" calcext:value-type="float">
            <text:p>-79,516</text:p>
          </table:table-cell>
          <table:table-cell office:value-type="float" office:value="592" calcext:value-type="float">
            <text:p>592</text:p>
          </table:table-cell>
          <table:table-cell office:value-type="float" office:value="81" calcext:value-type="float">
            <text:p>81</text:p>
          </table:table-cell>
          <table:table-cell office:value-type="float" office:value="52.242" calcext:value-type="float">
            <text:p>52,242</text:p>
          </table:table-cell>
          <table:table-cell office:value-type="float" office:value="-150.097" calcext:value-type="float">
            <text:p>-150,097</text:p>
          </table:table-cell>
          <table:table-cell office:value-type="float" office:value="0.628" calcext:value-type="float">
            <text:p>0,628</text:p>
          </table:table-cell>
          <table:table-cell office:value-type="float" office:value="-3.286" calcext:value-type="float">
            <text:p>-3,286</text:p>
          </table:table-cell>
          <table:table-cell office:value-type="float" office:value="6.297" calcext:value-type="float">
            <text:p>6,297</text:p>
          </table:table-cell>
          <table:table-cell office:value-type="float" office:value="39.887" calcext:value-type="float">
            <text:p>39,887</text:p>
          </table:table-cell>
          <table:table-cell office:value-type="float" office:value="247.447" calcext:value-type="float">
            <text:p>247,447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3.508" calcext:value-type="float">
            <text:p>-163,508</text:p>
          </table:table-cell>
          <table:table-cell office:value-type="float" office:value="-3.421" calcext:value-type="float">
            <text:p>-3,421</text:p>
          </table:table-cell>
          <table:table-cell office:value-type="float" office:value="-102.637" calcext:value-type="float">
            <text:p>-102,637</text:p>
          </table:table-cell>
          <table:table-cell office:value-type="float" office:value="116" calcext:value-type="float">
            <text:p>116</text:p>
          </table:table-cell>
          <table:table-cell office:value-type="float" office:value="1.507" calcext:value-type="float">
            <text:p>1,507</text:p>
          </table:table-cell>
          <table:table-cell office:value-type="string" calcext:value-type="string">
            <text:p>1B41_0001_007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-3.111" calcext:value-type="float">
            <text:p>-3,111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29" calcext:value-type="float">
            <text:p>0,129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84" calcext:value-type="float">
            <text:p>0,584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7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98" calcext:value-type="float">
            <text:p>0,598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8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4.189" calcext:value-type="float">
            <text:p>-1764,189</text:p>
          </table:table-cell>
          <table:table-cell office:value-type="float" office:value="11" calcext:value-type="float">
            <text:p>11</text:p>
          </table:table-cell>
          <table:table-cell office:value-type="float" office:value="-2.98" calcext:value-type="float">
            <text:p>-2,98</text:p>
          </table:table-cell>
          <table:table-cell office:value-type="float" office:value="-71.424" calcext:value-type="float">
            <text:p>-71,424</text:p>
          </table:table-cell>
          <table:table-cell office:value-type="float" office:value="-3.198" calcext:value-type="float">
            <text:p>-3,198</text:p>
          </table:table-cell>
          <table:table-cell office:value-type="float" office:value="-69.286" calcext:value-type="float">
            <text:p>-69,286</text:p>
          </table:table-cell>
          <table:table-cell office:value-type="float" office:value="-3.102" calcext:value-type="float">
            <text:p>-3,102</text:p>
          </table:table-cell>
          <table:table-cell office:value-type="float" office:value="1487.179" calcext:value-type="float">
            <text:p>1487,179</text:p>
          </table:table-cell>
          <table:table-cell office:value-type="float" office:value="2233.332" calcext:value-type="float">
            <text:p>2233,332</text:p>
          </table:table-cell>
          <table:table-cell office:value-type="float" office:value="746.153" calcext:value-type="float">
            <text:p>746,153</text:p>
          </table:table-cell>
          <table:table-cell office:value-type="float" office:value="-69.286" calcext:value-type="float">
            <text:p>-69,286</text:p>
          </table:table-cell>
          <table:table-cell office:value-type="float" office:value="16" calcext:value-type="float">
            <text:p>16</text:p>
          </table:table-cell>
          <table:table-cell office:value-type="float" office:value="-8.241" calcext:value-type="float">
            <text:p>-8,241</text:p>
          </table:table-cell>
          <table:table-cell office:value-type="float" office:value="-3624.634" calcext:value-type="float">
            <text:p>-3624,634</text:p>
          </table:table-cell>
          <table:table-cell office:value-type="float" office:value="642.461" calcext:value-type="float">
            <text:p>642,461</text:p>
          </table:table-cell>
          <table:table-cell office:value-type="float" office:value="-930.639" calcext:value-type="float">
            <text:p>-930,639</text:p>
          </table:table-cell>
          <table:table-cell office:value-type="float" office:value="6.459" calcext:value-type="float">
            <text:p>6,459</text:p>
          </table:table-cell>
          <table:table-cell office:value-type="float" office:value="108.331" calcext:value-type="float">
            <text:p>108,331</text:p>
          </table:table-cell>
          <table:table-cell office:value-type="float" office:value="493.63" calcext:value-type="float">
            <text:p>493,63</text:p>
          </table:table-cell>
          <table:table-cell office:value-type="float" office:value="1970.14" calcext:value-type="float">
            <text:p>1970,14</text:p>
          </table:table-cell>
          <table:table-cell office:value-type="float" office:value="0.105" calcext:value-type="float">
            <text:p>0,105</text:p>
          </table:table-cell>
          <table:table-cell office:value-type="float" office:value="-135.415" calcext:value-type="float">
            <text:p>-135,415</text:p>
          </table:table-cell>
          <table:table-cell office:value-type="float" office:value="-118.098" calcext:value-type="float">
            <text:p>-118,098</text:p>
          </table:table-cell>
          <table:table-cell office:value-type="float" office:value="-102.273" calcext:value-type="float">
            <text:p>-102,273</text:p>
          </table:table-cell>
          <table:table-cell office:value-type="float" office:value="-184.172" calcext:value-type="float">
            <text:p>-184,172</text:p>
          </table:table-cell>
          <table:table-cell office:value-type="float" office:value="7" calcext:value-type="float">
            <text:p>7</text:p>
          </table:table-cell>
          <table:table-cell office:value-type="float" office:value="-79.555" calcext:value-type="float">
            <text:p>-79,55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0.186" calcext:value-type="float">
            <text:p>50,186</text:p>
          </table:table-cell>
          <table:table-cell office:value-type="float" office:value="-150.661" calcext:value-type="float">
            <text:p>-150,661</text:p>
          </table:table-cell>
          <table:table-cell office:value-type="float" office:value="0.614" calcext:value-type="float">
            <text:p>0,614</text:p>
          </table:table-cell>
          <table:table-cell office:value-type="float" office:value="-3.303" calcext:value-type="float">
            <text:p>-3,303</text:p>
          </table:table-cell>
          <table:table-cell office:value-type="float" office:value="6.268" calcext:value-type="float">
            <text:p>6,268</text:p>
          </table:table-cell>
          <table:table-cell office:value-type="float" office:value="40.183" calcext:value-type="float">
            <text:p>40,183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6" calcext:value-type="float">
            <text:p>0,676</text:p>
          </table:table-cell>
          <table:table-cell office:value-type="float" office:value="-3.202" calcext:value-type="float">
            <text:p>-3,202</text:p>
          </table:table-cell>
          <table:table-cell office:value-type="float" office:value="-166.48" calcext:value-type="float">
            <text:p>-166,48</text:p>
          </table:table-cell>
          <table:table-cell office:value-type="float" office:value="-3.473" calcext:value-type="float">
            <text:p>-3,473</text:p>
          </table:table-cell>
          <table:table-cell office:value-type="float" office:value="-107.663" calcext:value-type="float">
            <text:p>-107,663</text:p>
          </table:table-cell>
          <table:table-cell office:value-type="float" office:value="123" calcext:value-type="float">
            <text:p>123</text:p>
          </table:table-cell>
          <table:table-cell office:value-type="float" office:value="1.457" calcext:value-type="float">
            <text:p>1,457</text:p>
          </table:table-cell>
          <table:table-cell office:value-type="string" calcext:value-type="string">
            <text:p>1B41_0001_008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5" calcext:value-type="float">
            <text:p>0,65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8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21" calcext:value-type="float">
            <text:p>0,621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8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18" calcext:value-type="float">
            <text:p>0,618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08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59.931" calcext:value-type="float">
            <text:p>-1759,931</text:p>
          </table:table-cell>
          <table:table-cell office:value-type="float" office:value="11" calcext:value-type="float">
            <text:p>11</text:p>
          </table:table-cell>
          <table:table-cell office:value-type="float" office:value="-2.973" calcext:value-type="float">
            <text:p>-2,973</text:p>
          </table:table-cell>
          <table:table-cell office:value-type="float" office:value="-72.39" calcext:value-type="float">
            <text:p>-72,39</text:p>
          </table:table-cell>
          <table:table-cell office:value-type="float" office:value="-3.176" calcext:value-type="float">
            <text:p>-3,176</text:p>
          </table:table-cell>
          <table:table-cell office:value-type="float" office:value="-68.467" calcext:value-type="float">
            <text:p>-68,467</text:p>
          </table:table-cell>
          <table:table-cell office:value-type="float" office:value="-3.004" calcext:value-type="float">
            <text:p>-3,004</text:p>
          </table:table-cell>
          <table:table-cell office:value-type="float" office:value="1508.602" calcext:value-type="float">
            <text:p>1508,602</text:p>
          </table:table-cell>
          <table:table-cell office:value-type="float" office:value="2279.205" calcext:value-type="float">
            <text:p>2279,205</text:p>
          </table:table-cell>
          <table:table-cell office:value-type="float" office:value="770.603" calcext:value-type="float">
            <text:p>770,603</text:p>
          </table:table-cell>
          <table:table-cell office:value-type="float" office:value="-68.467" calcext:value-type="float">
            <text:p>-68,467</text:p>
          </table:table-cell>
          <table:table-cell office:value-type="float" office:value="20" calcext:value-type="float">
            <text:p>20</text:p>
          </table:table-cell>
          <table:table-cell office:value-type="float" office:value="-8.249" calcext:value-type="float">
            <text:p>-8,249</text:p>
          </table:table-cell>
          <table:table-cell office:value-type="float" office:value="-3630.68" calcext:value-type="float">
            <text:p>-3630,68</text:p>
          </table:table-cell>
          <table:table-cell office:value-type="float" office:value="646.011" calcext:value-type="float">
            <text:p>646,011</text:p>
          </table:table-cell>
          <table:table-cell office:value-type="float" office:value="-935.928" calcext:value-type="float">
            <text:p>-935,928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8" calcext:value-type="float">
            <text:p>108,8</text:p>
          </table:table-cell>
          <table:table-cell office:value-type="float" office:value="491.789" calcext:value-type="float">
            <text:p>491,789</text:p>
          </table:table-cell>
          <table:table-cell office:value-type="float" office:value="1989.35" calcext:value-type="float">
            <text:p>1989,35</text:p>
          </table:table-cell>
          <table:table-cell office:value-type="float" office:value="0.128" calcext:value-type="float">
            <text:p>0,128</text:p>
          </table:table-cell>
          <table:table-cell office:value-type="float" office:value="-138.554" calcext:value-type="float">
            <text:p>-138,554</text:p>
          </table:table-cell>
          <table:table-cell office:value-type="float" office:value="-118.201" calcext:value-type="float">
            <text:p>-118,201</text:p>
          </table:table-cell>
          <table:table-cell office:value-type="float" office:value="-102.517" calcext:value-type="float">
            <text:p>-102,517</text:p>
          </table:table-cell>
          <table:table-cell office:value-type="float" office:value="-184.148" calcext:value-type="float">
            <text:p>-184,148</text:p>
          </table:table-cell>
          <table:table-cell office:value-type="float" office:value="8" calcext:value-type="float">
            <text:p>8</text:p>
          </table:table-cell>
          <table:table-cell office:value-type="float" office:value="-79.142" calcext:value-type="float">
            <text:p>-79,142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995" calcext:value-type="float">
            <text:p>51,995</text:p>
          </table:table-cell>
          <table:table-cell office:value-type="float" office:value="-149.908" calcext:value-type="float">
            <text:p>-149,908</text:p>
          </table:table-cell>
          <table:table-cell office:value-type="float" office:value="0.595" calcext:value-type="float">
            <text:p>0,595</text:p>
          </table:table-cell>
          <table:table-cell office:value-type="float" office:value="-3.27" calcext:value-type="float">
            <text:p>-3,27</text:p>
          </table:table-cell>
          <table:table-cell office:value-type="float" office:value="6.243" calcext:value-type="float">
            <text:p>6,243</text:p>
          </table:table-cell>
          <table:table-cell office:value-type="float" office:value="39.265" calcext:value-type="float">
            <text:p>39,26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702" calcext:value-type="float">
            <text:p>0,702</text:p>
          </table:table-cell>
          <table:table-cell office:value-type="float" office:value="-3.18" calcext:value-type="float">
            <text:p>-3,18</text:p>
          </table:table-cell>
          <table:table-cell office:value-type="float" office:value="-165.348" calcext:value-type="float">
            <text:p>-165,348</text:p>
          </table:table-cell>
          <table:table-cell office:value-type="float" office:value="-3.421" calcext:value-type="float">
            <text:p>-3,421</text:p>
          </table:table-cell>
          <table:table-cell office:value-type="float" office:value="-106.041" calcext:value-type="float">
            <text:p>-106,041</text:p>
          </table:table-cell>
          <table:table-cell office:value-type="float" office:value="118" calcext:value-type="float">
            <text:p>118</text:p>
          </table:table-cell>
          <table:table-cell office:value-type="float" office:value="1.484" calcext:value-type="float">
            <text:p>1,484</text:p>
          </table:table-cell>
          <table:table-cell office:value-type="string" calcext:value-type="string">
            <text:p>1B41_0001_008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389" calcext:value-type="float">
            <text:p>-69,389</text:p>
          </table:table-cell>
          <table:table-cell office:value-type="float" office:value="-3.096" calcext:value-type="float">
            <text:p>-3,096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5" calcext:value-type="float">
            <text:p>0,105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613" calcext:value-type="float">
            <text:p>0,613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8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91" calcext:value-type="float">
            <text:p>0,591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8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739" calcext:value-type="float">
            <text:p>-1762,739</text:p>
          </table:table-cell>
          <table:table-cell office:value-type="float" office:value="8" calcext:value-type="float">
            <text:p>8</text:p>
          </table:table-cell>
          <table:table-cell office:value-type="float" office:value="-2.978" calcext:value-type="float">
            <text:p>-2,978</text:p>
          </table:table-cell>
          <table:table-cell office:value-type="float" office:value="-68.377" calcext:value-type="float">
            <text:p>-68,377</text:p>
          </table:table-cell>
          <table:table-cell office:value-type="float" office:value="-3.226" calcext:value-type="float">
            <text:p>-3,226</text:p>
          </table:table-cell>
          <table:table-cell office:value-type="float" office:value="-65.519" calcext:value-type="float">
            <text:p>-65,519</text:p>
          </table:table-cell>
          <table:table-cell office:value-type="float" office:value="-3.091" calcext:value-type="float">
            <text:p>-3,091</text:p>
          </table:table-cell>
          <table:table-cell office:value-type="float" office:value="1396.448" calcext:value-type="float">
            <text:p>1396,448</text:p>
          </table:table-cell>
          <table:table-cell office:value-type="float" office:value="2119.428" calcext:value-type="float">
            <text:p>2119,428</text:p>
          </table:table-cell>
          <table:table-cell office:value-type="float" office:value="722.979" calcext:value-type="float">
            <text:p>722,979</text:p>
          </table:table-cell>
          <table:table-cell office:value-type="float" office:value="-65.236" calcext:value-type="float">
            <text:p>-65,236</text:p>
          </table:table-cell>
          <table:table-cell office:value-type="float" office:value="16" calcext:value-type="float">
            <text:p>16</text:p>
          </table:table-cell>
          <table:table-cell office:value-type="float" office:value="-8.165" calcext:value-type="float">
            <text:p>-8,165</text:p>
          </table:table-cell>
          <table:table-cell office:value-type="float" office:value="-3624.073" calcext:value-type="float">
            <text:p>-3624,073</text:p>
          </table:table-cell>
          <table:table-cell office:value-type="float" office:value="643.73" calcext:value-type="float">
            <text:p>643,73</text:p>
          </table:table-cell>
          <table:table-cell office:value-type="float" office:value="-938.27" calcext:value-type="float">
            <text:p>-938,27</text:p>
          </table:table-cell>
          <table:table-cell office:value-type="float" office:value="6.433" calcext:value-type="float">
            <text:p>6,433</text:p>
          </table:table-cell>
          <table:table-cell office:value-type="float" office:value="108.682" calcext:value-type="float">
            <text:p>108,682</text:p>
          </table:table-cell>
          <table:table-cell office:value-type="float" office:value="489.47" calcext:value-type="float">
            <text:p>489,47</text:p>
          </table:table-cell>
          <table:table-cell office:value-type="float" office:value="1988.488" calcext:value-type="float">
            <text:p>1988,488</text:p>
          </table:table-cell>
          <table:table-cell office:value-type="float" office:value="0.133" calcext:value-type="float">
            <text:p>0,133</text:p>
          </table:table-cell>
          <table:table-cell office:value-type="float" office:value="-137.708" calcext:value-type="float">
            <text:p>-137,708</text:p>
          </table:table-cell>
          <table:table-cell office:value-type="float" office:value="-118.589" calcext:value-type="float">
            <text:p>-118,589</text:p>
          </table:table-cell>
          <table:table-cell office:value-type="float" office:value="-105.108" calcext:value-type="float">
            <text:p>-105,108</text:p>
          </table:table-cell>
          <table:table-cell office:value-type="float" office:value="-184.232" calcext:value-type="float">
            <text:p>-184,232</text:p>
          </table:table-cell>
          <table:table-cell office:value-type="float" office:value="8" calcext:value-type="float">
            <text:p>8</text:p>
          </table:table-cell>
          <table:table-cell office:value-type="float" office:value="-79.093" calcext:value-type="float">
            <text:p>-79,09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2.142" calcext:value-type="float">
            <text:p>52,142</text:p>
          </table:table-cell>
          <table:table-cell office:value-type="float" office:value="-150.175" calcext:value-type="float">
            <text:p>-150,175</text:p>
          </table:table-cell>
          <table:table-cell office:value-type="float" office:value="0.601" calcext:value-type="float">
            <text:p>0,601</text:p>
          </table:table-cell>
          <table:table-cell office:value-type="float" office:value="-3.253" calcext:value-type="float">
            <text:p>-3,253</text:p>
          </table:table-cell>
          <table:table-cell office:value-type="float" office:value="6.253" calcext:value-type="float">
            <text:p>6,253</text:p>
          </table:table-cell>
          <table:table-cell office:value-type="float" office:value="39.388" calcext:value-type="float">
            <text:p>39,388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85" calcext:value-type="float">
            <text:p>0,685</text:p>
          </table:table-cell>
          <table:table-cell office:value-type="float" office:value="-3.137" calcext:value-type="float">
            <text:p>-3,137</text:p>
          </table:table-cell>
          <table:table-cell office:value-type="float" office:value="-159.966" calcext:value-type="float">
            <text:p>-159,966</text:p>
          </table:table-cell>
          <table:table-cell office:value-type="float" office:value="-3.445" calcext:value-type="float">
            <text:p>-3,445</text:p>
          </table:table-cell>
          <table:table-cell office:value-type="float" office:value="-106.784" calcext:value-type="float">
            <text:p>-106,784</text:p>
          </table:table-cell>
          <table:table-cell office:value-type="float" office:value="113" calcext:value-type="float">
            <text:p>113</text:p>
          </table:table-cell>
          <table:table-cell office:value-type="float" office:value="1.513" calcext:value-type="float">
            <text:p>1,513</text:p>
          </table:table-cell>
          <table:table-cell office:value-type="string" calcext:value-type="string">
            <text:p>1B41_0001_008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0.714" calcext:value-type="float">
            <text:p>-1760,714</text:p>
          </table:table-cell>
          <table:table-cell office:value-type="float" office:value="10" calcext:value-type="float">
            <text:p>10</text:p>
          </table:table-cell>
          <table:table-cell office:value-type="float" office:value="-2.974" calcext:value-type="float">
            <text:p>-2,974</text:p>
          </table:table-cell>
          <table:table-cell office:value-type="float" office:value="-71.965" calcext:value-type="float">
            <text:p>-71,965</text:p>
          </table:table-cell>
          <table:table-cell office:value-type="float" office:value="-3.234" calcext:value-type="float">
            <text:p>-3,234</text:p>
          </table:table-cell>
          <table:table-cell office:value-type="float" office:value="-68.544" calcext:value-type="float">
            <text:p>-68,544</text:p>
          </table:table-cell>
          <table:table-cell office:value-type="float" office:value="-3.08" calcext:value-type="float">
            <text:p>-3,08</text:p>
          </table:table-cell>
          <table:table-cell office:value-type="float" office:value="1487.63" calcext:value-type="float">
            <text:p>1487,63</text:p>
          </table:table-cell>
          <table:table-cell office:value-type="float" office:value="2225.573" calcext:value-type="float">
            <text:p>2225,573</text:p>
          </table:table-cell>
          <table:table-cell office:value-type="float" office:value="737.944" calcext:value-type="float">
            <text:p>737,944</text:p>
          </table:table-cell>
          <table:table-cell office:value-type="float" office:value="-68.544" calcext:value-type="float">
            <text:p>-68,544</text:p>
          </table:table-cell>
          <table:table-cell office:value-type="float" office:value="17" calcext:value-type="float">
            <text:p>17</text:p>
          </table:table-cell>
          <table:table-cell office:value-type="float" office:value="-8.132" calcext:value-type="float">
            <text:p>-8,132</text:p>
          </table:table-cell>
          <table:table-cell office:value-type="float" office:value="-3633.361" calcext:value-type="float">
            <text:p>-3633,361</text:p>
          </table:table-cell>
          <table:table-cell office:value-type="float" office:value="646.216" calcext:value-type="float">
            <text:p>646,216</text:p>
          </table:table-cell>
          <table:table-cell office:value-type="float" office:value="-938.182" calcext:value-type="float">
            <text:p>-938,182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48" calcext:value-type="float">
            <text:p>108,948</text:p>
          </table:table-cell>
          <table:table-cell office:value-type="float" office:value="495.667" calcext:value-type="float">
            <text:p>495,667</text:p>
          </table:table-cell>
          <table:table-cell office:value-type="float" office:value="1990.068" calcext:value-type="float">
            <text:p>1990,068</text:p>
          </table:table-cell>
          <table:table-cell office:value-type="float" office:value="0.132" calcext:value-type="float">
            <text:p>0,132</text:p>
          </table:table-cell>
          <table:table-cell office:value-type="float" office:value="-138.505" calcext:value-type="float">
            <text:p>-138,505</text:p>
          </table:table-cell>
          <table:table-cell office:value-type="float" office:value="-118.029" calcext:value-type="float">
            <text:p>-118,029</text:p>
          </table:table-cell>
          <table:table-cell office:value-type="float" office:value="-103.72" calcext:value-type="float">
            <text:p>-103,72</text:p>
          </table:table-cell>
          <table:table-cell office:value-type="float" office:value="-184.381" calcext:value-type="float">
            <text:p>-184,381</text:p>
          </table:table-cell>
          <table:table-cell office:value-type="float" office:value="8" calcext:value-type="float">
            <text:p>8</text:p>
          </table:table-cell>
          <table:table-cell office:value-type="float" office:value="-78.935" calcext:value-type="float">
            <text:p>-78,935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703" calcext:value-type="float">
            <text:p>51,703</text:p>
          </table:table-cell>
          <table:table-cell office:value-type="float" office:value="-149.747" calcext:value-type="float">
            <text:p>-149,747</text:p>
          </table:table-cell>
          <table:table-cell office:value-type="float" office:value="0.579" calcext:value-type="float">
            <text:p>0,579</text:p>
          </table:table-cell>
          <table:table-cell office:value-type="float" office:value="-3.289" calcext:value-type="float">
            <text:p>-3,289</text:p>
          </table:table-cell>
          <table:table-cell office:value-type="float" office:value="6.277" calcext:value-type="float">
            <text:p>6,277</text:p>
          </table:table-cell>
          <table:table-cell office:value-type="float" office:value="39.427" calcext:value-type="float">
            <text:p>39,427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5" calcext:value-type="float">
            <text:p>0,695</text:p>
          </table:table-cell>
          <table:table-cell office:value-type="float" office:value="-3.218" calcext:value-type="float">
            <text:p>-3,218</text:p>
          </table:table-cell>
          <table:table-cell office:value-type="float" office:value="-167.339" calcext:value-type="float">
            <text:p>-167,339</text:p>
          </table:table-cell>
          <table:table-cell office:value-type="float" office:value="-3.408" calcext:value-type="float">
            <text:p>-3,408</text:p>
          </table:table-cell>
          <table:table-cell office:value-type="float" office:value="-105.658" calcext:value-type="float">
            <text:p>-105,658</text:p>
          </table:table-cell>
          <table:table-cell office:value-type="float" office:value="119" calcext:value-type="float">
            <text:p>119</text:p>
          </table:table-cell>
          <table:table-cell office:value-type="float" office:value="1.509" calcext:value-type="float">
            <text:p>1,509</text:p>
          </table:table-cell>
          <table:table-cell office:value-type="string" calcext:value-type="string">
            <text:p>1B41_0001_008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739" calcext:value-type="float">
            <text:p>-1762,739</text:p>
          </table:table-cell>
          <table:table-cell office:value-type="float" office:value="8" calcext:value-type="float">
            <text:p>8</text:p>
          </table:table-cell>
          <table:table-cell office:value-type="float" office:value="-2.978" calcext:value-type="float">
            <text:p>-2,978</text:p>
          </table:table-cell>
          <table:table-cell office:value-type="float" office:value="-68.377" calcext:value-type="float">
            <text:p>-68,377</text:p>
          </table:table-cell>
          <table:table-cell office:value-type="float" office:value="-3.226" calcext:value-type="float">
            <text:p>-3,226</text:p>
          </table:table-cell>
          <table:table-cell office:value-type="float" office:value="-65.236" calcext:value-type="float">
            <text:p>-65,236</text:p>
          </table:table-cell>
          <table:table-cell office:value-type="float" office:value="-3.078" calcext:value-type="float">
            <text:p>-3,078</text:p>
          </table:table-cell>
          <table:table-cell office:value-type="float" office:value="1396.448" calcext:value-type="float">
            <text:p>1396,448</text:p>
          </table:table-cell>
          <table:table-cell office:value-type="float" office:value="2119.428" calcext:value-type="float">
            <text:p>2119,428</text:p>
          </table:table-cell>
          <table:table-cell office:value-type="float" office:value="722.979" calcext:value-type="float">
            <text:p>722,979</text:p>
          </table:table-cell>
          <table:table-cell office:value-type="float" office:value="-65.236" calcext:value-type="float">
            <text:p>-65,236</text:p>
          </table:table-cell>
          <table:table-cell office:value-type="float" office:value="15" calcext:value-type="float">
            <text:p>15</text:p>
          </table:table-cell>
          <table:table-cell office:value-type="float" office:value="-8.165" calcext:value-type="float">
            <text:p>-8,165</text:p>
          </table:table-cell>
          <table:table-cell office:value-type="float" office:value="-3624.073" calcext:value-type="float">
            <text:p>-3624,073</text:p>
          </table:table-cell>
          <table:table-cell office:value-type="float" office:value="643.73" calcext:value-type="float">
            <text:p>643,73</text:p>
          </table:table-cell>
          <table:table-cell office:value-type="float" office:value="-938.27" calcext:value-type="float">
            <text:p>-938,27</text:p>
          </table:table-cell>
          <table:table-cell office:value-type="float" office:value="6.433" calcext:value-type="float">
            <text:p>6,433</text:p>
          </table:table-cell>
          <table:table-cell office:value-type="float" office:value="108.682" calcext:value-type="float">
            <text:p>108,682</text:p>
          </table:table-cell>
          <table:table-cell office:value-type="float" office:value="489.47" calcext:value-type="float">
            <text:p>489,47</text:p>
          </table:table-cell>
          <table:table-cell office:value-type="float" office:value="1988.488" calcext:value-type="float">
            <text:p>1988,488</text:p>
          </table:table-cell>
          <table:table-cell office:value-type="float" office:value="0.134" calcext:value-type="float">
            <text:p>0,134</text:p>
          </table:table-cell>
          <table:table-cell office:value-type="float" office:value="-137.708" calcext:value-type="float">
            <text:p>-137,708</text:p>
          </table:table-cell>
          <table:table-cell office:value-type="float" office:value="-118.589" calcext:value-type="float">
            <text:p>-118,589</text:p>
          </table:table-cell>
          <table:table-cell office:value-type="float" office:value="-105.108" calcext:value-type="float">
            <text:p>-105,108</text:p>
          </table:table-cell>
          <table:table-cell office:value-type="float" office:value="-184.232" calcext:value-type="float">
            <text:p>-184,232</text:p>
          </table:table-cell>
          <table:table-cell office:value-type="float" office:value="8" calcext:value-type="float">
            <text:p>8</text:p>
          </table:table-cell>
          <table:table-cell office:value-type="float" office:value="-79.093" calcext:value-type="float">
            <text:p>-79,093</text:p>
          </table:table-cell>
          <table:table-cell office:value-type="float" office:value="592" calcext:value-type="float">
            <text:p>592</text:p>
          </table:table-cell>
          <table:table-cell office:value-type="float" office:value="82" calcext:value-type="float">
            <text:p>82</text:p>
          </table:table-cell>
          <table:table-cell office:value-type="float" office:value="52.142" calcext:value-type="float">
            <text:p>52,142</text:p>
          </table:table-cell>
          <table:table-cell office:value-type="float" office:value="-150.175" calcext:value-type="float">
            <text:p>-150,175</text:p>
          </table:table-cell>
          <table:table-cell office:value-type="float" office:value="0.617" calcext:value-type="float">
            <text:p>0,617</text:p>
          </table:table-cell>
          <table:table-cell office:value-type="float" office:value="-3.253" calcext:value-type="float">
            <text:p>-3,253</text:p>
          </table:table-cell>
          <table:table-cell office:value-type="float" office:value="6.253" calcext:value-type="float">
            <text:p>6,253</text:p>
          </table:table-cell>
          <table:table-cell office:value-type="float" office:value="39.388" calcext:value-type="float">
            <text:p>39,388</text:p>
          </table:table-cell>
          <table:table-cell office:value-type="float" office:value="246.575" calcext:value-type="float">
            <text:p>246,575</text:p>
          </table:table-cell>
          <table:table-cell office:value-type="float" office:value="0.685" calcext:value-type="float">
            <text:p>0,685</text:p>
          </table:table-cell>
          <table:table-cell office:value-type="float" office:value="-3.137" calcext:value-type="float">
            <text:p>-3,137</text:p>
          </table:table-cell>
          <table:table-cell office:value-type="float" office:value="-159.966" calcext:value-type="float">
            <text:p>-159,966</text:p>
          </table:table-cell>
          <table:table-cell office:value-type="float" office:value="-3.445" calcext:value-type="float">
            <text:p>-3,445</text:p>
          </table:table-cell>
          <table:table-cell office:value-type="float" office:value="-106.784" calcext:value-type="float">
            <text:p>-106,784</text:p>
          </table:table-cell>
          <table:table-cell office:value-type="float" office:value="113" calcext:value-type="float">
            <text:p>113</text:p>
          </table:table-cell>
          <table:table-cell office:value-type="float" office:value="1.513" calcext:value-type="float">
            <text:p>1,513</text:p>
          </table:table-cell>
          <table:table-cell office:value-type="string" calcext:value-type="string">
            <text:p>1B41_0001_0090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86" calcext:value-type="float">
            <text:p>0,586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91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18" calcext:value-type="float">
            <text:p>0,618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92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-3.111" calcext:value-type="float">
            <text:p>-3,111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29" calcext:value-type="float">
            <text:p>0,129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603" calcext:value-type="float">
            <text:p>0,603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93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052" calcext:value-type="float">
            <text:p>-1766,052</text:p>
          </table:table-cell>
          <table:table-cell office:value-type="float" office:value="12" calcext:value-type="float">
            <text:p>12</text:p>
          </table:table-cell>
          <table:table-cell office:value-type="float" office:value="-2.983" calcext:value-type="float">
            <text:p>-2,983</text:p>
          </table:table-cell>
          <table:table-cell office:value-type="float" office:value="-71.044" calcext:value-type="float">
            <text:p>-71,044</text:p>
          </table:table-cell>
          <table:table-cell office:value-type="float" office:value="-3.144" calcext:value-type="float">
            <text:p>-3,144</text:p>
          </table:table-cell>
          <table:table-cell office:value-type="float" office:value="-69.008" calcext:value-type="float">
            <text:p>-69,008</text:p>
          </table:table-cell>
          <table:table-cell office:value-type="float" office:value="-3.054" calcext:value-type="float">
            <text:p>-3,054</text:p>
          </table:table-cell>
          <table:table-cell office:value-type="float" office:value="1492.13" calcext:value-type="float">
            <text:p>1492,13</text:p>
          </table:table-cell>
          <table:table-cell office:value-type="float" office:value="2259.418" calcext:value-type="float">
            <text:p>2259,418</text:p>
          </table:table-cell>
          <table:table-cell office:value-type="float" office:value="767.288" calcext:value-type="float">
            <text:p>767,288</text:p>
          </table:table-cell>
          <table:table-cell office:value-type="float" office:value="-68.786" calcext:value-type="float">
            <text:p>-68,786</text:p>
          </table:table-cell>
          <table:table-cell office:value-type="float" office:value="19" calcext:value-type="float">
            <text:p>19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22.695" calcext:value-type="float">
            <text:p>-3622,695</text:p>
          </table:table-cell>
          <table:table-cell office:value-type="float" office:value="643.266" calcext:value-type="float">
            <text:p>643,266</text:p>
          </table:table-cell>
          <table:table-cell office:value-type="float" office:value="-929.268" calcext:value-type="float">
            <text:p>-929,268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26" calcext:value-type="float">
            <text:p>108,26</text:p>
          </table:table-cell>
          <table:table-cell office:value-type="float" office:value="489.727" calcext:value-type="float">
            <text:p>489,727</text:p>
          </table:table-cell>
          <table:table-cell office:value-type="float" office:value="1968.855" calcext:value-type="float">
            <text:p>1968,855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06" calcext:value-type="float">
            <text:p>-135,006</text:p>
          </table:table-cell>
          <table:table-cell office:value-type="float" office:value="-118.316" calcext:value-type="float">
            <text:p>-118,316</text:p>
          </table:table-cell>
          <table:table-cell office:value-type="float" office:value="-102.385" calcext:value-type="float">
            <text:p>-102,385</text:p>
          </table:table-cell>
          <table:table-cell office:value-type="float" office:value="-184.519" calcext:value-type="float">
            <text:p>-184,519</text:p>
          </table:table-cell>
          <table:table-cell office:value-type="float" office:value="7" calcext:value-type="float">
            <text:p>7</text:p>
          </table:table-cell>
          <table:table-cell office:value-type="float" office:value="-80.189" calcext:value-type="float">
            <text:p>-80,189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36" calcext:value-type="float">
            <text:p>51,36</text:p>
          </table:table-cell>
          <table:table-cell office:value-type="float" office:value="-150.143" calcext:value-type="float">
            <text:p>-150,143</text:p>
          </table:table-cell>
          <table:table-cell office:value-type="float" office:value="0.584" calcext:value-type="float">
            <text:p>0,584</text:p>
          </table:table-cell>
          <table:table-cell office:value-type="float" office:value="-3.304" calcext:value-type="float">
            <text:p>-3,304</text:p>
          </table:table-cell>
          <table:table-cell office:value-type="float" office:value="6.359" calcext:value-type="float">
            <text:p>6,359</text:p>
          </table:table-cell>
          <table:table-cell office:value-type="float" office:value="39.942" calcext:value-type="float">
            <text:p>39,942</text:p>
          </table:table-cell>
          <table:table-cell office:value-type="float" office:value="248.944" calcext:value-type="float">
            <text:p>248,944</text:p>
          </table:table-cell>
          <table:table-cell office:value-type="float" office:value="0.676" calcext:value-type="float">
            <text:p>0,676</text:p>
          </table:table-cell>
          <table:table-cell office:value-type="float" office:value="-3.205" calcext:value-type="float">
            <text:p>-3,205</text:p>
          </table:table-cell>
          <table:table-cell office:value-type="float" office:value="-166.658" calcext:value-type="float">
            <text:p>-166,658</text:p>
          </table:table-cell>
          <table:table-cell office:value-type="float" office:value="-3.47" calcext:value-type="float">
            <text:p>-3,47</text:p>
          </table:table-cell>
          <table:table-cell office:value-type="float" office:value="-107.556" calcext:value-type="float">
            <text:p>-107,556</text:p>
          </table:table-cell>
          <table:table-cell office:value-type="float" office:value="123" calcext:value-type="float">
            <text:p>123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1B41_0001_0094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052" calcext:value-type="float">
            <text:p>-1766,052</text:p>
          </table:table-cell>
          <table:table-cell office:value-type="float" office:value="12" calcext:value-type="float">
            <text:p>12</text:p>
          </table:table-cell>
          <table:table-cell office:value-type="float" office:value="-2.983" calcext:value-type="float">
            <text:p>-2,983</text:p>
          </table:table-cell>
          <table:table-cell office:value-type="float" office:value="-71.044" calcext:value-type="float">
            <text:p>-71,044</text:p>
          </table:table-cell>
          <table:table-cell office:value-type="float" office:value="-3.144" calcext:value-type="float">
            <text:p>-3,144</text:p>
          </table:table-cell>
          <table:table-cell office:value-type="float" office:value="-68.786" calcext:value-type="float">
            <text:p>-68,786</text:p>
          </table:table-cell>
          <table:table-cell office:value-type="float" office:value="-3.044" calcext:value-type="float">
            <text:p>-3,044</text:p>
          </table:table-cell>
          <table:table-cell office:value-type="float" office:value="1492.13" calcext:value-type="float">
            <text:p>1492,13</text:p>
          </table:table-cell>
          <table:table-cell office:value-type="float" office:value="2259.418" calcext:value-type="float">
            <text:p>2259,418</text:p>
          </table:table-cell>
          <table:table-cell office:value-type="float" office:value="767.288" calcext:value-type="float">
            <text:p>767,288</text:p>
          </table:table-cell>
          <table:table-cell office:value-type="float" office:value="-68.786" calcext:value-type="float">
            <text:p>-68,786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22.695" calcext:value-type="float">
            <text:p>-3622,695</text:p>
          </table:table-cell>
          <table:table-cell office:value-type="float" office:value="643.266" calcext:value-type="float">
            <text:p>643,266</text:p>
          </table:table-cell>
          <table:table-cell office:value-type="float" office:value="-929.268" calcext:value-type="float">
            <text:p>-929,268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26" calcext:value-type="float">
            <text:p>108,26</text:p>
          </table:table-cell>
          <table:table-cell office:value-type="float" office:value="489.727" calcext:value-type="float">
            <text:p>489,727</text:p>
          </table:table-cell>
          <table:table-cell office:value-type="float" office:value="1968.855" calcext:value-type="float">
            <text:p>1968,855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06" calcext:value-type="float">
            <text:p>-135,006</text:p>
          </table:table-cell>
          <table:table-cell office:value-type="float" office:value="-118.316" calcext:value-type="float">
            <text:p>-118,316</text:p>
          </table:table-cell>
          <table:table-cell office:value-type="float" office:value="-102.385" calcext:value-type="float">
            <text:p>-102,385</text:p>
          </table:table-cell>
          <table:table-cell office:value-type="float" office:value="-184.519" calcext:value-type="float">
            <text:p>-184,519</text:p>
          </table:table-cell>
          <table:table-cell office:value-type="float" office:value="7" calcext:value-type="float">
            <text:p>7</text:p>
          </table:table-cell>
          <table:table-cell office:value-type="float" office:value="-80.189" calcext:value-type="float">
            <text:p>-80,189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36" calcext:value-type="float">
            <text:p>51,36</text:p>
          </table:table-cell>
          <table:table-cell office:value-type="float" office:value="-150.143" calcext:value-type="float">
            <text:p>-150,143</text:p>
          </table:table-cell>
          <table:table-cell office:value-type="float" office:value="0.619" calcext:value-type="float">
            <text:p>0,619</text:p>
          </table:table-cell>
          <table:table-cell office:value-type="float" office:value="-3.304" calcext:value-type="float">
            <text:p>-3,304</text:p>
          </table:table-cell>
          <table:table-cell office:value-type="float" office:value="6.359" calcext:value-type="float">
            <text:p>6,359</text:p>
          </table:table-cell>
          <table:table-cell office:value-type="float" office:value="39.942" calcext:value-type="float">
            <text:p>39,942</text:p>
          </table:table-cell>
          <table:table-cell office:value-type="float" office:value="248.944" calcext:value-type="float">
            <text:p>248,944</text:p>
          </table:table-cell>
          <table:table-cell office:value-type="float" office:value="0.676" calcext:value-type="float">
            <text:p>0,676</text:p>
          </table:table-cell>
          <table:table-cell office:value-type="float" office:value="-3.205" calcext:value-type="float">
            <text:p>-3,205</text:p>
          </table:table-cell>
          <table:table-cell office:value-type="float" office:value="-166.658" calcext:value-type="float">
            <text:p>-166,658</text:p>
          </table:table-cell>
          <table:table-cell office:value-type="float" office:value="-3.47" calcext:value-type="float">
            <text:p>-3,47</text:p>
          </table:table-cell>
          <table:table-cell office:value-type="float" office:value="-107.556" calcext:value-type="float">
            <text:p>-107,556</text:p>
          </table:table-cell>
          <table:table-cell office:value-type="float" office:value="123" calcext:value-type="float">
            <text:p>123</text:p>
          </table:table-cell>
          <table:table-cell office:value-type="float" office:value="1.53" calcext:value-type="float">
            <text:p>1,53</text:p>
          </table:table-cell>
          <table:table-cell office:value-type="string" calcext:value-type="string">
            <text:p>1B41_0001_0095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6.914" calcext:value-type="float">
            <text:p>-1766,914</text:p>
          </table:table-cell>
          <table:table-cell office:value-type="float" office:value="11" calcext:value-type="float">
            <text:p>11</text:p>
          </table:table-cell>
          <table:table-cell office:value-type="float" office:value="-2.985" calcext:value-type="float">
            <text:p>-2,985</text:p>
          </table:table-cell>
          <table:table-cell office:value-type="float" office:value="-71.167" calcext:value-type="float">
            <text:p>-71,167</text:p>
          </table:table-cell>
          <table:table-cell office:value-type="float" office:value="-3.175" calcext:value-type="float">
            <text:p>-3,175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-3.091" calcext:value-type="float">
            <text:p>-3,091</text:p>
          </table:table-cell>
          <table:table-cell office:value-type="float" office:value="1509.171" calcext:value-type="float">
            <text:p>1509,171</text:p>
          </table:table-cell>
          <table:table-cell office:value-type="float" office:value="2241.383" calcext:value-type="float">
            <text:p>2241,383</text:p>
          </table:table-cell>
          <table:table-cell office:value-type="float" office:value="732.212" calcext:value-type="float">
            <text:p>732,212</text:p>
          </table:table-cell>
          <table:table-cell office:value-type="float" office:value="-69.278" calcext:value-type="float">
            <text:p>-69,278</text:p>
          </table:table-cell>
          <table:table-cell office:value-type="float" office:value="18" calcext:value-type="float">
            <text:p>18</text:p>
          </table:table-cell>
          <table:table-cell office:value-type="float" office:value="-8.162" calcext:value-type="float">
            <text:p>-8,162</text:p>
          </table:table-cell>
          <table:table-cell office:value-type="float" office:value="-3623.408" calcext:value-type="float">
            <text:p>-3623,408</text:p>
          </table:table-cell>
          <table:table-cell office:value-type="float" office:value="642.293" calcext:value-type="float">
            <text:p>642,293</text:p>
          </table:table-cell>
          <table:table-cell office:value-type="float" office:value="-929.483" calcext:value-type="float">
            <text:p>-929,483</text:p>
          </table:table-cell>
          <table:table-cell office:value-type="float" office:value="6.455" calcext:value-type="float">
            <text:p>6,455</text:p>
          </table:table-cell>
          <table:table-cell office:value-type="float" office:value="108.19" calcext:value-type="float">
            <text:p>108,19</text:p>
          </table:table-cell>
          <table:table-cell office:value-type="float" office:value="489.497" calcext:value-type="float">
            <text:p>489,497</text:p>
          </table:table-cell>
          <table:table-cell office:value-type="float" office:value="1968.047" calcext:value-type="float">
            <text:p>1968,047</text:p>
          </table:table-cell>
          <table:table-cell office:value-type="float" office:value="0.106" calcext:value-type="float">
            <text:p>0,106</text:p>
          </table:table-cell>
          <table:table-cell office:value-type="float" office:value="-135.098" calcext:value-type="float">
            <text:p>-135,098</text:p>
          </table:table-cell>
          <table:table-cell office:value-type="float" office:value="-117.706" calcext:value-type="float">
            <text:p>-117,706</text:p>
          </table:table-cell>
          <table:table-cell office:value-type="float" office:value="-102.435" calcext:value-type="float">
            <text:p>-102,435</text:p>
          </table:table-cell>
          <table:table-cell office:value-type="float" office:value="-184.459" calcext:value-type="float">
            <text:p>-184,459</text:p>
          </table:table-cell>
          <table:table-cell office:value-type="float" office:value="7" calcext:value-type="float">
            <text:p>7</text:p>
          </table:table-cell>
          <table:table-cell office:value-type="float" office:value="-80.447" calcext:value-type="float">
            <text:p>-80,447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619" calcext:value-type="float">
            <text:p>51,619</text:p>
          </table:table-cell>
          <table:table-cell office:value-type="float" office:value="-150.457" calcext:value-type="float">
            <text:p>-150,457</text:p>
          </table:table-cell>
          <table:table-cell office:value-type="float" office:value="0.558" calcext:value-type="float">
            <text:p>0,558</text:p>
          </table:table-cell>
          <table:table-cell office:value-type="float" office:value="-3.3" calcext:value-type="float">
            <text:p>-3,3</text:p>
          </table:table-cell>
          <table:table-cell office:value-type="float" office:value="6.365" calcext:value-type="float">
            <text:p>6,365</text:p>
          </table:table-cell>
          <table:table-cell office:value-type="float" office:value="40.318" calcext:value-type="float">
            <text:p>40,318</text:p>
          </table:table-cell>
          <table:table-cell office:value-type="float" office:value="250.385" calcext:value-type="float">
            <text:p>250,385</text:p>
          </table:table-cell>
          <table:table-cell office:value-type="float" office:value="0.671" calcext:value-type="float">
            <text:p>0,671</text:p>
          </table:table-cell>
          <table:table-cell office:value-type="float" office:value="-3.206" calcext:value-type="float">
            <text:p>-3,206</text:p>
          </table:table-cell>
          <table:table-cell office:value-type="float" office:value="-166.719" calcext:value-type="float">
            <text:p>-166,719</text:p>
          </table:table-cell>
          <table:table-cell office:value-type="float" office:value="-3.457" calcext:value-type="float">
            <text:p>-3,457</text:p>
          </table:table-cell>
          <table:table-cell office:value-type="float" office:value="-107.16" calcext:value-type="float">
            <text:p>-107,16</text:p>
          </table:table-cell>
          <table:table-cell office:value-type="float" office:value="119" calcext:value-type="float">
            <text:p>119</text:p>
          </table:table-cell>
          <table:table-cell office:value-type="float" office:value="1.571" calcext:value-type="float">
            <text:p>1,571</text:p>
          </table:table-cell>
          <table:table-cell office:value-type="string" calcext:value-type="string">
            <text:p>1B41_0001_0096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77" calcext:value-type="float">
            <text:p>-1762,177</text:p>
          </table:table-cell>
          <table:table-cell office:value-type="float" office:value="13" calcext:value-type="float">
            <text:p>13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1.822" calcext:value-type="float">
            <text:p>-71,822</text:p>
          </table:table-cell>
          <table:table-cell office:value-type="float" office:value="-3.209" calcext:value-type="float">
            <text:p>-3,209</text:p>
          </table:table-cell>
          <table:table-cell office:value-type="float" office:value="-68.868" calcext:value-type="float">
            <text:p>-68,868</text:p>
          </table:table-cell>
          <table:table-cell office:value-type="float" office:value="-3.077" calcext:value-type="float">
            <text:p>-3,077</text:p>
          </table:table-cell>
          <table:table-cell office:value-type="float" office:value="1493.081" calcext:value-type="float">
            <text:p>1493,081</text:p>
          </table:table-cell>
          <table:table-cell office:value-type="float" office:value="2237.912" calcext:value-type="float">
            <text:p>2237,912</text:p>
          </table:table-cell>
          <table:table-cell office:value-type="float" office:value="744.831" calcext:value-type="float">
            <text:p>744,831</text:p>
          </table:table-cell>
          <table:table-cell office:value-type="float" office:value="-68.477" calcext:value-type="float">
            <text:p>-68,477</text:p>
          </table:table-cell>
          <table:table-cell office:value-type="float" office:value="16" calcext:value-type="float">
            <text:p>16</text:p>
          </table:table-cell>
          <table:table-cell office:value-type="float" office:value="-8.216" calcext:value-type="float">
            <text:p>-8,216</text:p>
          </table:table-cell>
          <table:table-cell office:value-type="float" office:value="-3631.05" calcext:value-type="float">
            <text:p>-3631,05</text:p>
          </table:table-cell>
          <table:table-cell office:value-type="float" office:value="647.126" calcext:value-type="float">
            <text:p>647,126</text:p>
          </table:table-cell>
          <table:table-cell office:value-type="float" office:value="-936.498" calcext:value-type="float">
            <text:p>-936,498</text:p>
          </table:table-cell>
          <table:table-cell office:value-type="float" office:value="6.451" calcext:value-type="float">
            <text:p>6,451</text:p>
          </table:table-cell>
          <table:table-cell office:value-type="float" office:value="109.315" calcext:value-type="float">
            <text:p>109,315</text:p>
          </table:table-cell>
          <table:table-cell office:value-type="float" office:value="490.55" calcext:value-type="float">
            <text:p>490,55</text:p>
          </table:table-cell>
          <table:table-cell office:value-type="float" office:value="1986.564" calcext:value-type="float">
            <text:p>1986,564</text:p>
          </table:table-cell>
          <table:table-cell office:value-type="float" office:value="0.131" calcext:value-type="float">
            <text:p>0,131</text:p>
          </table:table-cell>
          <table:table-cell office:value-type="float" office:value="-137.178" calcext:value-type="float">
            <text:p>-137,178</text:p>
          </table:table-cell>
          <table:table-cell office:value-type="float" office:value="-117.628" calcext:value-type="float">
            <text:p>-117,628</text:p>
          </table:table-cell>
          <table:table-cell office:value-type="float" office:value="-102.587" calcext:value-type="float">
            <text:p>-102,587</text:p>
          </table:table-cell>
          <table:table-cell office:value-type="float" office:value="-184.269" calcext:value-type="float">
            <text:p>-184,269</text:p>
          </table:table-cell>
          <table:table-cell office:value-type="float" office:value="8" calcext:value-type="float">
            <text:p>8</text:p>
          </table:table-cell>
          <table:table-cell office:value-type="float" office:value="-78.881" calcext:value-type="float">
            <text:p>-78,881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819" calcext:value-type="float">
            <text:p>51,819</text:p>
          </table:table-cell>
          <table:table-cell office:value-type="float" office:value="-149.757" calcext:value-type="float">
            <text:p>-149,757</text:p>
          </table:table-cell>
          <table:table-cell office:value-type="float" office:value="0.609" calcext:value-type="float">
            <text:p>0,609</text:p>
          </table:table-cell>
          <table:table-cell office:value-type="float" office:value="-3.293" calcext:value-type="float">
            <text:p>-3,293</text:p>
          </table:table-cell>
          <table:table-cell office:value-type="float" office:value="6.412" calcext:value-type="float">
            <text:p>6,412</text:p>
          </table:table-cell>
          <table:table-cell office:value-type="float" office:value="39.995" calcext:value-type="float">
            <text:p>39,995</text:p>
          </table:table-cell>
          <table:table-cell office:value-type="float" office:value="244.125" calcext:value-type="float">
            <text:p>244,125</text:p>
          </table:table-cell>
          <table:table-cell office:value-type="float" office:value="0.707" calcext:value-type="float">
            <text:p>0,707</text:p>
          </table:table-cell>
          <table:table-cell office:value-type="float" office:value="-3.191" calcext:value-type="float">
            <text:p>-3,191</text:p>
          </table:table-cell>
          <table:table-cell office:value-type="float" office:value="-165.933" calcext:value-type="float">
            <text:p>-165,933</text:p>
          </table:table-cell>
          <table:table-cell office:value-type="float" office:value="-3.463" calcext:value-type="float">
            <text:p>-3,463</text:p>
          </table:table-cell>
          <table:table-cell office:value-type="float" office:value="-107.344" calcext:value-type="float">
            <text:p>-107,344</text:p>
          </table:table-cell>
          <table:table-cell office:value-type="float" office:value="121" calcext:value-type="float">
            <text:p>121</text:p>
          </table:table-cell>
          <table:table-cell office:value-type="float" office:value="1.532" calcext:value-type="float">
            <text:p>1,532</text:p>
          </table:table-cell>
          <table:table-cell office:value-type="string" calcext:value-type="string">
            <text:p>1B41_0001_0097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-3.098" calcext:value-type="float">
            <text:p>-3,098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7" calcext:value-type="float">
            <text:p>17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3" calcext:value-type="float">
            <text:p>0,13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68" calcext:value-type="float">
            <text:p>0,568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98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1.429" calcext:value-type="float">
            <text:p>-1761,429</text:p>
          </table:table-cell>
          <table:table-cell office:value-type="float" office:value="11" calcext:value-type="float">
            <text:p>11</text:p>
          </table:table-cell>
          <table:table-cell office:value-type="float" office:value="-2.975" calcext:value-type="float">
            <text:p>-2,975</text:p>
          </table:table-cell>
          <table:table-cell office:value-type="float" office:value="-71.397" calcext:value-type="float">
            <text:p>-71,397</text:p>
          </table:table-cell>
          <table:table-cell office:value-type="float" office:value="-3.236" calcext:value-type="float">
            <text:p>-3,236</text:p>
          </table:table-cell>
          <table:table-cell office:value-type="float" office:value="-68.634" calcext:value-type="float">
            <text:p>-68,634</text:p>
          </table:table-cell>
          <table:table-cell office:value-type="float" office:value="-3.111" calcext:value-type="float">
            <text:p>-3,111</text:p>
          </table:table-cell>
          <table:table-cell office:value-type="float" office:value="1460.348" calcext:value-type="float">
            <text:p>1460,348</text:p>
          </table:table-cell>
          <table:table-cell office:value-type="float" office:value="2206.176" calcext:value-type="float">
            <text:p>2206,176</text:p>
          </table:table-cell>
          <table:table-cell office:value-type="float" office:value="745.828" calcext:value-type="float">
            <text:p>745,828</text:p>
          </table:table-cell>
          <table:table-cell office:value-type="float" office:value="-68.348" calcext:value-type="float">
            <text:p>-68,348</text:p>
          </table:table-cell>
          <table:table-cell office:value-type="float" office:value="18" calcext:value-type="float">
            <text:p>18</text:p>
          </table:table-cell>
          <table:table-cell office:value-type="float" office:value="-8.227" calcext:value-type="float">
            <text:p>-8,227</text:p>
          </table:table-cell>
          <table:table-cell office:value-type="float" office:value="-3631.316" calcext:value-type="float">
            <text:p>-3631,316</text:p>
          </table:table-cell>
          <table:table-cell office:value-type="float" office:value="645.75" calcext:value-type="float">
            <text:p>645,75</text:p>
          </table:table-cell>
          <table:table-cell office:value-type="float" office:value="-937.229" calcext:value-type="float">
            <text:p>-937,229</text:p>
          </table:table-cell>
          <table:table-cell office:value-type="float" office:value="6.454" calcext:value-type="float">
            <text:p>6,454</text:p>
          </table:table-cell>
          <table:table-cell office:value-type="float" office:value="108.957" calcext:value-type="float">
            <text:p>108,957</text:p>
          </table:table-cell>
          <table:table-cell office:value-type="float" office:value="494.256" calcext:value-type="float">
            <text:p>494,256</text:p>
          </table:table-cell>
          <table:table-cell office:value-type="float" office:value="1989.612" calcext:value-type="float">
            <text:p>1989,612</text:p>
          </table:table-cell>
          <table:table-cell office:value-type="float" office:value="0.129" calcext:value-type="float">
            <text:p>0,129</text:p>
          </table:table-cell>
          <table:table-cell office:value-type="float" office:value="-137.859" calcext:value-type="float">
            <text:p>-137,859</text:p>
          </table:table-cell>
          <table:table-cell office:value-type="float" office:value="-118.757" calcext:value-type="float">
            <text:p>-118,757</text:p>
          </table:table-cell>
          <table:table-cell office:value-type="float" office:value="-103.568" calcext:value-type="float">
            <text:p>-103,568</text:p>
          </table:table-cell>
          <table:table-cell office:value-type="float" office:value="-184.537" calcext:value-type="float">
            <text:p>-184,537</text:p>
          </table:table-cell>
          <table:table-cell office:value-type="float" office:value="8" calcext:value-type="float">
            <text:p>8</text:p>
          </table:table-cell>
          <table:table-cell office:value-type="float" office:value="-79.168" calcext:value-type="float">
            <text:p>-79,168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1.417" calcext:value-type="float">
            <text:p>51,417</text:p>
          </table:table-cell>
          <table:table-cell office:value-type="float" office:value="-149.989" calcext:value-type="float">
            <text:p>-149,989</text:p>
          </table:table-cell>
          <table:table-cell office:value-type="float" office:value="0.557" calcext:value-type="float">
            <text:p>0,557</text:p>
          </table:table-cell>
          <table:table-cell office:value-type="float" office:value="-3.292" calcext:value-type="float">
            <text:p>-3,292</text:p>
          </table:table-cell>
          <table:table-cell office:value-type="float" office:value="6.292" calcext:value-type="float">
            <text:p>6,292</text:p>
          </table:table-cell>
          <table:table-cell office:value-type="float" office:value="38.992" calcext:value-type="float">
            <text:p>38,992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8" calcext:value-type="float">
            <text:p>0,698</text:p>
          </table:table-cell>
          <table:table-cell office:value-type="float" office:value="-3.214" calcext:value-type="float">
            <text:p>-3,214</text:p>
          </table:table-cell>
          <table:table-cell office:value-type="float" office:value="-167.108" calcext:value-type="float">
            <text:p>-167,108</text:p>
          </table:table-cell>
          <table:table-cell office:value-type="float" office:value="-3.423" calcext:value-type="float">
            <text:p>-3,423</text:p>
          </table:table-cell>
          <table:table-cell office:value-type="float" office:value="-106.116" calcext:value-type="float">
            <text:p>-106,116</text:p>
          </table:table-cell>
          <table:table-cell office:value-type="float" office:value="120" calcext:value-type="float">
            <text:p>120</text:p>
          </table:table-cell>
          <table:table-cell office:value-type="float" office:value="1.485" calcext:value-type="float">
            <text:p>1,485</text:p>
          </table:table-cell>
          <table:table-cell office:value-type="string" calcext:value-type="string">
            <text:p>1B41_0001_0099</text:p>
          </table:table-cell>
        </table:table-row>
        <table:table-row table:style-name="ro1">
          <table:table-cell office:value-type="string" calcext:value-type="string">
            <text:p>SCORE:</text:p>
          </table:table-cell>
          <table:table-cell office:value-type="float" office:value="-1762.199" calcext:value-type="float">
            <text:p>-1762,199</text:p>
          </table:table-cell>
          <table:table-cell office:value-type="float" office:value="9" calcext:value-type="float">
            <text:p>9</text:p>
          </table:table-cell>
          <table:table-cell office:value-type="float" office:value="-2.977" calcext:value-type="float">
            <text:p>-2,977</text:p>
          </table:table-cell>
          <table:table-cell office:value-type="float" office:value="-72.379" calcext:value-type="float">
            <text:p>-72,379</text:p>
          </table:table-cell>
          <table:table-cell office:value-type="float" office:value="-3.264" calcext:value-type="float">
            <text:p>-3,264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-3.113" calcext:value-type="float">
            <text:p>-3,113</text:p>
          </table:table-cell>
          <table:table-cell office:value-type="float" office:value="1476.934" calcext:value-type="float">
            <text:p>1476,934</text:p>
          </table:table-cell>
          <table:table-cell office:value-type="float" office:value="2217.356" calcext:value-type="float">
            <text:p>2217,356</text:p>
          </table:table-cell>
          <table:table-cell office:value-type="float" office:value="740.422" calcext:value-type="float">
            <text:p>740,422</text:p>
          </table:table-cell>
          <table:table-cell office:value-type="float" office:value="-69.031" calcext:value-type="float">
            <text:p>-69,031</text:p>
          </table:table-cell>
          <table:table-cell office:value-type="float" office:value="18" calcext:value-type="float">
            <text:p>18</text:p>
          </table:table-cell>
          <table:table-cell office:value-type="float" office:value="-8.221" calcext:value-type="float">
            <text:p>-8,221</text:p>
          </table:table-cell>
          <table:table-cell office:value-type="float" office:value="-3632.058" calcext:value-type="float">
            <text:p>-3632,058</text:p>
          </table:table-cell>
          <table:table-cell office:value-type="float" office:value="646.595" calcext:value-type="float">
            <text:p>646,595</text:p>
          </table:table-cell>
          <table:table-cell office:value-type="float" office:value="-937.181" calcext:value-type="float">
            <text:p>-937,181</text:p>
          </table:table-cell>
          <table:table-cell office:value-type="float" office:value="6.457" calcext:value-type="float">
            <text:p>6,457</text:p>
          </table:table-cell>
          <table:table-cell office:value-type="float" office:value="108.914" calcext:value-type="float">
            <text:p>108,914</text:p>
          </table:table-cell>
          <table:table-cell office:value-type="float" office:value="491.394" calcext:value-type="float">
            <text:p>491,394</text:p>
          </table:table-cell>
          <table:table-cell office:value-type="float" office:value="1989.852" calcext:value-type="float">
            <text:p>1989,852</text:p>
          </table:table-cell>
          <table:table-cell office:value-type="float" office:value="0.131" calcext:value-type="float">
            <text:p>0,131</text:p>
          </table:table-cell>
          <table:table-cell office:value-type="float" office:value="-138.651" calcext:value-type="float">
            <text:p>-138,651</text:p>
          </table:table-cell>
          <table:table-cell office:value-type="float" office:value="-117.898" calcext:value-type="float">
            <text:p>-117,898</text:p>
          </table:table-cell>
          <table:table-cell office:value-type="float" office:value="-103.679" calcext:value-type="float">
            <text:p>-103,679</text:p>
          </table:table-cell>
          <table:table-cell office:value-type="float" office:value="-184.329" calcext:value-type="float">
            <text:p>-184,329</text:p>
          </table:table-cell>
          <table:table-cell office:value-type="float" office:value="8" calcext:value-type="float">
            <text:p>8</text:p>
          </table:table-cell>
          <table:table-cell office:value-type="float" office:value="-79.346" calcext:value-type="float">
            <text:p>-79,346</text:p>
          </table:table-cell>
          <table:table-cell office:value-type="float" office:value="592" calcext:value-type="float">
            <text:p>592</text:p>
          </table:table-cell>
          <table:table-cell office:value-type="float" office:value="83" calcext:value-type="float">
            <text:p>83</text:p>
          </table:table-cell>
          <table:table-cell office:value-type="float" office:value="52.089" calcext:value-type="float">
            <text:p>52,089</text:p>
          </table:table-cell>
          <table:table-cell office:value-type="float" office:value="-149.606" calcext:value-type="float">
            <text:p>-149,606</text:p>
          </table:table-cell>
          <table:table-cell office:value-type="float" office:value="0.607" calcext:value-type="float">
            <text:p>0,607</text:p>
          </table:table-cell>
          <table:table-cell office:value-type="float" office:value="-3.294" calcext:value-type="float">
            <text:p>-3,294</text:p>
          </table:table-cell>
          <table:table-cell office:value-type="float" office:value="6.32" calcext:value-type="float">
            <text:p>6,32</text:p>
          </table:table-cell>
          <table:table-cell office:value-type="float" office:value="39.625" calcext:value-type="float">
            <text:p>39,625</text:p>
          </table:table-cell>
          <table:table-cell office:value-type="float" office:value="246.005" calcext:value-type="float">
            <text:p>246,005</text:p>
          </table:table-cell>
          <table:table-cell office:value-type="float" office:value="0.699" calcext:value-type="float">
            <text:p>0,699</text:p>
          </table:table-cell>
          <table:table-cell office:value-type="float" office:value="-3.219" calcext:value-type="float">
            <text:p>-3,219</text:p>
          </table:table-cell>
          <table:table-cell office:value-type="float" office:value="-167.374" calcext:value-type="float">
            <text:p>-167,374</text:p>
          </table:table-cell>
          <table:table-cell office:value-type="float" office:value="-3.42" calcext:value-type="float">
            <text:p>-3,42</text:p>
          </table:table-cell>
          <table:table-cell office:value-type="float" office:value="-106.034" calcext:value-type="float">
            <text:p>-106,034</text:p>
          </table:table-cell>
          <table:table-cell office:value-type="float" office:value="119" calcext:value-type="float">
            <text:p>119</text:p>
          </table:table-cell>
          <table:table-cell office:value-type="float" office:value="1.517" calcext:value-type="float">
            <text:p>1,517</text:p>
          </table:table-cell>
          <table:table-cell office:value-type="string" calcext:value-type="string">
            <text:p>1B41_0001_0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546" meta:object-count="0"/>
    <meta:generator>LibreOffice/24.2.7.2$Linux_X86_64 LibreOffice_project/420$Build-2</meta:generator>
  </office:meta>
</office:document-meta>
</file>